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draw:fit-to-size="true" fo:min-height="0.251cm" fo:min-width="0.345cm" fo:padding-top="0cm" fo:padding-bottom="0cm" fo:padding-left="0cm" fo:padding-right="0cm"/>
    </style:style>
    <style:style style:name="gr2" style:family="graphic" style:parent-style-name="standard">
      <style:graphic-properties svg:stroke-width="0.03cm" draw:marker-start-width="0.36cm" draw:marker-end-width="0.36cm" draw:textarea-horizontal-align="center" draw:textarea-vertical-align="middle" fo:padding-top="0.14cm" fo:padding-bottom="0.14cm" fo:padding-left="0.265cm" fo:padding-right="0.265cm"/>
    </style:style>
    <style:style style:name="gr3" style:family="graphic" style:parent-style-name="standard">
      <style:graphic-properties svg:stroke-width="0.05cm" draw:marker-start-width="0.4cm" draw:marker-end-width="0.4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3cm" draw:marker-start-width="0.35cm" draw:marker-end="Arrow" draw:marker-end-width="0.12cm" draw:textarea-horizontal-align="center" draw:textarea-vertical-align="middle" fo:padding-top="0.14cm" fo:padding-bottom="0.14cm" fo:padding-left="0.265cm" fo:padding-right="0.265cm"/>
    </style:style>
    <style:style style:name="gr5" style:family="graphic" style:parent-style-name="objectwithoutfill">
      <style:graphic-properties svg:stroke-width="0.03cm" draw:marker-start-width="0.395cm" draw:marker-end-width="0.395cm" draw:fill="none" draw:textarea-horizontal-align="center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svg:stroke-width="0.03cm" draw:marker-start-width="0.35cm" draw:marker-end="Small_20_Arrow" draw:marker-end-width="0.06cm" draw:textarea-horizontal-align="center" draw:textarea-vertical-align="middle" fo:padding-top="0.14cm" fo:padding-bottom="0.14cm" fo:padding-left="0.265cm" fo:padding-right="0.265cm"/>
    </style:style>
    <style:style style:name="gr7" style:family="graphic" style:parent-style-name="standard">
      <style:graphic-properties svg:stroke-width="0.03cm" draw:marker-start-width="0.395cm" draw:marker-end-width="0.395cm" draw:fill-color="#ffffff" draw:opacity="0%" draw:textarea-horizontal-align="center" draw:textarea-vertical-align="middle" fo:padding-top="0.14cm" fo:padding-bottom="0.14cm" fo:padding-left="0.265cm" fo:padding-right="0.265cm" draw:shadow-opacity="0%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draw:fit-to-size="true" fo:min-height="0.251cm" fo:min-width="0.358cm" fo:padding-top="0cm" fo:padding-bottom="0cm" fo:padding-left="0cm" fo:padding-right="0cm"/>
    </style:style>
    <style:style style:name="gr9" style:family="graphic" style:parent-style-name="standard">
      <style:graphic-properties draw:stroke="none" svg:stroke-width="0.024cm" svg:stroke-color="#000000" draw:fill="solid" draw:fill-color="#000000" draw:textarea-horizontal-align="center" draw:textarea-vertical-align="middle"/>
    </style:style>
    <style:style style:name="gr10" style:family="graphic" style:parent-style-name="objectwithoutfill">
      <style:graphic-properties svg:stroke-width="0.03cm" svg:stroke-color="#000000" draw:marker-start-width="0.395cm" draw:marker-end-width="0.395cm" draw:fill="none" draw:textarea-horizontal-align="center" draw:textarea-vertical-align="middle" fo:padding-top="0.14cm" fo:padding-bottom="0.14cm" fo:padding-left="0.265cm" fo:padding-right="0.265cm"/>
    </style:style>
    <style:style style:name="gr1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draw:fit-to-size="true" fo:min-height="0.251cm" fo:min-width="0.65cm" fo:padding-top="0cm" fo:padding-bottom="0cm" fo:padding-left="0cm" fo:padding-right="0cm"/>
    </style:style>
    <style:style style:name="gr12" style:family="graphic" style:parent-style-name="standard">
      <style:graphic-properties draw:stroke="solid" svg:stroke-width="0cm" svg:stroke-color="#000000" draw:marker-start-width="0.224cm" draw:marker-end-width="0.224cm" draw:fill="solid" draw:fill-color="#000000" draw:textarea-horizontal-align="center" draw:textarea-vertical-align="middle" fo:padding-top="0.113cm" fo:padding-bottom="0.113cm" fo:padding-left="0.238cm" fo:padding-right="0.238cm"/>
    </style:style>
    <style:style style:name="gr13" style:family="graphic" style:parent-style-name="standard">
      <style:graphic-properties svg:stroke-width="0.03cm" draw:marker-start-width="0.395cm" draw:marker-end-width="0.395cm" draw:fill-color="#ffffff" draw:textarea-horizontal-align="center" draw:textarea-vertical-align="middle" fo:padding-top="0.14cm" fo:padding-bottom="0.14cm" fo:padding-left="0.265cm" fo:padding-right="0.265cm"/>
    </style:style>
    <style:style style:name="gr14" style:family="graphic" style:parent-style-name="standard">
      <style:graphic-properties draw:stroke="solid" svg:stroke-width="0.024cm" svg:stroke-color="#008000" draw:textarea-horizontal-align="center" draw:textarea-vertical-align="middle" fo:padding-top="0.012cm" fo:padding-bottom="0.012cm" fo:padding-left="0.012cm" fo:padding-right="0.012cm"/>
    </style:style>
    <style:style style:name="gr15" style:family="graphic" style:parent-style-name="standard">
      <style:graphic-properties draw:stroke="solid" svg:stroke-width="0.024cm" svg:stroke-color="#800000" draw:textarea-horizontal-align="center" draw:textarea-vertical-align="middle" fo:padding-top="0.012cm" fo:padding-bottom="0.012cm" fo:padding-left="0.012cm" fo:padding-right="0.01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fo:min-height="0.251cm" fo:min-width="0.408cm" fo:padding-top="0cm" fo:padding-bottom="0cm" fo:padding-left="0cm" fo:padding-right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fo:min-height="0.251cm" fo:min-width="0.408cm" fo:padding-top="0.1cm" fo:padding-bottom="0.1cm" fo:padding-left="0.1cm" fo:padding-right="0.1cm"/>
    </style:style>
    <style:style style:name="gr18" style:family="graphic" style:parent-style-name="objectwithoutfill">
      <style:graphic-properties svg:stroke-width="0.03cm" svg:stroke-color="#ff0000" draw:marker-start-width="0.35cm" draw:marker-end-width="0.35cm" draw:fill="none" draw:textarea-horizontal-align="center" draw:textarea-vertical-align="middle" fo:padding-top="0.14cm" fo:padding-bottom="0.14cm" fo:padding-left="0.265cm" fo:padding-right="0.265cm"/>
    </style:style>
    <style:style style:name="gr19" style:family="graphic" style:parent-style-name="standard">
      <style:graphic-properties draw:stroke="none" draw:fill="none" draw:fill-color="#ffffff" draw:textarea-horizontal-align="left" draw:auto-grow-height="false" draw:fit-to-size="true" fo:padding-top="0cm" fo:padding-bottom="0cm" fo:padding-left="0cm" fo:padding-right="0cm"/>
    </style:style>
    <style:style style:name="gr20" style:family="graphic" style:parent-style-name="standard">
      <style:graphic-properties draw:stroke="dash" draw:stroke-dash="Ultrafine_20_Dotted_20__28_var_29_" svg:stroke-color="#ffff00" draw:fill-color="#ffffff" draw:opacity="0%" draw:textarea-horizontal-align="center" draw:textarea-vertical-align="middle" draw:shadow-opacity="0%"/>
    </style:style>
    <style:style style:name="gr21" style:family="graphic" style:parent-style-name="standard">
      <style:graphic-properties draw:fill-color="#0000ff" draw:textarea-horizontal-align="center" draw:textarea-vertical-align="middle"/>
    </style:style>
    <style:style style:name="gr22" style:family="graphic" style:parent-style-name="standard">
      <style:graphic-properties draw:fill-color="#944794" draw:textarea-horizontal-align="center" draw:textarea-vertical-align="middle"/>
    </style:style>
    <style:style style:name="gr23" style:family="graphic" style:parent-style-name="objectwithoutfill">
      <style:graphic-properties svg:stroke-width="0.03cm" svg:stroke-color="#0000ff" draw:marker-start-width="0.35cm" draw:marker-end-width="0.35cm" draw:fill="none" draw:textarea-horizontal-align="center" draw:textarea-vertical-align="middle" fo:padding-top="0.14cm" fo:padding-bottom="0.14cm" fo:padding-left="0.265cm" fo:padding-right="0.265cm"/>
    </style:style>
    <style:style style:name="gr24" style:family="graphic" style:parent-style-name="objectwithoutfill">
      <style:graphic-properties svg:stroke-width="0.03cm" svg:stroke-color="#944794" draw:marker-start-width="0.35cm" draw:marker-end-width="0.35cm" draw:fill="none" draw:textarea-horizontal-align="center" draw:textarea-vertical-align="middle" fo:padding-top="0.14cm" fo:padding-bottom="0.14cm" fo:padding-left="0.265cm" fo:padding-right="0.265cm"/>
    </style:style>
    <style:style style:name="gr25" style:family="graphic" style:parent-style-name="standard">
      <style:graphic-properties svg:stroke-width="0.01cm" svg:stroke-color="#000000" draw:marker-start-width="0.235cm" draw:marker-end-width="0.235cm" draw:fill-color="#ffffff" draw:textarea-vertical-align="middle" fo:padding-top="0.13cm" fo:padding-bottom="0.13cm" fo:padding-left="0.255cm" fo:padding-right="0.255cm"/>
    </style:style>
    <style:style style:name="gr2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draw:fit-to-size="true" fo:min-height="0.27cm" fo:min-width="0.121cm" fo:padding-top="0.02cm" fo:padding-bottom="0.02cm" fo:padding-left="0.02cm" fo:padding-right="0.02cm"/>
    </style:style>
    <style:style style:name="gr27" style:family="graphic" style:parent-style-name="standard">
      <style:graphic-properties svg:stroke-width="0.01cm" draw:marker-start-width="0.3cm" draw:marker-end-width="0.3cm" draw:fill-color="#0000ff" draw:textarea-horizontal-align="center" draw:textarea-vertical-align="middle" fo:padding-top="0.13cm" fo:padding-bottom="0.13cm" fo:padding-left="0.255cm" fo:padding-right="0.255cm"/>
    </style:style>
    <style:style style:name="gr28" style:family="graphic" style:parent-style-name="standard">
      <style:graphic-properties svg:stroke-width="0.01cm" draw:marker-start-width="0.3cm" draw:marker-end-width="0.3cm" draw:fill-color="#944794" draw:textarea-horizontal-align="center" draw:textarea-vertical-align="middle" fo:padding-top="0.13cm" fo:padding-bottom="0.13cm" fo:padding-left="0.255cm" fo:padding-right="0.255cm"/>
    </style:style>
    <style:style style:name="gr29" style:family="graphic" style:parent-style-name="standard">
      <style:graphic-properties draw:stroke="none" draw:fill="none" draw:fill-color="#ffffff" draw:textarea-horizontal-align="left" draw:auto-grow-height="false" draw:auto-grow-width="false" draw:fit-to-size="true" fo:min-height="0.331cm" fo:min-width="1.043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fill-color="#ffffff" draw:textarea-horizontal-align="left" draw:auto-grow-height="false" draw:auto-grow-width="false" draw:fit-to-size="true" fo:min-height="0.331cm" fo:min-width="0.506cm" fo:padding-top="0cm" fo:padding-bottom="0cm" fo:padding-left="0cm" fo:padding-right="0cm"/>
    </style:style>
    <style:style style:name="gr31" style:family="graphic" style:parent-style-name="objectwithoutfill">
      <style:graphic-properties draw:fill="none" draw:textarea-vertical-align="middle"/>
    </style:style>
    <style:style style:name="gr32" style:family="graphic" style:parent-style-name="objectwithoutfill">
      <style:graphic-properties svg:stroke-width="0.05cm" draw:marker-start-width="0.36cm" draw:marker-end-width="0.36cm" draw:fill="none" draw:textarea-vertical-align="middle" fo:padding-top="0.15cm" fo:padding-bottom="0.15cm" fo:padding-left="0.275cm" fo:padding-right="0.275cm"/>
    </style:style>
    <style:style style:name="gr33" style:family="graphic" style:parent-style-name="standard">
      <style:graphic-properties svg:stroke-width="0.01cm" draw:marker-start-width="0.3cm" draw:marker-end-width="0.3cm" draw:fill-color="#000000" draw:textarea-horizontal-align="center" draw:textarea-vertical-align="middle" fo:padding-top="0.13cm" fo:padding-bottom="0.13cm" fo:padding-left="0.255cm" fo:padding-right="0.255cm"/>
    </style:style>
    <style:style style:name="gr3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draw:fit-to-size="true" fo:min-height="0.251cm" fo:min-width="0.747cm" fo:padding-top="0cm" fo:padding-bottom="0cm" fo:padding-left="0cm" fo:padding-right="0cm"/>
    </style:style>
    <style:style style:name="gr35" style:family="graphic" style:parent-style-name="objectwithoutfill">
      <style:graphic-properties svg:stroke-width="0.03cm" svg:stroke-color="#000000" draw:marker-start-width="0.35cm" draw:marker-end-width="0.35cm" draw:fill="none" draw:textarea-horizontal-align="center" draw:textarea-vertical-align="middle" fo:padding-top="0.14cm" fo:padding-bottom="0.14cm" fo:padding-left="0.265cm" fo:padding-right="0.265cm"/>
    </style:style>
    <style:style style:name="gr36" style:family="graphic" style:parent-style-name="standard">
      <style:graphic-properties draw:fill-color="#000000" draw:textarea-horizontal-align="center" draw:textarea-vertical-align="middle"/>
    </style:style>
    <style:style style:name="gr37" style:family="graphic" style:parent-style-name="standard">
      <style:graphic-properties svg:stroke-width="0.07cm" draw:marker-start-width="0.41cm" draw:marker-end-width="0.41cm" draw:textarea-horizontal-align="center" draw:textarea-vertical-align="middle" fo:padding-top="0.16cm" fo:padding-bottom="0.16cm" fo:padding-left="0.285cm" fo:padding-right="0.285cm"/>
    </style:style>
    <style:style style:name="gr38" style:family="graphic" style:parent-style-name="standard">
      <style:graphic-properties svg:stroke-width="0.03cm" draw:marker-start-width="0.35cm" draw:marker-end-width="0.35cm" draw:fill-color="#ffffff" draw:textarea-horizontal-align="center" draw:textarea-vertical-align="middle" fo:padding-top="0.14cm" fo:padding-bottom="0.14cm" fo:padding-left="0.265cm" fo:padding-right="0.265cm"/>
    </style:style>
    <style:style style:name="gr39" style:family="graphic" style:parent-style-name="standard">
      <style:graphic-properties draw:stroke="dash" draw:stroke-dash="Ultrafine_20_Dashed" svg:stroke-width="0.03cm" draw:marker-start-width="0.35cm" draw:marker-end-width="0.35cm" draw:textarea-horizontal-align="center" draw:textarea-vertical-align="middle" fo:padding-top="0.14cm" fo:padding-bottom="0.14cm" fo:padding-left="0.265cm" fo:padding-right="0.265cm"/>
    </style:style>
    <style:style style:name="gr40" style:family="graphic" style:parent-style-name="standard">
      <style:graphic-properties draw:stroke="none" draw:fill="none" draw:textarea-vertical-align="middle" draw:auto-grow-height="false" draw:fit-to-size="true" fo:min-height="0.32cm" fo:padding-top="0cm" fo:padding-bottom="0cm" fo:padding-left="0cm" fo:padding-right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fo:min-height="0.251cm" fo:min-width="0.408cm" fo:padding-top="0.02cm" fo:padding-bottom="0.02cm" fo:padding-left="0.02cm" fo:padding-right="0.02cm"/>
    </style:style>
    <style:style style:name="gr42" style:family="graphic" style:parent-style-name="objectwithoutfill">
      <style:graphic-properties draw:stroke="dash" draw:stroke-dash="Ultrafine_20_Dashed" draw:fill="none" draw:textarea-horizontal-align="center" draw:textarea-vertical-align="middle"/>
    </style:style>
    <style:style style:name="gr43" style:family="graphic" style:parent-style-name="standard">
      <style:graphic-properties draw:stroke="dash" draw:stroke-dash="Ultrafine_20_Dotted_20__28_var_29_" draw:fill-color="#ffffff" draw:opacity="0%" draw:textarea-horizontal-align="center" draw:textarea-vertical-align="middle" draw:shadow-opacity="0%"/>
    </style:style>
    <style:style style:name="gr44" style:family="graphic" style:parent-style-name="standard">
      <style:graphic-properties svg:stroke-width="0.02cm" draw:marker-start-width="0.36cm" draw:marker-end-width="0.36cm" draw:fill-color="#ffffff" draw:textarea-horizontal-align="center" draw:textarea-vertical-align="middle" fo:padding-top="0.135cm" fo:padding-bottom="0.135cm" fo:padding-left="0.26cm" fo:padding-right="0.26cm"/>
    </style:style>
    <style:style style:name="gr45" style:family="graphic" style:parent-style-name="objectwithoutfill">
      <style:graphic-properties svg:stroke-width="0.02cm" draw:marker-start-width="0.36cm" draw:marker-end-width="0.36cm" draw:fill="none" draw:textarea-horizontal-align="center" draw:textarea-vertical-align="middle" fo:padding-top="0.135cm" fo:padding-bottom="0.135cm" fo:padding-left="0.26cm" fo:padding-right="0.26cm"/>
    </style:style>
    <style:style style:name="gr46" style:family="graphic" style:parent-style-name="objectwithoutfill">
      <style:graphic-properties svg:stroke-width="0.02cm" draw:marker-start-width="0.375cm" draw:marker-end-width="0.375cm" draw:fill="none" draw:textarea-horizontal-align="center" draw:textarea-vertical-align="middle" fo:padding-top="0.135cm" fo:padding-bottom="0.135cm" fo:padding-left="0.26cm" fo:padding-right="0.26cm"/>
    </style:style>
    <style:style style:name="gr47" style:family="graphic" style:parent-style-name="standard">
      <style:graphic-properties draw:stroke="none" draw:fill="none" draw:fill-color="#ffffff" draw:textarea-horizontal-align="center" draw:textarea-vertical-align="middle" draw:auto-grow-height="false" draw:fit-to-size="true" fo:padding-top="0cm" fo:padding-bottom="0cm" fo:padding-left="0cm" fo:padding-right="0cm"/>
    </style:style>
    <style:style style:name="gr48" style:family="graphic" style:parent-style-name="standard">
      <style:graphic-properties draw:fill-color="#008000" draw:textarea-horizontal-align="center" draw:textarea-vertical-align="middle"/>
    </style:style>
    <style:style style:name="gr49" style:family="graphic" style:parent-style-name="standard">
      <style:graphic-properties draw:fill-color="#800000" draw:textarea-horizontal-align="center" draw:textarea-vertical-align="middle"/>
    </style:style>
    <style:style style:name="gr50" style:family="graphic" style:parent-style-name="objectwithoutfill">
      <style:graphic-properties svg:stroke-width="0.03cm" svg:stroke-color="#008000" draw:marker-start-width="0.395cm" draw:marker-end-width="0.395cm" draw:fill="none" draw:textarea-horizontal-align="center" draw:textarea-vertical-align="middle" fo:padding-top="0.14cm" fo:padding-bottom="0.14cm" fo:padding-left="0.265cm" fo:padding-right="0.265cm"/>
    </style:style>
    <style:style style:name="gr51" style:family="graphic" style:parent-style-name="objectwithoutfill">
      <style:graphic-properties svg:stroke-width="0.05cm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52" style:family="graphic" style:parent-style-name="objectwithoutfill">
      <style:graphic-properties svg:stroke-width="0.03cm" svg:stroke-color="#800000" draw:marker-start-width="0.395cm" draw:marker-end-width="0.395cm" draw:fill="none" draw:textarea-horizontal-align="center" draw:textarea-vertical-align="middle" fo:padding-top="0.14cm" fo:padding-bottom="0.14cm" fo:padding-left="0.265cm" fo:padding-right="0.265cm"/>
    </style:style>
    <style:style style:name="gr5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draw:fit-to-size="true" fo:min-height="0.15cm" fo:min-width="0.3cm" fo:padding-top="0cm" fo:padding-bottom="0cm" fo:padding-left="0cm" fo:padding-right="0cm"/>
    </style:style>
    <style:style style:name="gr54" style:family="graphic" style:parent-style-name="objectwithoutfill">
      <style:graphic-properties svg:stroke-width="0.03cm" svg:stroke-color="#b3b300" draw:marker-start-width="0.35cm" draw:marker-end="Small_20_Arrow" draw:marker-end-width="0.13cm" draw:fill="none" draw:textarea-horizontal-align="center" draw:textarea-vertical-align="middle" fo:padding-top="0.14cm" fo:padding-bottom="0.14cm" fo:padding-left="0.265cm" fo:padding-right="0.265cm"/>
    </style:style>
    <style:style style:name="gr55" style:family="graphic" style:parent-style-name="objectwithoutfill">
      <style:graphic-properties svg:stroke-width="0.03cm" svg:stroke-color="#33cc66" draw:marker-start-width="0.35cm" draw:marker-end="Small_20_Arrow" draw:marker-end-width="0.13cm" draw:fill="none" draw:textarea-horizontal-align="center" draw:textarea-vertical-align="middle" fo:padding-top="0.14cm" fo:padding-bottom="0.14cm" fo:padding-left="0.265cm" fo:padding-right="0.265cm"/>
    </style:style>
    <style:style style:name="gr56" style:family="graphic" style:parent-style-name="objectwithoutfill">
      <style:graphic-properties svg:stroke-width="0.03cm" svg:stroke-color="#008000" draw:marker-start-width="0.35cm" draw:marker-end-width="0.35cm" draw:fill="none" draw:textarea-horizontal-align="center" draw:textarea-vertical-align="middle" fo:padding-top="0.14cm" fo:padding-bottom="0.14cm" fo:padding-left="0.265cm" fo:padding-right="0.265cm"/>
    </style:style>
    <style:style style:name="gr57" style:family="graphic" style:parent-style-name="standard">
      <style:graphic-properties draw:fill-color="#ffffff" draw:textarea-horizontal-align="center" draw:textarea-vertical-align="middle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47cm" fo:min-width="0.3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27cm" fo:min-width="0.3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.3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.038cm" fo:min-width="0.3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.048cm" fo:min-width="0.3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.049cm" fo:min-width="0.3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.05cm" fo:min-width="0.3cm"/>
    </style:style>
    <style:style style:name="gr65" style:family="graphic" style:parent-style-name="standard">
      <style:graphic-properties svg:stroke-width="0.01cm" svg:stroke-color="#000000" draw:marker-start-width="0.22cm" draw:marker-end-width="0.22cm" draw:fill-color="#ffffff" draw:opacity="0%" draw:textarea-horizontal-align="justify" draw:textarea-vertical-align="middle" draw:auto-grow-height="false" fo:min-height="0cm" fo:padding-top="0.13cm" fo:padding-bottom="0.13cm" fo:padding-left="0.255cm" fo:padding-right="0.255cm" draw:shadow-opacity="0%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.432cm" fo:min-width="0.3cm"/>
    </style:style>
    <style:style style:name="gr67" style:family="graphic" style:parent-style-name="standard">
      <style:graphic-properties draw:stroke="none" draw:fill="none" draw:fill-color="#ffffff" draw:textarea-horizontal-align="left" draw:auto-grow-height="true" draw:auto-grow-width="true" draw:fit-to-size="false" fo:min-height="0.331cm" fo:min-width="0.612cm" fo:padding-top="0cm" fo:padding-bottom="0cm" fo:padding-left="0cm" fo:padding-right="0cm"/>
    </style:style>
    <style:style style:name="gr6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draw:fit-to-size="true" fo:min-height="0.27cm" fo:min-width="0.121cm" fo:padding-top="0cm" fo:padding-bottom="0cm" fo:padding-left="0cm" fo:padding-right="0cm"/>
    </style:style>
    <style:style style:name="gr69" style:family="graphic" style:parent-style-name="standard">
      <style:graphic-properties svg:stroke-width="0.05cm" svg:stroke-color="#000000" draw:marker-start-width="0.355cm" draw:marker-end-width="0.355cm" draw:fill-color="#ffffff" draw:textarea-vertical-align="middle" fo:padding-top="0.15cm" fo:padding-bottom="0.15cm" fo:padding-left="0.275cm" fo:padding-right="0.275cm"/>
    </style:style>
    <style:style style:name="gr70" style:family="graphic" style:parent-style-name="standard">
      <style:graphic-properties draw:stroke="none" draw:fill="none" draw:fill-color="#ffffff" draw:textarea-horizontal-align="left" draw:auto-grow-height="true" draw:auto-grow-width="true" draw:fit-to-size="false" fo:min-height="0.331cm" fo:min-width="0.95cm" fo:padding-top="0cm" fo:padding-bottom="0cm" fo:padding-left="0cm" fo:padding-right="0cm"/>
    </style:style>
    <style:style style:name="gr71" style:family="graphic" style:parent-style-name="objectwithoutfill">
      <style:graphic-properties svg:stroke-width="0.03cm" svg:stroke-color="#800000" draw:marker-start-width="0.35cm" draw:marker-end-width="0.35cm" draw:fill="none" draw:textarea-horizontal-align="center" draw:textarea-vertical-align="middle" fo:padding-top="0.14cm" fo:padding-bottom="0.14cm" fo:padding-left="0.265cm" fo:padding-right="0.265cm"/>
    </style:style>
    <style:style style:name="gr72" style:family="graphic" style:parent-style-name="standard">
      <style:graphic-properties svg:stroke-width="0.02cm" draw:marker-start-width="0.375cm" draw:marker-end-width="0.375cm" draw:fill-color="#000000" draw:textarea-horizontal-align="center" draw:textarea-vertical-align="middle" fo:padding-top="0.135cm" fo:padding-bottom="0.135cm" fo:padding-left="0.26cm" fo:padding-right="0.26cm"/>
    </style:style>
    <style:style style:name="gr7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draw:fit-to-size="true" fo:min-height="0.485cm" fo:min-width="0.607cm" fo:padding-top="0cm" fo:padding-bottom="0cm" fo:padding-left="0cm" fo:padding-right="0cm"/>
    </style:style>
    <style:style style:name="gr74" style:family="graphic" style:parent-style-name="objectwithoutfill">
      <style:graphic-properties svg:stroke-width="0.03cm" svg:stroke-color="#808000" draw:marker-start-width="0.395cm" draw:marker-end-width="0.395cm" draw:fill="none" draw:textarea-horizontal-align="center" draw:textarea-vertical-align="middle" fo:padding-top="0.14cm" fo:padding-bottom="0.14cm" fo:padding-left="0.265cm" fo:padding-right="0.265cm"/>
    </style:style>
    <style:style style:name="gr75" style:family="graphic" style:parent-style-name="standard">
      <style:graphic-properties svg:stroke-width="0.03cm" draw:marker-start-width="0.395cm" draw:marker-end-width="0.395cm" draw:fill-color="#000000" draw:textarea-horizontal-align="center" draw:textarea-vertical-align="middle" fo:padding-top="0.14cm" fo:padding-bottom="0.14cm" fo:padding-left="0.265cm" fo:padding-right="0.265cm"/>
    </style:style>
    <style:style style:name="gr76" style:family="graphic" style:parent-style-name="objectwithoutfill">
      <style:graphic-properties svg:stroke-width="0.05cm" draw:marker-start-width="0.47cm" draw:marker-end-width="0.47cm" draw:fill="none" draw:textarea-horizontal-align="center" draw:textarea-vertical-align="middle" fo:padding-top="0.15cm" fo:padding-bottom="0.15cm" fo:padding-left="0.275cm" fo:padding-right="0.275cm"/>
    </style:style>
    <style:style style:name="gr7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draw:fit-to-size="true" fo:min-height="0.15cm" fo:min-width="0.3cm" fo:padding-top="0.1cm" fo:padding-bottom="0.1cm" fo:padding-left="0.1cm" fo:padding-right="0.1cm"/>
    </style:style>
    <style:style style:name="gr78" style:family="graphic" style:parent-style-name="standard">
      <style:graphic-properties draw:fill-color="#808000" draw:textarea-horizontal-align="center" draw:textarea-vertical-align="middle"/>
    </style:style>
    <style:style style:name="gr79" style:family="graphic" style:parent-style-name="standard">
      <style:graphic-properties svg:stroke-width="0.05cm" svg:stroke-color="#000000" draw:marker-start-width="0.355cm" draw:marker-end-width="0.355cm" draw:fill-color="#ffffff" draw:opacity="0%" draw:textarea-vertical-align="middle" fo:padding-top="0.15cm" fo:padding-bottom="0.15cm" fo:padding-left="0.275cm" fo:padding-right="0.275cm" draw:shadow-opacity="0%"/>
    </style:style>
    <style:style style:name="gr80" style:family="graphic" style:parent-style-name="standard">
      <style:graphic-properties draw:stroke="dash" draw:stroke-dash="Ultrafine_20_Dotted_20__28_var_29_" svg:stroke-width="0.01cm" svg:stroke-color="#ffff00" draw:marker-start-width="0.335cm" draw:marker-end-width="0.335cm" draw:fill-color="#ffffff" draw:opacity="0%" draw:textarea-horizontal-align="center" draw:textarea-vertical-align="middle" fo:padding-top="0.13cm" fo:padding-bottom="0.13cm" fo:padding-left="0.255cm" fo:padding-right="0.255cm" draw:shadow-opacity="0%"/>
    </style:style>
    <style:style style:name="gr81" style:family="graphic" style:parent-style-name="standard">
      <style:graphic-properties draw:stroke="none" draw:fill="none" draw:fill-color="#ffffff" draw:auto-grow-height="false" draw:auto-grow-width="false" draw:fit-to-size="true" fo:min-height="0.952cm" fo:min-width="32.372cm" fo:padding-top="0.02cm" fo:padding-bottom="0.02cm" fo:padding-left="0.02cm" fo:padding-right="0.02cm"/>
    </style:style>
    <style:style style:name="gr82" style:family="graphic" style:parent-style-name="standard">
      <style:graphic-properties draw:fill-color="#ff0000" draw:textarea-horizontal-align="center" draw:textarea-vertical-align="middle"/>
    </style:style>
    <style:style style:name="gr83" style:family="graphic" style:parent-style-name="objectwithoutfill">
      <style:graphic-properties svg:stroke-width="0.03cm" svg:stroke-color="#ff0000" draw:marker-start-width="0.395cm" draw:marker-end-width="0.395cm" draw:fill="none" draw:textarea-horizontal-align="center" draw:textarea-vertical-align="middle" fo:padding-top="0.14cm" fo:padding-bottom="0.14cm" fo:padding-left="0.265cm" fo:padding-right="0.265cm"/>
    </style:style>
    <style:style style:name="P1" style:family="paragraph">
      <style:text-properties fo:font-size="6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text-properties fo:color="#800000" fo:font-size="6pt" fo:font-style="italic" style:font-size-asian="10pt" style:font-style-asian="italic" style:font-size-complex="10pt" style:font-style-complex="italic"/>
    </style:style>
    <style:style style:name="P4" style:family="paragraph">
      <style:text-properties fo:color="#008000" fo:font-size="6pt" fo:font-style="italic" style:font-size-asian="10pt" style:font-style-asian="italic" style:font-size-complex="10pt" style:font-style-complex="italic"/>
    </style:style>
    <style:style style:name="P5" style:family="paragraph">
      <style:text-properties style:use-window-font-color="true" style:text-outline="false" style:text-line-through-style="none" fo:font-family="ARIAL" style:font-family-generic="swiss" style:font-pitch="variable" fo:font-size="6.69999980926514pt" fo:letter-spacing="normal" fo:font-style="italic" fo:text-shadow="none" style:text-underline-style="none" fo:font-weight="normal" style:text-underline-mode="continuous" style:text-overline-mode="continuous" style:text-line-through-mode="continuous" style:font-family-asian="ARIAL" style:font-family-generic-asian="swiss" style:font-pitch-asian="variable" style:font-size-asian="6.69999980926514pt" style:font-style-asian="italic" style:font-family-complex="ARIAL" style:font-family-generic-complex="swiss" style:font-pitch-complex="variable" style:font-size-complex="6.69999980926514pt" style:font-style-complex="italic" style:text-scale="100%" style:text-overline-style="none" style:text-overline-color="font-color"/>
    </style:style>
    <style:style style:name="P6" style:family="paragraph">
      <style:text-properties fo:font-family="Arial" style:font-family-generic="swiss" style:font-pitch="variable" fo:font-size="6pt" style:font-size-asian="6pt" style:font-size-complex="6pt"/>
    </style:style>
    <style:style style:name="P7" style:family="paragraph">
      <style:text-properties fo:color="#944794" fo:font-family="Arial" style:font-family-generic="swiss" style:font-pitch="variable" fo:font-size="6pt" style:font-size-asian="6pt" style:font-size-complex="6pt"/>
    </style:style>
    <style:style style:name="P8" style:family="paragraph">
      <style:text-properties style:use-window-font-color="true" style:text-outline="false" style:text-line-through-style="none" fo:font-family="ARIAL" style:font-family-generic="swiss" style:font-pitch="variable" fo:font-size="8pt" fo:letter-spacing="normal" fo:font-style="normal" fo:text-shadow="none" style:text-underline-style="none" fo:font-weight="bold" style:text-underline-mode="continuous" style:text-overline-mode="continuous" style:text-line-through-mode="continuous" style:font-family-asian="ARIAL" style:font-family-generic-asian="swiss" style:font-pitch-asian="variable" style:font-size-asian="8pt" style:font-weight-asian="bold" style:font-family-complex="ARIAL" style:font-family-generic-complex="swiss" style:font-pitch-complex="variable" style:font-size-complex="8pt" style:font-weight-complex="bold" style:text-scale="100%" style:text-overline-style="none" style:text-overline-color="font-color"/>
    </style:style>
    <style:style style:name="P9" style:family="paragraph">
      <style:text-properties fo:font-family="Arial" style:font-family-generic="swiss" style:font-pitch="variable" fo:font-size="8pt" style:font-size-asian="8pt" style:font-size-complex="8pt"/>
    </style:style>
    <style:style style:name="P10" style:family="paragraph">
      <style:text-properties style:use-window-font-color="true" style:text-outline="false" style:text-line-through-style="none" fo:font-family="ARIAL" style:font-family-generic="swiss" style:font-pitch="variable" fo:font-size="6.69999980926514pt" fo:letter-spacing="normal" fo:font-style="normal" fo:text-shadow="none" style:text-underline-style="none" fo:font-weight="normal" style:text-underline-mode="continuous" style:text-overline-mode="continuous" style:text-line-through-mode="continuous" style:font-family-asian="ARIAL" style:font-family-generic-asian="swiss" style:font-pitch-asian="variable" style:font-size-asian="6.69999980926514pt" style:font-family-complex="ARIAL" style:font-family-generic-complex="swiss" style:font-pitch-complex="variable" style:font-size-complex="6.69999980926514pt" style:text-scale="100%" style:text-overline-style="none" style:text-overline-color="font-color"/>
    </style:style>
    <style:style style:name="P11" style:family="paragraph">
      <style:text-properties fo:color="#ff0000" fo:font-family="Arial" style:font-family-generic="swiss" style:font-pitch="variable" fo:font-size="6pt" style:font-size-asian="6pt" style:font-size-complex="6pt"/>
    </style:style>
    <style:style style:name="P12" style:family="paragraph">
      <style:paragraph-properties fo:text-align="center"/>
      <style:text-properties fo:font-family="Calibri" style:font-family-generic="swiss" style:font-pitch="variable" fo:font-size="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13" style:family="paragraph">
      <style:text-properties fo:font-family="'Arial Narrow'" style:font-family-generic="swiss" style:font-pitch="variable" fo:font-size="6pt" style:font-size-asian="18pt" style:font-size-complex="18pt"/>
    </style:style>
    <style:style style:name="P14" style:family="paragraph">
      <style:paragraph-properties fo:text-align="center"/>
      <style:text-properties fo:font-family="'Arial Narrow'" style:font-family-generic="swiss" style:font-pitch="variable" fo:font-size="8pt" style:font-size-asian="18pt" style:font-size-complex="18pt"/>
    </style:style>
    <style:style style:name="P15" style:family="paragraph">
      <style:text-properties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P16" style:family="paragraph">
      <style:text-properties fo:color="#008000" style:text-outline="false" style:text-line-through-style="none" fo:font-family="ARIAL" style:font-family-generic="swiss" style:font-pitch="variable" fo:font-size="8pt" fo:letter-spacing="normal" fo:font-style="normal" fo:text-shadow="none" style:text-underline-style="none" fo:font-weight="bold" style:text-underline-mode="continuous" style:text-overline-mode="continuous" style:text-line-through-mode="continuous" style:font-family-asian="ARIAL" style:font-family-generic-asian="swiss" style:font-pitch-asian="variable" style:font-size-asian="8pt" style:font-weight-asian="bold" style:font-family-complex="ARIAL" style:font-family-generic-complex="swiss" style:font-pitch-complex="variable" style:font-size-complex="8pt" style:font-weight-complex="bold" style:text-scale="100%" style:text-overline-style="none" style:text-overline-color="font-color"/>
    </style:style>
    <style:style style:name="P17" style:family="paragraph">
      <style:text-properties fo:color="#000000" fo:font-size="6pt" fo:font-style="italic" style:font-size-asian="10pt" style:font-style-asian="italic" style:font-size-complex="10pt" style:font-style-complex="italic"/>
    </style:style>
    <style:style style:name="P18" style:family="paragraph">
      <style:text-properties fo:color="#ff0000" fo:font-size="6pt" fo:font-style="italic" style:font-size-asian="10pt" style:font-style-asian="italic" style:font-size-complex="10pt" style:font-style-complex="italic"/>
    </style:style>
    <style:style style:name="P19" style:family="paragraph">
      <style:paragraph-properties fo:text-align="center"/>
      <style:text-properties fo:font-family="Arial" style:font-family-generic="swiss" style:font-pitch="variable" fo:font-size="8pt" style:font-size-asian="18pt" style:font-size-complex="18pt"/>
    </style:style>
    <style:style style:name="P20" style:family="paragraph">
      <style:paragraph-properties fo:text-align="center"/>
      <style:text-properties fo:font-family="Arial" style:font-family-generic="swiss" style:font-pitch="variable" fo:font-size="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21" style:family="paragraph">
      <style:text-properties fo:color="#000000" fo:font-family="Arial" style:font-family-generic="swiss" style:font-pitch="variable" fo:font-size="6pt" style:font-size-asian="6pt" style:font-size-complex="6pt"/>
    </style:style>
    <style:style style:name="P22" style:family="paragraph">
      <style:text-properties fo:color="#0000ff" fo:font-family="Arial" style:font-family-generic="swiss" style:font-pitch="variable" fo:font-size="6pt" style:font-size-asian="6pt" style:font-size-complex="6pt"/>
    </style:style>
    <style:style style:name="P23" style:family="paragraph">
      <style:text-properties fo:color="#008000" fo:font-family="Arial" style:font-family-generic="swiss" style:font-pitch="variable" fo:font-size="6pt" fo:font-style="italic" style:font-size-asian="6pt" style:font-style-asian="italic" style:font-size-complex="6pt" style:font-style-complex="italic"/>
    </style:style>
    <style:style style:name="P24" style:family="paragraph">
      <style:text-properties fo:color="#800000" fo:font-family="Arial" style:font-family-generic="swiss" style:font-pitch="variable" fo:font-size="6pt" fo:font-style="italic" fo:font-weight="bold" style:font-size-asian="6pt" style:font-style-asian="italic" style:font-weight-asian="bold" style:font-size-complex="6pt" style:font-style-complex="italic" style:font-weight-complex="bold"/>
    </style:style>
    <style:style style:name="P25" style:family="paragraph">
      <style:text-properties fo:color="#000000" fo:font-family="Arial" style:font-family-generic="swiss" style:font-pitch="variable" fo:font-size="6pt" fo:font-style="italic" style:font-size-asian="6pt" style:font-style-asian="italic" style:font-size-complex="6pt" style:font-style-complex="italic"/>
    </style:style>
    <style:style style:name="P26" style:family="paragraph">
      <style:text-properties fo:color="#000000" fo:font-family="Arial" style:font-family-generic="swiss" style:font-pitch="variable" fo:font-size="6pt" fo:font-style="italic" fo:font-weight="bold" style:font-size-asian="6pt" style:font-style-asian="italic" style:font-weight-asian="bold" style:font-size-complex="6pt" style:font-style-complex="italic" style:font-weight-complex="bold"/>
    </style:style>
    <style:style style:name="T1" style:family="text">
      <style:text-properties fo:font-size="6pt" style:font-size-asian="10pt" style:font-size-complex="10pt"/>
    </style:style>
    <style:style style:name="T2" style:family="text">
      <style:text-properties fo:color="#800000" fo:font-size="6pt" fo:font-style="italic" style:font-size-asian="10pt" style:font-style-asian="italic" style:font-size-complex="10pt" style:font-style-complex="italic"/>
    </style:style>
    <style:style style:name="T3" style:family="text">
      <style:text-properties fo:color="#008000" fo:font-size="6pt" fo:font-style="italic" style:font-size-asian="10pt" style:font-style-asian="italic" style:font-size-complex="10pt" style:font-style-complex="italic"/>
    </style:style>
    <style:style style:name="T4" style:family="text">
      <style:text-properties style:use-window-font-color="true" style:text-outline="false" style:text-line-through-style="none" fo:font-family="ARIAL" style:font-family-generic="swiss" style:font-pitch="variable" fo:font-size="6.69999980926514pt" fo:letter-spacing="normal" fo:font-style="italic" fo:text-shadow="none" style:text-underline-style="none" fo:font-weight="normal" style:text-underline-mode="continuous" style:text-overline-mode="continuous" style:text-line-through-mode="continuous" style:font-family-asian="ARIAL" style:font-family-generic-asian="swiss" style:font-pitch-asian="variable" style:font-size-asian="6.69999980926514pt" style:font-style-asian="italic" style:font-family-complex="ARIAL" style:font-family-generic-complex="swiss" style:font-pitch-complex="variable" style:font-size-complex="6.69999980926514pt" style:font-style-complex="italic" style:text-scale="100%" style:text-overline-style="none" style:text-overline-color="font-color"/>
    </style:style>
    <style:style style:name="T5" style:family="text">
      <style:text-properties fo:font-family="Arial" style:font-family-generic="swiss" style:font-pitch="variable" fo:font-size="6pt" style:font-size-asian="6pt" style:font-size-complex="6pt"/>
    </style:style>
    <style:style style:name="T6" style:family="text">
      <style:text-properties fo:color="#944794" fo:font-family="Arial" style:font-family-generic="swiss" style:font-pitch="variable" fo:font-size="6pt" style:font-size-asian="6pt" style:font-size-complex="6pt"/>
    </style:style>
    <style:style style:name="T7" style:family="text">
      <style:text-properties style:use-window-font-color="true" style:text-outline="false" style:text-line-through-style="none" fo:font-family="ARIAL" style:font-family-generic="swiss" style:font-pitch="variable" fo:font-size="8pt" fo:letter-spacing="normal" fo:font-style="normal" fo:text-shadow="none" style:text-underline-style="none" fo:font-weight="bold" style:text-underline-mode="continuous" style:text-overline-mode="continuous" style:text-line-through-mode="continuous" style:font-family-asian="ARIAL" style:font-family-generic-asian="swiss" style:font-pitch-asian="variable" style:font-size-asian="8pt" style:font-weight-asian="bold" style:font-family-complex="ARIAL" style:font-family-generic-complex="swiss" style:font-pitch-complex="variable" style:font-size-complex="8pt" style:font-weight-complex="bold" style:text-scale="100%" style:text-overline-style="none" style:text-overline-color="font-color"/>
    </style:style>
    <style:style style:name="T8" style:family="text">
      <style:text-properties fo:color="#000000" style:text-outline="false" style:text-line-through-style="none" fo:font-family="Arial" style:font-family-generic="swiss" style:font-pitch="variable" fo:font-size="8pt" fo:letter-spacing="normal" fo:font-style="normal" fo:text-shadow="none" style:text-underline-style="none" fo:font-weight="normal" style:text-underline-mode="continuous" style:text-overline-mode="continuous" style:text-line-through-mode="continuous" style:font-family-asian="ARIAL" style:font-family-generic-asian="swiss" style:font-pitch-asian="variable" style:font-size-asian="8pt" style:font-family-complex="ARIAL" style:font-family-generic-complex="swiss" style:font-pitch-complex="variable" style:font-size-complex="8pt" style:text-scale="100%" style:text-overline-style="none" style:text-overline-color="font-color"/>
    </style:style>
    <style:style style:name="T9" style:family="text">
      <style:text-properties style:use-window-font-color="true" style:text-outline="false" style:text-line-through-style="none" fo:font-family="ARIAL" style:font-family-generic="swiss" style:font-pitch="variable" fo:font-size="6.69999980926514pt" fo:letter-spacing="normal" fo:font-style="normal" fo:text-shadow="none" style:text-underline-style="none" fo:font-weight="normal" style:text-underline-mode="continuous" style:text-overline-mode="continuous" style:text-line-through-mode="continuous" style:font-family-asian="ARIAL" style:font-family-generic-asian="swiss" style:font-pitch-asian="variable" style:font-size-asian="6.69999980926514pt" style:font-family-complex="ARIAL" style:font-family-generic-complex="swiss" style:font-pitch-complex="variable" style:font-size-complex="6.69999980926514pt" style:text-scale="100%" style:text-overline-style="none" style:text-overline-color="font-color"/>
    </style:style>
    <style:style style:name="T10" style:family="text">
      <style:text-properties fo:color="#ff0000" fo:font-family="Arial" style:font-family-generic="swiss" style:font-pitch="variable" fo:font-size="6pt" style:font-size-asian="6pt" style:font-size-complex="6pt"/>
    </style:style>
    <style:style style:name="T11" style:family="text">
      <style:text-properties fo:font-family="Arial" style:font-family-generic="swiss" style:font-pitch="variable" fo:font-size="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2" style:family="text">
      <style:text-properties fo:font-family="'Arial Narrow'" style:font-family-generic="swiss" style:font-pitch="variable" fo:font-size="6pt" style:font-size-asian="18pt" style:font-size-complex="18pt"/>
    </style:style>
    <style:style style:name="T13" style:family="text">
      <style:text-properties fo:font-family="'Arial Narrow'" style:font-family-generic="swiss" style:font-pitch="variable" fo:font-size="8pt" style:font-size-asian="18pt" style:font-size-complex="18pt"/>
    </style:style>
    <style:style style:name="T14" style:family="text">
      <style:text-properties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T15" style:family="text">
      <style:text-properties fo:color="#008000" style:text-outline="false" style:text-line-through-style="none" fo:font-family="ARIAL" style:font-family-generic="swiss" style:font-pitch="variable" fo:font-size="8pt" fo:letter-spacing="normal" fo:font-style="normal" fo:text-shadow="none" style:text-underline-style="none" fo:font-weight="bold" style:text-underline-mode="continuous" style:text-overline-mode="continuous" style:text-line-through-mode="continuous" style:font-family-asian="ARIAL" style:font-family-generic-asian="swiss" style:font-pitch-asian="variable" style:font-size-asian="8pt" style:font-weight-asian="bold" style:font-family-complex="ARIAL" style:font-family-generic-complex="swiss" style:font-pitch-complex="variable" style:font-size-complex="8pt" style:font-weight-complex="bold" style:text-scale="100%" style:text-overline-style="none" style:text-overline-color="font-color"/>
    </style:style>
    <style:style style:name="T16" style:family="text">
      <style:text-properties fo:color="#000000" fo:font-size="6pt" fo:font-style="italic" style:font-size-asian="10pt" style:font-style-asian="italic" style:font-size-complex="10pt" style:font-style-complex="italic"/>
    </style:style>
    <style:style style:name="T17" style:family="text">
      <style:text-properties fo:color="#ff0000" fo:font-size="6pt" fo:font-style="italic" style:font-size-asian="10pt" style:font-style-asian="italic" style:font-size-complex="10pt" style:font-style-complex="italic"/>
    </style:style>
    <style:style style:name="T18" style:family="text">
      <style:text-properties fo:font-family="Arial" style:font-family-generic="swiss" style:font-pitch="variable" fo:font-size="8pt" style:font-size-asian="18pt" style:font-size-complex="18pt"/>
    </style:style>
    <style:style style:name="T19" style:family="text">
      <style:text-properties fo:color="#000000" fo:font-family="Arial" style:font-family-generic="swiss" style:font-pitch="variable" fo:font-size="6pt" style:font-size-asian="6pt" style:font-size-complex="6pt"/>
    </style:style>
    <style:style style:name="T20" style:family="text">
      <style:text-properties fo:color="#0000ff" fo:font-family="Arial" style:font-family-generic="swiss" style:font-pitch="variable" fo:font-size="6pt" style:font-size-asian="6pt" style:font-size-complex="6pt"/>
    </style:style>
    <style:style style:name="T21" style:family="text">
      <style:text-properties fo:color="#008000" fo:font-family="Arial" style:font-family-generic="swiss" style:font-pitch="variable" fo:font-size="6pt" fo:font-style="italic" style:font-size-asian="6pt" style:font-style-asian="italic" style:font-size-complex="6pt" style:font-style-complex="italic"/>
    </style:style>
    <style:style style:name="T22" style:family="text">
      <style:text-properties fo:color="#800000" fo:font-family="Arial" style:font-family-generic="swiss" style:font-pitch="variable" fo:font-size="6pt" fo:font-style="italic" style:font-size-asian="6pt" style:font-style-asian="italic" style:font-size-complex="6pt" style:font-style-complex="italic"/>
    </style:style>
    <style:style style:name="T23" style:family="text">
      <style:text-properties fo:color="#000000" fo:font-family="Arial" style:font-family-generic="swiss" style:font-pitch="variable" fo:font-size="6pt" fo:font-style="italic" style:font-size-asian="6pt" style:font-style-asian="italic" style:font-size-complex="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0.45cm" svg:height="0.3cm" svg:x="6.801cm" svg:y="2.91cm">
          <draw:text-box>
            <text:p><text:span text:style-name="T1">27k</text:span></text:p>
          </draw:text-box>
        </draw:frame>
        <draw:polyline draw:style-name="gr2" draw:text-style-name="P2" draw:layer="layout" svg:width="0.298cm" svg:height="0.409cm" svg:x="7.701cm" svg:y="3.3cm" svg:viewBox="0 0 299 410" draw:points="299,0 299,200 0,410">
          <text:p/>
        </draw:polyline>
        <draw:polyline draw:style-name="gr2" draw:text-style-name="P2" draw:layer="layout" svg:width="0.304cm" svg:height="0.471cm" svg:x="7.7cm" svg:y="3.728cm" svg:viewBox="0 0 305 472" draw:points="0,0 305,173 300,472">
          <text:p/>
        </draw:polyline>
        <draw:line draw:style-name="gr3" draw:text-style-name="P2" draw:layer="layout" svg:x1="7.7cm" svg:y1="3.55cm" svg:x2="7.7cm" svg:y2="3.906cm">
          <text:p/>
        </draw:line>
        <draw:line draw:style-name="gr4" draw:text-style-name="P2" draw:layer="layout" svg:x1="7.7cm" svg:y1="3.728cm" svg:x2="8cm" svg:y2="3.9cm">
          <text:p/>
        </draw:line>
        <draw:line draw:style-name="gr5" draw:text-style-name="P2" draw:layer="layout" svg:x1="6.9cm" svg:y1="3.7cm" svg:x2="7.7cm" svg:y2="3.7cm">
          <text:p/>
        </draw:line>
        <draw:g>
          <draw:line draw:style-name="gr6" draw:text-style-name="P2" draw:layer="layout" svg:x1="8.151cm" svg:y1="2.559cm" svg:x2="8.351cm" svg:y2="2.659cm">
            <text:p/>
          </draw:line>
          <draw:line draw:style-name="gr6" draw:text-style-name="P2" draw:layer="layout" svg:x1="8.151cm" svg:y1="2.459cm" svg:x2="8.351cm" svg:y2="2.559cm">
            <text:p/>
          </draw:line>
        </draw:g>
        <draw:line draw:style-name="gr5" draw:text-style-name="P2" draw:layer="layout" svg:x1="7.901cm" svg:y1="2.609cm" svg:x2="8.101cm" svg:y2="2.609cm">
          <text:p/>
        </draw:line>
        <draw:polygon draw:style-name="gr7" draw:text-style-name="P2" draw:layer="layout" svg:width="0.199cm" svg:height="0.199cm" svg:x="7.901cm" svg:y="2.409cm" svg:viewBox="0 0 200 200" draw:points="0,0 200,0 100,200">
          <text:p/>
        </draw:polygon>
        <draw:line draw:style-name="gr5" draw:text-style-name="P2" draw:layer="layout" svg:x1="8cm" svg:y1="2.2cm" svg:x2="8cm" svg:y2="2.8cm">
          <text:p/>
        </draw:line>
        <draw:frame draw:style-name="gr8" draw:text-style-name="P1" draw:layer="layout" svg:width="0.458cm" svg:height="0.3cm" svg:x="8.4cm" svg:y="2.25cm">
          <draw:text-box>
            <text:p><text:span text:style-name="T1">2mA</text:span></text:p>
          </draw:text-box>
        </draw:frame>
        <draw:frame draw:style-name="gr8" draw:text-style-name="P1" draw:layer="layout" svg:width="0.458cm" svg:height="0.3cm" svg:x="8.408cm" svg:y="2.5cm">
          <draw:text-box>
            <text:p><text:span text:style-name="T1">grün</text:span></text:p>
          </draw:text-box>
        </draw:frame>
        <draw:ellipse draw:style-name="gr9" draw:text-style-name="P2" draw:layer="layout" svg:width="0.078cm" svg:height="0.071cm" svg:x="7.362cm" svg:y="2.169cm">
          <text:p/>
        </draw:ellipse>
        <draw:ellipse draw:style-name="gr9" draw:text-style-name="P2" draw:layer="layout" svg:width="0.078cm" svg:height="0.071cm" svg:x="7.36cm" svg:y="2.16cm">
          <text:p/>
        </draw:ellipse>
        <draw:line draw:style-name="gr10" draw:text-style-name="P2" draw:layer="layout" svg:x1="13.8cm" svg:y1="2.2cm" svg:x2="7.4cm" svg:y2="2.2cm">
          <text:p/>
        </draw:line>
        <draw:frame draw:style-name="gr11" draw:text-style-name="P1" draw:layer="layout" svg:width="0.7cm" svg:height="0.3cm" svg:x="8.101cm" svg:y="3.81cm">
          <draw:text-box>
            <text:p><text:span text:style-name="T1">BC337</text:span></text:p>
          </draw:text-box>
        </draw:frame>
        <draw:circle draw:style-name="gr12" draw:text-style-name="P2" draw:layer="layout" svg:width="0.077cm" svg:height="0.078cm" svg:x="7.36cm" svg:y="3.66cm">
          <text:p/>
        </draw:circle>
        <draw:rect draw:style-name="gr13" draw:text-style-name="P2" draw:layer="layout" svg:width="0.201cm" svg:height="0.501cm" svg:x="7.3cm" svg:y="2.812cm">
          <text:p/>
        </draw:rect>
        <draw:frame draw:style-name="gr1" draw:text-style-name="P1" draw:layer="layout" svg:width="0.306cm" svg:height="0.3cm" svg:x="8.194cm" svg:y="2.811cm">
          <draw:text-box>
            <text:p><text:span text:style-name="T1">1k</text:span></text:p>
          </draw:text-box>
        </draw:frame>
        <draw:rect draw:style-name="gr13" draw:text-style-name="P2" draw:layer="layout" svg:width="0.201cm" svg:height="0.501cm" svg:x="7.893cm" svg:y="2.813cm">
          <text:p/>
        </draw:rect>
        <draw:line draw:style-name="gr5" draw:text-style-name="P2" draw:layer="layout" svg:x1="7.4cm" svg:y1="2.2cm" svg:x2="7.4cm" svg:y2="2.8cm">
          <text:p/>
        </draw:line>
        <draw:line draw:style-name="gr5" draw:text-style-name="P2" draw:layer="layout" svg:x1="7.4cm" svg:y1="3.3cm" svg:x2="7.4cm" svg:y2="3.7cm">
          <text:p/>
        </draw:line>
        <draw:rect draw:style-name="gr13" draw:text-style-name="P2" draw:layer="layout" svg:width="0.502cm" svg:height="0.214cm" svg:x="6.6cm" svg:y="3.6cm">
          <text:p/>
        </draw:rect>
        <draw:frame draw:style-name="gr1" draw:text-style-name="P1" draw:layer="layout" svg:width="0.45cm" svg:height="0.3cm" svg:x="6.6cm" svg:y="3.3cm">
          <draw:text-box>
            <text:p><text:span text:style-name="T1">220</text:span></text:p>
          </draw:text-box>
        </draw:frame>
        <draw:polyline draw:style-name="gr14" draw:text-style-name="P2" draw:layer="layout" svg:width="3.699cm" svg:height="1.499cm" svg:x="6.3cm" svg:y="3.7cm" svg:viewBox="0 0 3700 1500" draw:points="3700,1500 3700,900 0,900 0,0">
          <text:p/>
        </draw:polyline>
        <draw:line draw:style-name="gr5" draw:text-style-name="P2" draw:layer="layout" svg:x1="6.3cm" svg:y1="3.7cm" svg:x2="6.6cm" svg:y2="3.7cm">
          <text:p/>
        </draw:line>
        <draw:circle draw:style-name="gr12" draw:text-style-name="P2" draw:layer="layout" svg:width="0.077cm" svg:height="0.078cm" svg:x="7.961cm" svg:y="3.46cm">
          <text:p/>
        </draw:circle>
        <draw:rect draw:style-name="gr13" draw:text-style-name="P2" draw:layer="layout" svg:width="0.502cm" svg:height="0.214cm" svg:x="8.294cm" svg:y="3.408cm">
          <text:p/>
        </draw:rect>
        <draw:frame draw:style-name="gr1" draw:text-style-name="P1" draw:layer="layout" svg:width="0.5cm" svg:height="0.3cm" svg:x="8.3cm" svg:y="3.108cm">
          <draw:text-box>
            <text:p><text:span text:style-name="T1">100k</text:span></text:p>
          </draw:text-box>
        </draw:frame>
        <draw:line draw:style-name="gr5" draw:text-style-name="P2" draw:layer="layout" svg:x1="7.994cm" svg:y1="3.508cm" svg:x2="8.294cm" svg:y2="3.508cm">
          <text:p/>
        </draw:line>
        <draw:polyline draw:style-name="gr2" draw:text-style-name="P2" draw:layer="layout" svg:width="0.298cm" svg:height="0.498cm" svg:x="9.101cm" svg:y="3cm" svg:viewBox="0 0 299 499" draw:points="299,0 299,289 0,499">
          <text:p/>
        </draw:polyline>
        <draw:polyline draw:style-name="gr2" draw:text-style-name="P2" draw:layer="layout" svg:width="0.304cm" svg:height="0.272cm" svg:x="9.1cm" svg:y="3.517cm" svg:viewBox="0 0 305 273" draw:points="0,0 305,173 305,273">
          <text:p/>
        </draw:polyline>
        <draw:line draw:style-name="gr3" draw:text-style-name="P2" draw:layer="layout" svg:x1="9.1cm" svg:y1="3.339cm" svg:x2="9.1cm" svg:y2="3.695cm">
          <text:p/>
        </draw:line>
        <draw:line draw:style-name="gr4" draw:text-style-name="P2" draw:layer="layout" svg:x1="9.1cm" svg:y1="3.517cm" svg:x2="9.4cm" svg:y2="3.695cm">
          <text:p/>
        </draw:line>
        <draw:frame draw:style-name="gr11" draw:text-style-name="P1" draw:layer="layout" svg:width="0.7cm" svg:height="0.3cm" svg:x="9.5cm" svg:y="3.55cm">
          <draw:text-box>
            <text:p><text:span text:style-name="T1">BC337</text:span></text:p>
          </draw:text-box>
        </draw:frame>
        <draw:frame draw:style-name="gr1" draw:text-style-name="P1" draw:layer="layout" svg:width="0.45cm" svg:height="0.3cm" svg:x="9.594cm" svg:y="2.6cm">
          <draw:text-box>
            <text:p><text:span text:style-name="T1">4k7</text:span></text:p>
          </draw:text-box>
        </draw:frame>
        <draw:rect draw:style-name="gr13" draw:text-style-name="P2" draw:layer="layout" svg:width="0.201cm" svg:height="0.501cm" svg:x="9.293cm" svg:y="2.502cm">
          <text:p/>
        </draw:rect>
        <draw:line draw:style-name="gr5" draw:text-style-name="P2" draw:layer="layout" svg:x1="9.4cm" svg:y1="3.689cm" svg:x2="9.4cm" svg:y2="4.2cm">
          <text:p/>
        </draw:line>
        <draw:circle draw:style-name="gr12" draw:text-style-name="P2" draw:layer="layout" svg:width="0.077cm" svg:height="0.078cm" svg:x="9.361cm" svg:y="4.149cm">
          <text:p/>
        </draw:circle>
        <draw:circle draw:style-name="gr12" draw:text-style-name="P2" draw:layer="layout" svg:width="0.077cm" svg:height="0.078cm" svg:x="9.361cm" svg:y="3.249cm">
          <text:p/>
        </draw:circle>
        <draw:rect draw:style-name="gr13" draw:text-style-name="P2" draw:layer="layout" svg:width="0.502cm" svg:height="0.214cm" svg:x="9.694cm" svg:y="3.197cm">
          <text:p/>
        </draw:rect>
        <draw:frame draw:style-name="gr1" draw:text-style-name="P1" draw:layer="layout" svg:width="0.3cm" svg:height="0.3cm" svg:x="9.8cm" svg:y="2.897cm">
          <draw:text-box>
            <text:p><text:span text:style-name="T1">47</text:span></text:p>
          </draw:text-box>
        </draw:frame>
        <draw:line draw:style-name="gr5" draw:text-style-name="P2" draw:layer="layout" svg:x1="9.394cm" svg:y1="3.297cm" svg:x2="9.694cm" svg:y2="3.297cm">
          <text:p/>
        </draw:line>
        <draw:line draw:style-name="gr5" draw:text-style-name="P2" draw:layer="layout" svg:x1="8.794cm" svg:y1="3.508cm" svg:x2="9.094cm" svg:y2="3.508cm">
          <text:p/>
        </draw:line>
        <draw:line draw:style-name="gr5" draw:text-style-name="P2" draw:layer="layout" svg:x1="9.4cm" svg:y1="2.2cm" svg:x2="9.4cm" svg:y2="2.5cm">
          <text:p/>
        </draw:line>
        <draw:ellipse draw:style-name="gr9" draw:text-style-name="P2" draw:layer="layout" svg:width="0.078cm" svg:height="0.071cm" svg:x="7.962cm" svg:y="2.169cm">
          <text:p/>
        </draw:ellipse>
        <draw:ellipse draw:style-name="gr9" draw:text-style-name="P2" draw:layer="layout" svg:width="0.078cm" svg:height="0.071cm" svg:x="7.96cm" svg:y="2.16cm">
          <text:p/>
        </draw:ellipse>
        <draw:ellipse draw:style-name="gr9" draw:text-style-name="P2" draw:layer="layout" svg:width="0.078cm" svg:height="0.071cm" svg:x="9.362cm" svg:y="2.169cm">
          <text:p/>
        </draw:ellipse>
        <draw:ellipse draw:style-name="gr9" draw:text-style-name="P2" draw:layer="layout" svg:width="0.078cm" svg:height="0.071cm" svg:x="9.36cm" svg:y="2.16cm">
          <text:p/>
        </draw:ellipse>
        <draw:polyline draw:style-name="gr10" draw:text-style-name="P2" draw:layer="layout" svg:width="5.799cm" svg:height="0.299cm" svg:x="8cm" svg:y="3.9cm" svg:viewBox="0 0 5800 300" draw:points="5800,300 0,300 0,0">
          <text:p/>
        </draw:polyline>
        <draw:frame draw:style-name="gr1" draw:text-style-name="P1" draw:layer="layout" svg:width="0.45cm" svg:height="0.3cm" svg:x="11.201cm" svg:y="2.911cm">
          <draw:text-box>
            <text:p><text:span text:style-name="T1">27k</text:span></text:p>
          </draw:text-box>
        </draw:frame>
        <draw:polyline draw:style-name="gr2" draw:text-style-name="P2" draw:layer="layout" svg:width="0.298cm" svg:height="0.409cm" svg:x="12.101cm" svg:y="3.301cm" svg:viewBox="0 0 299 410" draw:points="299,0 299,200 0,410">
          <text:p/>
        </draw:polyline>
        <draw:polyline draw:style-name="gr2" draw:text-style-name="P2" draw:layer="layout" svg:width="0.304cm" svg:height="0.272cm" svg:x="12.1cm" svg:y="3.729cm" svg:viewBox="0 0 305 273" draw:points="0,0 305,173 305,273">
          <text:p/>
        </draw:polyline>
        <draw:line draw:style-name="gr3" draw:text-style-name="P2" draw:layer="layout" svg:x1="12.1cm" svg:y1="3.551cm" svg:x2="12.1cm" svg:y2="3.907cm">
          <text:p/>
        </draw:line>
        <draw:line draw:style-name="gr4" draw:text-style-name="P2" draw:layer="layout" svg:x1="12.1cm" svg:y1="3.729cm" svg:x2="12.4cm" svg:y2="3.907cm">
          <text:p/>
        </draw:line>
        <draw:line draw:style-name="gr5" draw:text-style-name="P2" draw:layer="layout" svg:x1="11.3cm" svg:y1="3.701cm" svg:x2="12.1cm" svg:y2="3.701cm">
          <text:p/>
        </draw:line>
        <draw:g>
          <draw:line draw:style-name="gr6" draw:text-style-name="P2" draw:layer="layout" svg:x1="12.551cm" svg:y1="2.56cm" svg:x2="12.751cm" svg:y2="2.66cm">
            <text:p/>
          </draw:line>
          <draw:line draw:style-name="gr6" draw:text-style-name="P2" draw:layer="layout" svg:x1="12.551cm" svg:y1="2.46cm" svg:x2="12.751cm" svg:y2="2.56cm">
            <text:p/>
          </draw:line>
        </draw:g>
        <draw:line draw:style-name="gr5" draw:text-style-name="P2" draw:layer="layout" svg:x1="12.301cm" svg:y1="2.61cm" svg:x2="12.501cm" svg:y2="2.61cm">
          <text:p/>
        </draw:line>
        <draw:polygon draw:style-name="gr7" draw:text-style-name="P2" draw:layer="layout" svg:width="0.199cm" svg:height="0.199cm" svg:x="12.301cm" svg:y="2.41cm" svg:viewBox="0 0 200 200" draw:points="0,0 200,0 100,200">
          <text:p/>
        </draw:polygon>
        <draw:line draw:style-name="gr5" draw:text-style-name="P2" draw:layer="layout" svg:x1="12.4cm" svg:y1="2.201cm" svg:x2="12.4cm" svg:y2="2.801cm">
          <text:p/>
        </draw:line>
        <draw:ellipse draw:style-name="gr9" draw:text-style-name="P2" draw:layer="layout" svg:width="0.078cm" svg:height="0.071cm" svg:x="11.762cm" svg:y="2.17cm">
          <text:p/>
        </draw:ellipse>
        <draw:ellipse draw:style-name="gr9" draw:text-style-name="P2" draw:layer="layout" svg:width="0.078cm" svg:height="0.071cm" svg:x="11.76cm" svg:y="2.161cm">
          <text:p/>
        </draw:ellipse>
        <draw:frame draw:style-name="gr11" draw:text-style-name="P1" draw:layer="layout" svg:width="0.7cm" svg:height="0.3cm" svg:x="12.501cm" svg:y="3.811cm">
          <draw:text-box>
            <text:p><text:span text:style-name="T1">BC337</text:span></text:p>
          </draw:text-box>
        </draw:frame>
        <draw:circle draw:style-name="gr12" draw:text-style-name="P2" draw:layer="layout" svg:width="0.077cm" svg:height="0.078cm" svg:x="11.76cm" svg:y="3.661cm">
          <text:p/>
        </draw:circle>
        <draw:rect draw:style-name="gr13" draw:text-style-name="P2" draw:layer="layout" svg:width="0.201cm" svg:height="0.501cm" svg:x="11.7cm" svg:y="2.813cm">
          <text:p/>
        </draw:rect>
        <draw:rect draw:style-name="gr13" draw:text-style-name="P2" draw:layer="layout" svg:width="0.201cm" svg:height="0.501cm" svg:x="12.293cm" svg:y="2.814cm">
          <text:p/>
        </draw:rect>
        <draw:line draw:style-name="gr5" draw:text-style-name="P2" draw:layer="layout" svg:x1="11.8cm" svg:y1="2.201cm" svg:x2="11.8cm" svg:y2="2.801cm">
          <text:p/>
        </draw:line>
        <draw:line draw:style-name="gr5" draw:text-style-name="P2" draw:layer="layout" svg:x1="11.8cm" svg:y1="3.301cm" svg:x2="11.8cm" svg:y2="3.701cm">
          <text:p/>
        </draw:line>
        <draw:rect draw:style-name="gr13" draw:text-style-name="P2" draw:layer="layout" svg:width="0.502cm" svg:height="0.214cm" svg:x="11cm" svg:y="3.601cm">
          <text:p/>
        </draw:rect>
        <draw:frame draw:style-name="gr1" draw:text-style-name="P1" draw:layer="layout" svg:width="0.45cm" svg:height="0.3cm" svg:x="11cm" svg:y="3.301cm">
          <draw:text-box>
            <text:p><text:span text:style-name="T1">220</text:span></text:p>
          </draw:text-box>
        </draw:frame>
        <draw:line draw:style-name="gr5" draw:text-style-name="P2" draw:layer="layout" svg:x1="10.7cm" svg:y1="3.701cm" svg:x2="11cm" svg:y2="3.701cm">
          <text:p/>
        </draw:line>
        <draw:line draw:style-name="gr5" draw:text-style-name="P2" draw:layer="layout" svg:x1="12.4cm" svg:y1="3.901cm" svg:x2="12.4cm" svg:y2="4.201cm">
          <text:p/>
        </draw:line>
        <draw:circle draw:style-name="gr12" draw:text-style-name="P2" draw:layer="layout" svg:width="0.077cm" svg:height="0.078cm" svg:x="12.361cm" svg:y="4.161cm">
          <text:p/>
        </draw:circle>
        <draw:circle draw:style-name="gr12" draw:text-style-name="P2" draw:layer="layout" svg:width="0.077cm" svg:height="0.078cm" svg:x="12.361cm" svg:y="3.461cm">
          <text:p/>
        </draw:circle>
        <draw:rect draw:style-name="gr13" draw:text-style-name="P2" draw:layer="layout" svg:width="0.502cm" svg:height="0.214cm" svg:x="12.694cm" svg:y="3.409cm">
          <text:p/>
        </draw:rect>
        <draw:frame draw:style-name="gr1" draw:text-style-name="P1" draw:layer="layout" svg:width="0.5cm" svg:height="0.3cm" svg:x="12.7cm" svg:y="3.109cm">
          <draw:text-box>
            <text:p><text:span text:style-name="T1">100k</text:span></text:p>
          </draw:text-box>
        </draw:frame>
        <draw:line draw:style-name="gr5" draw:text-style-name="P2" draw:layer="layout" svg:x1="12.394cm" svg:y1="3.509cm" svg:x2="12.694cm" svg:y2="3.509cm">
          <text:p/>
        </draw:line>
        <draw:polyline draw:style-name="gr2" draw:text-style-name="P2" draw:layer="layout" svg:width="0.298cm" svg:height="0.498cm" svg:x="13.501cm" svg:y="3.001cm" svg:viewBox="0 0 299 499" draw:points="299,0 299,289 0,499">
          <text:p/>
        </draw:polyline>
        <draw:polyline draw:style-name="gr2" draw:text-style-name="P2" draw:layer="layout" svg:width="0.304cm" svg:height="0.272cm" svg:x="13.5cm" svg:y="3.518cm" svg:viewBox="0 0 305 273" draw:points="0,0 305,173 305,273">
          <text:p/>
        </draw:polyline>
        <draw:line draw:style-name="gr3" draw:text-style-name="P2" draw:layer="layout" svg:x1="13.5cm" svg:y1="3.34cm" svg:x2="13.5cm" svg:y2="3.696cm">
          <text:p/>
        </draw:line>
        <draw:line draw:style-name="gr4" draw:text-style-name="P2" draw:layer="layout" svg:x1="13.5cm" svg:y1="3.518cm" svg:x2="13.8cm" svg:y2="3.696cm">
          <text:p/>
        </draw:line>
        <draw:frame draw:style-name="gr11" draw:text-style-name="P1" draw:layer="layout" svg:width="0.7cm" svg:height="0.3cm" svg:x="13.901cm" svg:y="3.6cm">
          <draw:text-box>
            <text:p><text:span text:style-name="T1">BC337</text:span></text:p>
          </draw:text-box>
        </draw:frame>
        <draw:frame draw:style-name="gr1" draw:text-style-name="P1" draw:layer="layout" svg:width="0.45cm" svg:height="0.3cm" svg:x="13.994cm" svg:y="2.601cm">
          <draw:text-box>
            <text:p><text:span text:style-name="T1">4k7</text:span></text:p>
          </draw:text-box>
        </draw:frame>
        <draw:rect draw:style-name="gr13" draw:text-style-name="P2" draw:layer="layout" svg:width="0.201cm" svg:height="0.501cm" svg:x="13.693cm" svg:y="2.503cm">
          <text:p/>
        </draw:rect>
        <draw:line draw:style-name="gr5" draw:text-style-name="P2" draw:layer="layout" svg:x1="13.8cm" svg:y1="3.69cm" svg:x2="13.8cm" svg:y2="4.201cm">
          <text:p/>
        </draw:line>
        <draw:circle draw:style-name="gr12" draw:text-style-name="P2" draw:layer="layout" svg:width="0.077cm" svg:height="0.078cm" svg:x="9.761cm" svg:y="4.15cm">
          <text:p/>
        </draw:circle>
        <draw:circle draw:style-name="gr12" draw:text-style-name="P2" draw:layer="layout" svg:width="0.077cm" svg:height="0.078cm" svg:x="13.761cm" svg:y="3.25cm">
          <text:p/>
        </draw:circle>
        <draw:rect draw:style-name="gr13" draw:text-style-name="P2" draw:layer="layout" svg:width="0.502cm" svg:height="0.214cm" svg:x="14.094cm" svg:y="3.198cm">
          <text:p/>
        </draw:rect>
        <draw:frame draw:style-name="gr1" draw:text-style-name="P1" draw:layer="layout" svg:width="0.3cm" svg:height="0.3cm" svg:x="14.2cm" svg:y="2.898cm">
          <draw:text-box>
            <text:p><text:span text:style-name="T1">47</text:span></text:p>
          </draw:text-box>
        </draw:frame>
        <draw:line draw:style-name="gr5" draw:text-style-name="P2" draw:layer="layout" svg:x1="13.794cm" svg:y1="3.298cm" svg:x2="14.094cm" svg:y2="3.298cm">
          <text:p/>
        </draw:line>
        <draw:line draw:style-name="gr5" draw:text-style-name="P2" draw:layer="layout" svg:x1="13.194cm" svg:y1="3.509cm" svg:x2="13.494cm" svg:y2="3.509cm">
          <text:p/>
        </draw:line>
        <draw:line draw:style-name="gr5" draw:text-style-name="P2" draw:layer="layout" svg:x1="13.8cm" svg:y1="2.201cm" svg:x2="13.8cm" svg:y2="2.501cm">
          <text:p/>
        </draw:line>
        <draw:ellipse draw:style-name="gr9" draw:text-style-name="P2" draw:layer="layout" svg:width="0.078cm" svg:height="0.071cm" svg:x="12.362cm" svg:y="2.17cm">
          <text:p/>
        </draw:ellipse>
        <draw:ellipse draw:style-name="gr9" draw:text-style-name="P2" draw:layer="layout" svg:width="0.078cm" svg:height="0.071cm" svg:x="12.36cm" svg:y="2.161cm">
          <text:p/>
        </draw:ellipse>
        <draw:polyline draw:style-name="gr14" draw:text-style-name="P2" draw:layer="layout" svg:width="0.199cm" svg:height="1.901cm" svg:x="10.2cm" svg:y="3.298cm" svg:viewBox="0 0 200 1902" draw:points="200,1902 200,0 0,0">
          <text:p/>
        </draw:polyline>
        <draw:polyline draw:style-name="gr15" draw:text-style-name="P2" draw:layer="layout" svg:width="0.499cm" svg:height="1.499cm" svg:x="10.2cm" svg:y="3.7cm" svg:viewBox="0 0 500 1500" draw:points="500,0 500,1100 0,1100 0,1500">
          <text:p/>
        </draw:polyline>
        <draw:polyline draw:style-name="gr15" draw:text-style-name="P2" draw:layer="layout" svg:width="4.199cm" svg:height="1.899cm" svg:x="10.6cm" svg:y="3.3cm" svg:viewBox="0 0 4200 1900" draw:points="4000,0 4200,0 4200,1700 0,1700 0,1900">
          <text:p/>
        </draw:polyline>
        <draw:frame draw:style-name="gr16" draw:text-style-name="P3" draw:layer="layout" svg:width="0.45cm" svg:height="0.25cm" svg:x="10.85cm" svg:y="4.4cm">
          <draw:text-box>
            <text:p><text:span text:style-name="T2">WLA</text:span></text:p>
          </draw:text-box>
        </draw:frame>
        <draw:line draw:style-name="gr5" draw:text-style-name="P2" draw:layer="layout" svg:x1="9.8cm" svg:y1="4.2cm" svg:x2="9.8cm" svg:y2="5.2cm">
          <text:p/>
        </draw:line>
        <draw:frame draw:style-name="gr17" draw:text-style-name="P4" draw:layer="layout" svg:width="0.666cm" svg:height="0.451cm" svg:x="10.24cm" svg:y="2.9cm">
          <draw:text-box>
            <text:p><text:span text:style-name="T3">WRB</text:span></text:p>
          </draw:text-box>
        </draw:frame>
        <draw:frame draw:style-name="gr8" draw:text-style-name="P1" draw:layer="layout" svg:width="0.458cm" svg:height="0.3cm" svg:x="12.8cm" svg:y="2.25cm">
          <draw:text-box>
            <text:p><text:span text:style-name="T1">2mA</text:span></text:p>
          </draw:text-box>
        </draw:frame>
        <draw:frame draw:style-name="gr8" draw:text-style-name="P1" draw:layer="layout" svg:width="0.458cm" svg:height="0.3cm" svg:x="12.808cm" svg:y="2.5cm">
          <draw:text-box>
            <text:p><text:span text:style-name="T1">grün</text:span></text:p>
          </draw:text-box>
        </draw:frame>
        <draw:polyline draw:style-name="gr18" draw:text-style-name="P2" draw:layer="layout" svg:width="3.499cm" svg:height="2.999cm" svg:x="6.1cm" svg:y="2.2cm" svg:viewBox="0 0 3500 3000" draw:points="3500,3000 3500,2600 1,2600 0,0 1300,0">
          <text:p/>
        </draw:polyline>
        <draw:frame draw:style-name="gr19" draw:text-style-name="P5" draw:layer="layout" svg:width="0.4cm" svg:height="0.3cm" svg:x="9.8cm" svg:y="3.9cm">
          <draw:text-box>
            <text:p><text:span text:style-name="T4">GND</text:span></text:p>
          </draw:text-box>
        </draw:frame>
        <draw:rect draw:style-name="gr20" draw:text-style-name="P2" draw:layer="layout" svg:width="9.1cm" svg:height="3.2cm" svg:x="5.9cm" svg:y="2cm">
          <text:p/>
        </draw:rect>
        <draw:polygon draw:style-name="gr21" draw:text-style-name="P2" draw:layer="layout" svg:width="0.249cm" svg:height="0.099cm" svg:x="3.997cm" svg:y="8.647cm" svg:viewBox="0 0 250 100" draw:points="250,0 250,100 0,50">
          <text:p/>
        </draw:polygon>
        <draw:polygon draw:style-name="gr22" draw:text-style-name="P2" draw:layer="layout" svg:width="0.249cm" svg:height="0.099cm" svg:x="3.997cm" svg:y="7.547cm" svg:viewBox="0 0 250 100" draw:points="0,0 0,100 250,50">
          <text:p/>
        </draw:polygon>
        <draw:line draw:style-name="gr23" draw:text-style-name="P2" draw:layer="layout" svg:x1="2.4cm" svg:y1="8.7cm" svg:x2="3.2cm" svg:y2="8.7cm">
          <text:p/>
        </draw:line>
        <draw:line draw:style-name="gr24" draw:text-style-name="P2" draw:layer="layout" svg:x1="2.4cm" svg:y1="9cm" svg:x2="3.5cm" svg:y2="9cm">
          <text:p/>
        </draw:line>
        <draw:rect draw:style-name="gr25" draw:text-style-name="P2" draw:layer="layout" svg:width="0.3cm" svg:height="0.302cm" svg:x="2.1cm" svg:y="8.55cm">
          <text:p/>
        </draw:rect>
        <draw:frame draw:style-name="gr26" draw:text-style-name="P6" draw:layer="layout" svg:width="0.2cm" svg:height="0.3cm" svg:x="2.15cm" svg:y="8.55cm">
          <draw:text-box>
            <text:p><text:span text:style-name="T5">6</text:span></text:p>
          </draw:text-box>
        </draw:frame>
        <draw:frame draw:style-name="gr26" draw:text-style-name="P6" draw:layer="layout" svg:width="0.2cm" svg:height="0.3cm" svg:x="1.8cm" svg:y="8.552cm">
          <draw:text-box>
            <text:p><text:span text:style-name="T5">-</text:span></text:p>
          </draw:text-box>
        </draw:frame>
        <draw:frame draw:style-name="gr26" draw:text-style-name="P6" draw:layer="layout" svg:width="0.2cm" svg:height="0.3cm" svg:x="1.8cm" svg:y="8.852cm">
          <draw:text-box>
            <text:p><text:span text:style-name="T5">+</text:span></text:p>
          </draw:text-box>
        </draw:frame>
        <draw:rect draw:style-name="gr25" draw:text-style-name="P2" draw:layer="layout" svg:width="0.3cm" svg:height="0.302cm" svg:x="2.1cm" svg:y="8.85cm">
          <text:p/>
        </draw:rect>
        <draw:frame draw:style-name="gr26" draw:text-style-name="P6" draw:layer="layout" svg:width="0.2cm" svg:height="0.3cm" svg:x="2.15cm" svg:y="8.85cm">
          <draw:text-box>
            <text:p><text:span text:style-name="T5">7</text:span></text:p>
          </draw:text-box>
        </draw:frame>
        <draw:polyline draw:style-name="gr24" draw:text-style-name="P2" draw:layer="layout" svg:width="5.199cm" svg:height="1.399cm" svg:x="3.5cm" svg:y="7.6cm" svg:viewBox="0 0 5200 1400" draw:points="0,1400 0,0 5200,0">
          <text:p/>
        </draw:polyline>
        <draw:frame draw:style-name="gr26" draw:text-style-name="P7" draw:layer="layout" svg:width="0.303cm" svg:height="0.3cm" svg:x="6.7cm" svg:y="7.3cm">
          <draw:text-box>
            <text:p><text:span text:style-name="T6">V+</text:span></text:p>
          </draw:text-box>
        </draw:frame>
        <draw:circle draw:style-name="gr27" draw:text-style-name="P2" draw:layer="layout" svg:width="0.1cm" svg:height="0.1cm" svg:x="3.15cm" svg:y="8.65cm">
          <text:p/>
        </draw:circle>
        <draw:circle draw:style-name="gr28" draw:text-style-name="P2" draw:layer="layout" svg:width="0.1cm" svg:height="0.1cm" svg:x="3.45cm" svg:y="8.95cm">
          <text:p/>
        </draw:circle>
        <draw:polyline draw:style-name="gr23" draw:text-style-name="P2" draw:layer="layout" svg:width="1.199cm" svg:height="6.099cm" svg:x="3.2cm" svg:y="8.7cm" svg:viewBox="0 0 1200 6100" draw:points="0,0 0,6100 1200,6100">
          <text:p/>
        </draw:polyline>
        <draw:polyline draw:style-name="gr24" draw:text-style-name="P2" draw:layer="layout" svg:width="0.299cm" svg:height="1.299cm" svg:x="3.5cm" svg:y="9cm" svg:viewBox="0 0 300 1300" draw:points="0,0 0,1300 300,1300">
          <text:p/>
        </draw:polyline>
        <draw:frame draw:style-name="gr29" draw:text-style-name="P8" draw:layer="layout" svg:width="1.05cm" svg:height="0.33cm" svg:x="3.87cm" svg:y="9.65cm">
          <draw:text-box>
            <text:p><text:span text:style-name="T7">LM2596</text:span></text:p>
          </draw:text-box>
        </draw:frame>
        <draw:frame draw:style-name="gr30" draw:text-style-name="P8" draw:layer="layout" svg:width="0.5cm" svg:height="0.3cm" svg:x="3.9cm" svg:y="10.1cm">
          <draw:text-box>
            <text:p><text:span text:style-name="T7">18V</text:span></text:p>
          </draw:text-box>
        </draw:frame>
        <draw:line draw:style-name="gr18" draw:text-style-name="P2" draw:layer="layout" svg:x1="5cm" svg:y1="10.2cm" svg:x2="12.7cm" svg:y2="10.2cm">
          <text:p/>
        </draw:line>
        <draw:line draw:style-name="gr31" draw:text-style-name="P2" draw:layer="layout" svg:x1="5cm" svg:y1="10cm" svg:x2="3.8cm" svg:y2="10cm">
          <text:p/>
        </draw:line>
        <draw:frame draw:style-name="gr30" draw:text-style-name="P8" draw:layer="layout" svg:width="0.35cm" svg:height="0.3cm" svg:x="4.55cm" svg:y="10.1cm">
          <draw:text-box>
            <text:p><text:span text:style-name="T7">5V</text:span></text:p>
          </draw:text-box>
        </draw:frame>
        <draw:line draw:style-name="gr31" draw:text-style-name="P2" draw:layer="layout" svg:x1="4.6cm" svg:y1="10cm" svg:x2="4.3cm" svg:y2="10.5cm">
          <text:p/>
        </draw:line>
        <draw:polyline draw:style-name="gr32" draw:text-style-name="P2" draw:layer="layout" svg:width="11.099cm" svg:height="4.299cm" svg:x="4.4cm" svg:y="10.5cm" svg:viewBox="0 0 11100 4300" draw:points="11100,4300 0,4300 0,0">
          <text:p/>
        </draw:polyline>
        <draw:circle draw:style-name="gr33" draw:text-style-name="P2" draw:layer="layout" svg:width="0.1cm" svg:height="0.1cm" svg:x="4.35cm" svg:y="14.75cm">
          <text:p/>
        </draw:circle>
        <draw:g>
          <draw:line draw:style-name="gr5" draw:text-style-name="P2" draw:layer="layout" svg:x1="3.4cm" svg:y1="10.1cm" svg:x2="3.6cm" svg:y2="10.1cm">
            <text:p/>
          </draw:line>
          <draw:polygon draw:style-name="gr7" draw:text-style-name="P2" draw:layer="layout" svg:width="0.199cm" svg:height="0.199cm" svg:x="3.4cm" svg:y="9.9cm" svg:viewBox="0 0 200 200" draw:points="0,0 200,0 100,200">
            <text:p/>
          </draw:polygon>
        </draw:g>
        <draw:frame draw:style-name="gr34" draw:text-style-name="P1" draw:layer="layout" svg:width="0.8cm" svg:height="0.3cm" svg:x="3.3cm" svg:y="10.55cm">
          <draw:text-box>
            <text:p><text:span text:style-name="T1">1N4007</text:span></text:p>
          </draw:text-box>
        </draw:frame>
        <draw:line draw:style-name="gr14" draw:text-style-name="P2" draw:layer="layout" svg:x1="5cm" svg:y1="17.1cm" svg:x2="4.1cm" svg:y2="17.099cm">
          <text:p/>
        </draw:line>
        <draw:line draw:style-name="gr15" draw:text-style-name="P2" draw:layer="layout" svg:x1="5cm" svg:y1="16.7cm" svg:x2="4.2cm" svg:y2="16.699cm">
          <text:p/>
        </draw:line>
        <draw:polyline draw:style-name="gr35" draw:text-style-name="P2" draw:layer="layout" svg:width="1.799cm" svg:height="0.599cm" svg:x="3.2cm" svg:y="16.3cm" svg:viewBox="0 0 1800 600" draw:points="500,599 0,600 0,0 1800,0">
          <text:p/>
        </draw:polyline>
        <draw:polygon draw:style-name="gr36" draw:text-style-name="P2" draw:layer="layout" svg:width="0.249cm" svg:height="0.099cm" svg:x="3.4cm" svg:y="16.249cm" svg:viewBox="0 0 250 100" draw:points="250,0 250,100 0,50">
          <text:p/>
        </draw:polygon>
        <draw:g>
          <draw:g>
            <draw:line draw:style-name="gr37" draw:text-style-name="P2" draw:layer="layout" svg:x1="3.75cm" svg:y1="16.899cm" svg:x2="4.25cm" svg:y2="16.899cm">
              <text:p/>
            </draw:line>
            <draw:circle draw:style-name="gr38" draw:text-style-name="P2" draw:layer="layout" svg:width="0.1cm" svg:height="0.1cm" svg:x="3.7cm" svg:y="16.849cm">
              <text:p/>
            </draw:circle>
            <draw:circle draw:style-name="gr38" draw:text-style-name="P2" draw:layer="layout" svg:width="0.1cm" svg:height="0.1cm" svg:x="4.1cm" svg:y="16.649cm">
              <text:p/>
            </draw:circle>
            <draw:circle draw:style-name="gr38" draw:text-style-name="P2" draw:layer="layout" svg:width="0.1cm" svg:height="0.1cm" svg:x="4.1cm" svg:y="17.049cm">
              <text:p/>
            </draw:circle>
          </draw:g>
        </draw:g>
        <draw:g>
          <draw:g>
            <draw:line draw:style-name="gr37" draw:text-style-name="P2" draw:layer="layout" svg:x1="3.75cm" svg:y1="17.599cm" svg:x2="4.25cm" svg:y2="17.599cm">
              <text:p/>
            </draw:line>
            <draw:circle draw:style-name="gr38" draw:text-style-name="P2" draw:layer="layout" svg:width="0.1cm" svg:height="0.1cm" svg:x="3.7cm" svg:y="17.549cm">
              <text:p/>
            </draw:circle>
            <draw:circle draw:style-name="gr38" draw:text-style-name="P2" draw:layer="layout" svg:width="0.1cm" svg:height="0.1cm" svg:x="4.1cm" svg:y="17.349cm">
              <text:p/>
            </draw:circle>
            <draw:circle draw:style-name="gr38" draw:text-style-name="P2" draw:layer="layout" svg:width="0.1cm" svg:height="0.1cm" svg:x="4.1cm" svg:y="17.749cm">
              <text:p/>
            </draw:circle>
          </draw:g>
        </draw:g>
        <draw:line draw:style-name="gr39" draw:text-style-name="P2" draw:layer="layout" svg:x1="3.95cm" svg:y1="17.599cm" svg:x2="3.949cm" svg:y2="16.899cm">
          <text:p/>
        </draw:line>
        <draw:frame draw:style-name="gr40" draw:text-style-name="P9" draw:layer="layout" svg:width="0.3cm" svg:height="0.3cm" svg:x="3.4cm" svg:y="17.099cm">
          <draw:text-box>
            <text:p><text:span text:style-name="T8">S1</text:span></text:p>
          </draw:text-box>
        </draw:frame>
        <draw:polygon draw:style-name="gr36" draw:text-style-name="P2" draw:layer="layout" svg:width="0.249cm" svg:height="0.099cm" svg:x="3.4cm" svg:y="16.849cm" svg:viewBox="0 0 250 100" draw:points="0,0 0,100 250,50">
          <text:p/>
        </draw:polygon>
        <draw:frame draw:style-name="gr41" draw:text-style-name="P4" draw:layer="layout" svg:width="0.5cm" svg:height="0.3cm" svg:x="4.4cm" svg:y="16.8cm">
          <draw:text-box>
            <text:p><text:span text:style-name="T3">WSB</text:span></text:p>
          </draw:text-box>
        </draw:frame>
        <draw:frame draw:style-name="gr1" draw:text-style-name="P1" draw:layer="layout" svg:width="0.6cm" svg:height="0.3cm" svg:x="6.75cm" svg:y="10.5cm">
          <draw:text-box>
            <text:p><text:span text:style-name="T1">100k</text:span></text:p>
          </draw:text-box>
        </draw:frame>
        <draw:rect draw:style-name="gr13" draw:text-style-name="P2" draw:layer="layout" svg:width="0.201cm" svg:height="0.501cm" svg:x="7.4cm" svg:y="10.4cm">
          <text:p/>
        </draw:rect>
        <draw:line draw:style-name="gr5" draw:text-style-name="P2" draw:layer="layout" svg:x1="7.5cm" svg:y1="10.2cm" svg:x2="7.5cm" svg:y2="10.4cm">
          <text:p/>
        </draw:line>
        <draw:ellipse draw:style-name="gr9" draw:text-style-name="P2" draw:layer="layout" svg:width="0.078cm" svg:height="0.071cm" svg:x="7.462cm" svg:y="10.169cm">
          <text:p/>
        </draw:ellipse>
        <draw:ellipse draw:style-name="gr9" draw:text-style-name="P2" draw:layer="layout" svg:width="0.078cm" svg:height="0.071cm" svg:x="7.46cm" svg:y="10.16cm">
          <text:p/>
        </draw:ellipse>
        <draw:g>
          <draw:polyline draw:style-name="gr2" draw:text-style-name="P2" draw:layer="layout" svg:width="0.303cm" svg:height="0.395cm" svg:x="7.796cm" svg:y="11.104cm" svg:viewBox="0 0 304 396" draw:points="304,396 304,196 0,0">
            <text:p/>
          </draw:polyline>
          <draw:line draw:style-name="gr3" draw:text-style-name="P2" draw:layer="layout" svg:x1="7.8cm" svg:y1="10.9cm" svg:x2="7.8cm" svg:y2="11.3cm">
            <text:p/>
          </draw:line>
          <draw:line draw:style-name="gr4" draw:text-style-name="P2" draw:layer="layout" svg:x1="8.1cm" svg:y1="10.9cm" svg:x2="7.795cm" svg:y2="11.1cm">
            <text:p/>
          </draw:line>
        </draw:g>
        <draw:line draw:style-name="gr5" draw:text-style-name="P2" draw:layer="layout" svg:x1="7.5cm" svg:y1="10.9cm" svg:x2="7.5cm" svg:y2="11.3cm">
          <text:p/>
        </draw:line>
        <draw:line draw:style-name="gr5" draw:text-style-name="P2" draw:layer="layout" svg:x1="7.8cm" svg:y1="11.1cm" svg:x2="7.5cm" svg:y2="11.1cm">
          <text:p/>
        </draw:line>
        <draw:ellipse draw:style-name="gr9" draw:text-style-name="P2" draw:layer="layout" svg:width="0.078cm" svg:height="0.071cm" svg:x="7.462cm" svg:y="11.069cm">
          <text:p/>
        </draw:ellipse>
        <draw:ellipse draw:style-name="gr9" draw:text-style-name="P2" draw:layer="layout" svg:width="0.078cm" svg:height="0.071cm" svg:x="7.46cm" svg:y="11.06cm">
          <text:p/>
        </draw:ellipse>
        <draw:polyline draw:style-name="gr5" draw:text-style-name="P2" draw:layer="layout" svg:width="0.299cm" svg:height="0.891cm" svg:x="7.8cm" svg:y="10.208cm" svg:viewBox="0 0 300 892" draw:points="300,0 300,692 0,892">
          <text:p/>
        </draw:polyline>
        <draw:ellipse draw:style-name="gr9" draw:text-style-name="P2" draw:layer="layout" svg:width="0.078cm" svg:height="0.071cm" svg:x="8.062cm" svg:y="10.177cm">
          <text:p/>
        </draw:ellipse>
        <draw:ellipse draw:style-name="gr9" draw:text-style-name="P2" draw:layer="layout" svg:width="0.078cm" svg:height="0.071cm" svg:x="8.06cm" svg:y="10.168cm">
          <text:p/>
        </draw:ellipse>
        <draw:frame draw:style-name="gr1" draw:text-style-name="P1" draw:layer="layout" svg:width="0.458cm" svg:height="0.3cm" svg:x="6.855cm" svg:y="11.276cm">
          <draw:text-box>
            <text:p><text:span text:style-name="T1">15k</text:span></text:p>
          </draw:text-box>
        </draw:frame>
        <draw:rect draw:style-name="gr13" draw:text-style-name="P2" draw:layer="layout" svg:width="0.201cm" svg:height="0.501cm" svg:x="7.4cm" svg:y="11.299cm">
          <text:p/>
        </draw:rect>
        <draw:g>
          <draw:polyline draw:style-name="gr5" draw:text-style-name="P2" draw:layer="layout" svg:width="0.201cm" svg:height="0.099cm" svg:x="9.096cm" svg:y="7.1cm" svg:viewBox="0 0 202 100" draw:points="0,100 0,0 202,0">
            <text:p/>
          </draw:polyline>
          <draw:line draw:style-name="gr5" draw:text-style-name="P2" draw:layer="layout" svg:x1="9.098cm" svg:y1="7.3cm" svg:x2="9.298cm" svg:y2="7.3cm">
            <text:p/>
          </draw:line>
          <draw:polyline draw:style-name="gr5" draw:text-style-name="P2" draw:layer="layout" svg:width="0.201cm" svg:height="0.099cm" svg:x="9.096cm" svg:y="7.5cm" svg:viewBox="0 0 202 100" draw:points="0,100 0,0 202,0">
            <text:p/>
          </draw:polyline>
          <draw:line draw:style-name="gr5" draw:text-style-name="P2" draw:layer="layout" svg:x1="9.098cm" svg:y1="7.7cm" svg:x2="9.298cm" svg:y2="7.7cm">
            <text:p/>
          </draw:line>
          <draw:line draw:style-name="gr5" draw:text-style-name="P2" draw:layer="layout" svg:x1="8.698cm" svg:y1="7.2cm" svg:x2="8.898cm" svg:y2="7.2cm">
            <text:p/>
          </draw:line>
          <draw:line draw:style-name="gr5" draw:text-style-name="P2" draw:layer="layout" svg:x1="8.698cm" svg:y1="7.6cm" svg:x2="8.898cm" svg:y2="7.6cm">
            <text:p/>
          </draw:line>
          <draw:line draw:style-name="gr5" draw:text-style-name="P2" draw:layer="layout" svg:x1="8.898cm" svg:y1="7.2cm" svg:x2="9.168cm" svg:y2="7.15cm">
            <text:p/>
          </draw:line>
          <draw:g>
            <draw:line draw:style-name="gr5" draw:text-style-name="P2" draw:layer="layout" svg:x1="8.898cm" svg:y1="7.6cm" svg:x2="9.168cm" svg:y2="7.55cm">
              <text:p/>
            </draw:line>
            <draw:line draw:style-name="gr5" draw:text-style-name="P2" draw:layer="layout" svg:x1="9.098cm" svg:y1="7.5cm" svg:x2="9.098cm" svg:y2="7.6cm">
              <text:p/>
            </draw:line>
          </draw:g>
          <draw:line draw:style-name="gr42" draw:text-style-name="P2" draw:layer="layout" svg:x1="8.996cm" svg:y1="7.2cm" svg:x2="8.996cm" svg:y2="8cm">
            <text:p/>
          </draw:line>
          <draw:rect draw:style-name="gr43" draw:text-style-name="P2" draw:layer="layout" svg:width="0.6cm" svg:height="1.4cm" svg:x="8.698cm" svg:y="7cm">
            <text:p/>
          </draw:rect>
          <draw:rect draw:style-name="gr44" draw:text-style-name="P2" draw:layer="layout" svg:width="0.2cm" svg:height="0.4cm" svg:x="8.898cm" svg:y="7.9cm">
            <text:p/>
          </draw:rect>
          <draw:line draw:style-name="gr45" draw:text-style-name="P2" draw:layer="layout" svg:x1="8.898cm" svg:y1="8cm" svg:x2="9.098cm" svg:y2="8.25cm">
            <text:p/>
          </draw:line>
          <draw:line draw:style-name="gr5" draw:text-style-name="P2" draw:layer="layout" svg:x1="9.098cm" svg:y1="8.1cm" svg:x2="9.298cm" svg:y2="8.1cm">
            <text:p/>
          </draw:line>
          <draw:line draw:style-name="gr5" draw:text-style-name="P2" draw:layer="layout" svg:x1="8.698cm" svg:y1="8.1cm" svg:x2="8.898cm" svg:y2="8.1cm">
            <text:p/>
          </draw:line>
        </draw:g>
        <draw:g>
          <draw:line draw:style-name="gr46" draw:text-style-name="P2" draw:layer="layout" svg:x1="8.8cm" svg:y1="7.9cm" svg:x2="8.8cm" svg:y2="8cm">
            <text:p/>
          </draw:line>
          <draw:line draw:style-name="gr46" draw:text-style-name="P2" draw:layer="layout" svg:x1="8.85cm" svg:y1="7.95cm" svg:x2="8.75cm" svg:y2="7.95cm">
            <text:p/>
          </draw:line>
        </draw:g>
        <draw:line draw:style-name="gr46" draw:text-style-name="P2" draw:layer="layout" svg:x1="9.25cm" svg:y1="7.95cm" svg:x2="9.15cm" svg:y2="7.95cm">
          <text:p/>
        </draw:line>
        <draw:polyline draw:style-name="gr5" draw:text-style-name="P2" draw:layer="layout" svg:width="0.299cm" svg:height="2.299cm" svg:x="8.1cm" svg:y="9.2cm" svg:viewBox="0 0 300 2300" draw:points="300,0 300,2300 0,2300 0,2100">
          <text:p/>
        </draw:polyline>
        <draw:polyline draw:style-name="gr5" draw:text-style-name="P2" draw:layer="layout" svg:width="0.299cm" svg:height="0.599cm" svg:x="9.3cm" svg:y="8.1cm" svg:viewBox="0 0 300 600" draw:points="0,0 300,0 300,600">
          <text:p/>
        </draw:polyline>
        <draw:circle draw:style-name="gr27" draw:text-style-name="P2" draw:layer="layout" svg:width="0.1cm" svg:height="0.1cm" svg:x="9.55cm" svg:y="8.65cm">
          <text:p/>
        </draw:circle>
        <draw:line draw:style-name="gr23" draw:text-style-name="P2" draw:layer="layout" svg:x1="14.2cm" svg:y1="8.7cm" svg:x2="3.2cm" svg:y2="8.7cm">
          <text:p/>
        </draw:line>
        <draw:frame draw:style-name="gr47" draw:text-style-name="P10" draw:layer="layout" svg:width="0.25cm" svg:height="0.15cm" svg:x="10.55cm" svg:y="7.551cm">
          <draw:text-box>
            <text:p><text:span text:style-name="T9">grün</text:span></text:p>
          </draw:text-box>
        </draw:frame>
        <draw:frame draw:style-name="gr47" draw:text-style-name="P10" draw:layer="layout" svg:width="0.15cm" svg:height="0.151cm" svg:x="10.55cm" svg:y="7.151cm">
          <draw:text-box>
            <text:p><text:span text:style-name="T9">rot</text:span></text:p>
          </draw:text-box>
        </draw:frame>
        <draw:polyline draw:style-name="gr15" draw:text-style-name="P2" draw:layer="layout" svg:width="3.999cm" svg:height="0.199cm" svg:x="9.3cm" svg:y="7.3cm" svg:viewBox="0 0 4000 200" draw:points="0,200 300,200 300,0 4000,0">
          <text:p/>
        </draw:polyline>
        <draw:line draw:style-name="gr14" draw:text-style-name="P2" draw:layer="layout" svg:x1="9.3cm" svg:y1="7.7cm" svg:x2="13.3cm" svg:y2="7.7cm">
          <text:p/>
        </draw:line>
        <draw:polygon draw:style-name="gr48" draw:text-style-name="P2" draw:layer="layout" svg:width="0.249cm" svg:height="0.099cm" svg:x="10.9cm" svg:y="7.651cm" svg:viewBox="0 0 250 100" draw:points="0,0 0,100 250,50">
          <text:p/>
        </draw:polygon>
        <draw:polygon draw:style-name="gr49" draw:text-style-name="P2" draw:layer="layout" svg:width="0.249cm" svg:height="0.099cm" svg:x="10.9cm" svg:y="7.251cm" svg:viewBox="0 0 250 100" draw:points="0,0 0,100 250,50">
          <text:p/>
        </draw:polygon>
        <draw:frame draw:style-name="gr1" draw:text-style-name="P1" draw:layer="layout" svg:width="1cm" svg:height="0.3cm" svg:x="8.5cm" svg:y="6.701cm">
          <draw:text-box>
            <text:p><text:span text:style-name="T1">Richtung</text:span></text:p>
          </draw:text-box>
        </draw:frame>
        <draw:polyline draw:style-name="gr5" draw:text-style-name="P2" draw:layer="layout" svg:width="3.699cm" svg:height="1.199cm" svg:x="7.5cm" svg:y="12.8cm" svg:viewBox="0 0 3700 1200" draw:points="3700,1200 3700,900 0,900 0,0">
          <text:p/>
        </draw:polyline>
        <draw:frame draw:style-name="gr11" draw:text-style-name="P1" draw:layer="layout" svg:width="0.7cm" svg:height="0.3cm" svg:x="8.501cm" svg:y="11cm">
          <draw:text-box>
            <text:p><text:span text:style-name="T1">BC327</text:span></text:p>
          </draw:text-box>
        </draw:frame>
        <draw:polyline draw:style-name="gr50" draw:text-style-name="P2" draw:layer="layout" svg:width="2.399cm" svg:height="0.999cm" svg:x="5.1cm" svg:y="16.1cm" svg:viewBox="0 0 2400 1000" draw:points="0,1000 2400,1000 2400,0">
          <text:p/>
        </draw:polyline>
        <draw:g>
          <draw:line draw:style-name="gr39" draw:text-style-name="P2" draw:layer="layout" svg:x1="3.95cm" svg:y1="16.9cm" svg:x2="3.95cm" svg:y2="16.5cm">
            <text:p/>
          </draw:line>
          <draw:line draw:style-name="gr51" draw:text-style-name="P2" draw:layer="layout" svg:x1="3.85cm" svg:y1="16.5cm" svg:x2="4.05cm" svg:y2="16.5cm">
            <text:p/>
          </draw:line>
        </draw:g>
        <draw:frame draw:style-name="gr26" draw:text-style-name="P11" draw:layer="layout" svg:width="0.303cm" svg:height="0.3cm" svg:x="6.7cm" svg:y="9.9cm">
          <draw:text-box>
            <text:p><text:span text:style-name="T10">5V</text:span></text:p>
          </draw:text-box>
        </draw:frame>
        <draw:rect draw:style-name="gr13" draw:text-style-name="P2" draw:layer="layout" svg:width="0.502cm" svg:height="0.214cm" svg:x="8.498cm" svg:y="14.1cm">
          <text:p/>
        </draw:rect>
        <draw:frame draw:style-name="gr1" draw:text-style-name="P1" draw:layer="layout" svg:width="0.401cm" svg:height="0.3cm" svg:x="8.55cm" svg:y="13.81cm">
          <draw:text-box>
            <text:p><text:span text:style-name="T1">10k</text:span></text:p>
          </draw:text-box>
        </draw:frame>
        <draw:polyline draw:style-name="gr2" draw:text-style-name="P2" draw:layer="layout" svg:width="0.299cm" svg:height="0.501cm" svg:x="9.3cm" svg:y="13.7cm" svg:viewBox="0 0 300 502" draw:points="300,0 300,300 0,502">
          <text:p/>
        </draw:polyline>
        <draw:polyline draw:style-name="gr2" draw:text-style-name="P2" draw:layer="layout" svg:width="0.299cm" svg:height="0.599cm" svg:x="9.3cm" svg:y="14.2cm" svg:viewBox="0 0 300 600" draw:points="0,0 300,200 300,600">
          <text:p/>
        </draw:polyline>
        <draw:line draw:style-name="gr3" draw:text-style-name="P2" draw:layer="layout" svg:x1="9.3cm" svg:y1="14cm" svg:x2="9.3cm" svg:y2="14.4cm">
          <text:p/>
        </draw:line>
        <draw:line draw:style-name="gr4" draw:text-style-name="P2" draw:layer="layout" svg:x1="9.299cm" svg:y1="14.22cm" svg:x2="9.599cm" svg:y2="14.398cm">
          <text:p/>
        </draw:line>
        <draw:line draw:style-name="gr5" draw:text-style-name="P2" draw:layer="layout" svg:x1="9cm" svg:y1="14.2cm" svg:x2="9.3cm" svg:y2="14.2cm">
          <text:p/>
        </draw:line>
        <draw:polyline draw:style-name="gr5" draw:text-style-name="P2" draw:layer="layout" svg:width="0.299cm" svg:height="2.299cm" svg:x="12.7cm" svg:y="9.2cm" svg:viewBox="0 0 300 2300" draw:points="300,0 300,2300 0,2300 0,2100">
          <text:p/>
        </draw:polyline>
        <draw:g>
          <draw:polyline draw:style-name="gr5" draw:text-style-name="P2" draw:layer="layout" svg:width="0.201cm" svg:height="0.099cm" svg:x="13.298cm" svg:y="7.1cm" svg:viewBox="0 0 202 100" draw:points="202,100 202,0 0,0">
            <text:p/>
          </draw:polyline>
          <draw:line draw:style-name="gr5" draw:text-style-name="P2" draw:layer="layout" svg:x1="13.498cm" svg:y1="7.3cm" svg:x2="13.298cm" svg:y2="7.3cm">
            <text:p/>
          </draw:line>
          <draw:polyline draw:style-name="gr5" draw:text-style-name="P2" draw:layer="layout" svg:width="0.201cm" svg:height="0.099cm" svg:x="13.298cm" svg:y="7.5cm" svg:viewBox="0 0 202 100" draw:points="202,100 202,0 0,0">
            <text:p/>
          </draw:polyline>
          <draw:line draw:style-name="gr5" draw:text-style-name="P2" draw:layer="layout" svg:x1="13.498cm" svg:y1="7.7cm" svg:x2="13.298cm" svg:y2="7.7cm">
            <text:p/>
          </draw:line>
          <draw:line draw:style-name="gr5" draw:text-style-name="P2" draw:layer="layout" svg:x1="13.898cm" svg:y1="7.2cm" svg:x2="13.698cm" svg:y2="7.2cm">
            <text:p/>
          </draw:line>
          <draw:line draw:style-name="gr5" draw:text-style-name="P2" draw:layer="layout" svg:x1="13.898cm" svg:y1="7.6cm" svg:x2="13.698cm" svg:y2="7.6cm">
            <text:p/>
          </draw:line>
          <draw:line draw:style-name="gr5" draw:text-style-name="P2" draw:layer="layout" svg:x1="13.698cm" svg:y1="7.2cm" svg:x2="13.428cm" svg:y2="7.15cm">
            <text:p/>
          </draw:line>
          <draw:g>
            <draw:line draw:style-name="gr5" draw:text-style-name="P2" draw:layer="layout" svg:x1="13.698cm" svg:y1="7.6cm" svg:x2="13.428cm" svg:y2="7.55cm">
              <text:p/>
            </draw:line>
            <draw:line draw:style-name="gr5" draw:text-style-name="P2" draw:layer="layout" svg:x1="13.498cm" svg:y1="7.5cm" svg:x2="13.498cm" svg:y2="7.6cm">
              <text:p/>
            </draw:line>
          </draw:g>
          <draw:line draw:style-name="gr42" draw:text-style-name="P2" draw:layer="layout" svg:x1="13.6cm" svg:y1="7.2cm" svg:x2="13.6cm" svg:y2="8cm">
            <text:p/>
          </draw:line>
          <draw:rect draw:style-name="gr43" draw:text-style-name="P2" draw:layer="layout" svg:width="0.6cm" svg:height="1.4cm" svg:x="13.298cm" svg:y="7cm">
            <text:p/>
          </draw:rect>
          <draw:rect draw:style-name="gr44" draw:text-style-name="P2" draw:layer="layout" svg:width="0.2cm" svg:height="0.4cm" svg:x="13.498cm" svg:y="7.9cm">
            <text:p/>
          </draw:rect>
          <draw:line draw:style-name="gr45" draw:text-style-name="P2" draw:layer="layout" svg:x1="13.698cm" svg:y1="8cm" svg:x2="13.498cm" svg:y2="8.25cm">
            <text:p/>
          </draw:line>
          <draw:line draw:style-name="gr5" draw:text-style-name="P2" draw:layer="layout" svg:x1="13.498cm" svg:y1="8.1cm" svg:x2="13.298cm" svg:y2="8.1cm">
            <text:p/>
          </draw:line>
          <draw:line draw:style-name="gr5" draw:text-style-name="P2" draw:layer="layout" svg:x1="13.898cm" svg:y1="8.1cm" svg:x2="13.698cm" svg:y2="8.1cm">
            <text:p/>
          </draw:line>
          <draw:line draw:style-name="gr46" draw:text-style-name="P2" draw:layer="layout" svg:x1="13.4cm" svg:y1="7.9cm" svg:x2="13.4cm" svg:y2="8cm">
            <text:p/>
          </draw:line>
          <draw:line draw:style-name="gr46" draw:text-style-name="P2" draw:layer="layout" svg:x1="13.45cm" svg:y1="7.95cm" svg:x2="13.35cm" svg:y2="7.95cm">
            <text:p/>
          </draw:line>
          <draw:line draw:style-name="gr46" draw:text-style-name="P2" draw:layer="layout" svg:x1="13.85cm" svg:y1="7.95cm" svg:x2="13.75cm" svg:y2="7.95cm">
            <text:p/>
          </draw:line>
        </draw:g>
        <draw:polyline draw:style-name="gr5" draw:text-style-name="P2" draw:layer="layout" svg:width="0.299cm" svg:height="0.599cm" svg:x="13.895cm" svg:y="8.095cm" svg:viewBox="0 0 300 600" draw:points="0,0 300,0 300,600">
          <text:p/>
        </draw:polyline>
        <draw:circle draw:style-name="gr27" draw:text-style-name="P2" draw:layer="layout" svg:width="0.1cm" svg:height="0.1cm" svg:x="14.145cm" svg:y="8.645cm">
          <text:p/>
        </draw:circle>
        <draw:line draw:style-name="gr15" draw:text-style-name="P2" draw:layer="layout" svg:x1="13.9cm" svg:y1="7.2cm" svg:x2="15cm" svg:y2="7.2cm">
          <text:p/>
        </draw:line>
        <draw:line draw:style-name="gr14" draw:text-style-name="P2" draw:layer="layout" svg:x1="13.9cm" svg:y1="7.6cm" svg:x2="15cm" svg:y2="7.6cm">
          <text:p/>
        </draw:line>
        <draw:polyline draw:style-name="gr23" draw:text-style-name="P2" draw:layer="layout" svg:width="0.799cm" svg:height="1.299cm" svg:x="14.2cm" svg:y="7.4cm" svg:viewBox="0 0 800 1300" draw:points="800,0 500,0 500,1300 0,1300">
          <text:p/>
        </draw:polyline>
        <draw:polyline draw:style-name="gr18" draw:text-style-name="P2" draw:layer="layout" svg:width="4.599cm" svg:height="4.899cm" svg:x="5cm" svg:y="5.2cm" svg:viewBox="0 0 4600 4900" draw:points="0,4900 400,4900 400,300 4600,300 4600,0">
          <text:p/>
        </draw:polyline>
        <draw:frame draw:style-name="gr1" draw:text-style-name="P1" draw:layer="layout" svg:width="1cm" svg:height="0.299cm" svg:x="13.1cm" svg:y="6.701cm">
          <draw:text-box>
            <text:p><text:span text:style-name="T1">Schalten</text:span></text:p>
          </draw:text-box>
        </draw:frame>
        <draw:polyline draw:style-name="gr5" draw:text-style-name="P2" draw:layer="layout" svg:width="4.199cm" svg:height="3.499cm" svg:x="5.6cm" svg:y="5.2cm" svg:viewBox="0 0 4200 3500" draw:points="4200,0 4200,500 0,500 0,3500">
          <text:p/>
        </draw:polyline>
        <draw:circle draw:style-name="gr27" draw:text-style-name="P2" draw:layer="layout" svg:width="0.1cm" svg:height="0.1cm" svg:x="5.55cm" svg:y="8.65cm">
          <text:p/>
        </draw:circle>
        <draw:polyline draw:style-name="gr14" draw:text-style-name="P2" draw:layer="layout" svg:width="3.299cm" svg:height="0.999cm" svg:x="10cm" svg:y="6.5cm" svg:viewBox="0 0 3300 1000" draw:points="0,0 0,1000 3300,1000">
          <text:p/>
        </draw:polyline>
        <draw:polyline draw:style-name="gr15" draw:text-style-name="P2" draw:layer="layout" svg:width="3.099cm" svg:height="0.599cm" svg:x="10.2cm" svg:y="6.5cm" svg:viewBox="0 0 3100 600" draw:points="3100,600 0,600 0,0">
          <text:p/>
        </draw:polyline>
        <draw:frame draw:style-name="gr16" draw:text-style-name="P4" draw:layer="layout" svg:width="0.45cm" svg:height="0.25cm" svg:x="7.05cm" svg:y="4.25cm">
          <draw:text-box>
            <text:p><text:span text:style-name="T3">WLB</text:span></text:p>
          </draw:text-box>
        </draw:frame>
        <draw:frame draw:style-name="gr16" draw:text-style-name="P3" draw:layer="layout" svg:width="0.35cm" svg:height="0.2cm" svg:x="12.7cm" svg:y="7.12cm">
          <draw:text-box>
            <text:p><text:span text:style-name="T2">WSA</text:span></text:p>
          </draw:text-box>
        </draw:frame>
        <draw:frame draw:style-name="gr16" draw:text-style-name="P3" draw:layer="layout" svg:width="0.35cm" svg:height="0.2cm" svg:x="12.7cm" svg:y="6.92cm">
          <draw:text-box>
            <text:p><text:span text:style-name="T2">WLA</text:span></text:p>
          </draw:text-box>
        </draw:frame>
        <draw:frame draw:style-name="gr16" draw:text-style-name="P4" draw:layer="layout" svg:width="0.35cm" svg:height="0.2cm" svg:x="12.7cm" svg:y="7.52cm">
          <draw:text-box>
            <text:p><text:span text:style-name="T3">WSB</text:span></text:p>
          </draw:text-box>
        </draw:frame>
        <draw:frame draw:style-name="gr16" draw:text-style-name="P4" draw:layer="layout" svg:width="0.35cm" svg:height="0.2cm" svg:x="12.7cm" svg:y="7.32cm">
          <draw:text-box>
            <text:p><text:span text:style-name="T3">WLB</text:span></text:p>
          </draw:text-box>
        </draw:frame>
        <draw:g>
          <draw:line draw:style-name="gr5" draw:text-style-name="P2" draw:layer="layout" svg:x1="12.6cm" svg:y1="9.9cm" svg:x2="12.6cm" svg:y2="9.7cm">
            <text:p/>
          </draw:line>
          <draw:polygon draw:style-name="gr7" draw:text-style-name="P2" draw:layer="layout" svg:width="0.199cm" svg:height="0.199cm" svg:x="12.4cm" svg:y="9.7cm" svg:viewBox="0 0 200 200" draw:points="0,200 0,0 200,100">
            <text:p/>
          </draw:polygon>
        </draw:g>
        <draw:line draw:style-name="gr5" draw:text-style-name="P2" draw:layer="layout" svg:x1="8.4cm" svg:y1="9.8cm" svg:x2="13cm" svg:y2="9.8cm">
          <text:p/>
        </draw:line>
        <draw:g>
          <draw:line draw:style-name="gr5" draw:text-style-name="P2" draw:layer="layout" svg:x1="12.9cm" svg:y1="10cm" svg:x2="13.1cm" svg:y2="10cm">
            <text:p/>
          </draw:line>
          <draw:polygon draw:style-name="gr7" draw:text-style-name="P2" draw:layer="layout" svg:width="0.199cm" svg:height="0.199cm" svg:x="12.9cm" svg:y="10cm" svg:viewBox="0 0 200 200" draw:points="0,200 200,200 100,0">
            <text:p/>
          </draw:polygon>
        </draw:g>
        <draw:circle draw:style-name="gr33" draw:text-style-name="P2" draw:layer="layout" svg:width="0.1cm" svg:height="0.1cm" svg:x="12.945cm" svg:y="9.745cm">
          <text:p/>
        </draw:circle>
        <draw:circle draw:style-name="gr33" draw:text-style-name="P2" draw:layer="layout" svg:width="0.1cm" svg:height="0.1cm" svg:x="8.345cm" svg:y="9.745cm">
          <text:p/>
        </draw:circle>
        <draw:polyline draw:style-name="gr52" draw:text-style-name="P2" draw:layer="layout" svg:width="4.199cm" svg:height="2.299cm" svg:x="7.9cm" svg:y="13.7cm" svg:viewBox="0 0 4200 2300" draw:points="4200,0 4200,1500 0,1500 0,2300">
          <text:p/>
        </draw:polyline>
        <draw:frame draw:style-name="gr11" draw:text-style-name="P1" draw:layer="layout" svg:width="0.7cm" svg:height="0.3cm" draw:transform="rotate (1.5707963267946) translate (9.7cm 14.6cm)">
          <draw:text-box>
            <text:p><text:span text:style-name="T1">BC337</text:span></text:p>
          </draw:text-box>
        </draw:frame>
        <draw:ellipse draw:style-name="gr9" draw:text-style-name="P2" draw:layer="layout" svg:width="0.078cm" svg:height="0.071cm" svg:x="9.57cm" svg:y="13.669cm">
          <text:p/>
        </draw:ellipse>
        <draw:ellipse draw:style-name="gr9" draw:text-style-name="P2" draw:layer="layout" svg:width="0.078cm" svg:height="0.071cm" svg:x="9.568cm" svg:y="13.66cm">
          <text:p/>
        </draw:ellipse>
        <draw:polyline draw:style-name="gr2" draw:text-style-name="P2" draw:layer="layout" svg:width="0.299cm" svg:height="0.499cm" svg:x="10.9cm" svg:y="13.7cm" svg:viewBox="0 0 300 500" draw:points="300,0 300,300 0,500">
          <text:p/>
        </draw:polyline>
        <draw:polyline draw:style-name="gr2" draw:text-style-name="P2" draw:layer="layout" svg:width="0.302cm" svg:height="0.299cm" svg:x="10.897cm" svg:y="14.2cm" svg:viewBox="0 0 303 300" draw:points="0,0 298,200 303,300">
          <text:p/>
        </draw:polyline>
        <draw:line draw:style-name="gr3" draw:text-style-name="P2" draw:layer="layout" svg:x1="10.885cm" svg:y1="13.994cm" svg:x2="10.885cm" svg:y2="14.393cm">
          <text:p/>
        </draw:line>
        <draw:line draw:style-name="gr4" draw:text-style-name="P2" draw:layer="layout" svg:x1="10.884cm" svg:y1="14.213cm" svg:x2="11.2cm" svg:y2="14.4cm">
          <text:p/>
        </draw:line>
        <draw:g>
          <draw:line draw:style-name="gr6" draw:text-style-name="P2" draw:layer="layout" svg:x1="10.636cm" svg:y1="14.159cm" svg:x2="10.835cm" svg:y2="14.259cm">
            <text:p/>
          </draw:line>
          <draw:line draw:style-name="gr6" draw:text-style-name="P2" draw:layer="layout" svg:x1="10.636cm" svg:y1="14.06cm" svg:x2="10.835cm" svg:y2="14.16cm">
            <text:p/>
          </draw:line>
        </draw:g>
        <draw:line draw:style-name="gr5" draw:text-style-name="P2" draw:layer="layout" svg:x1="10.4cm" svg:y1="14.2cm" svg:x2="10.599cm" svg:y2="14.2cm">
          <text:p/>
        </draw:line>
        <draw:polygon draw:style-name="gr7" draw:text-style-name="P2" draw:layer="layout" svg:width="0.198cm" svg:height="0.199cm" svg:x="10.4cm" svg:y="14.001cm" svg:viewBox="0 0 199 200" draw:points="0,0 199,0 99,200">
          <text:p/>
        </draw:polygon>
        <draw:line draw:style-name="gr5" draw:text-style-name="P2" draw:layer="layout" svg:x1="10.5cm" svg:y1="13.9cm" svg:x2="10.5cm" svg:y2="14.5cm">
          <text:p/>
        </draw:line>
        <draw:frame draw:style-name="gr11" draw:text-style-name="P1" draw:layer="layout" svg:width="1cm" svg:height="0.298cm" draw:transform="rotate (1.5707963267946) translate (11.302cm 14.7cm)">
          <draw:text-box>
            <text:p><text:span text:style-name="T1">SFH615A</text:span></text:p>
          </draw:text-box>
        </draw:frame>
        <draw:line draw:style-name="gr5" draw:text-style-name="P2" draw:layer="layout" svg:x1="11.2cm" svg:y1="14.4cm" svg:x2="11.2cm" svg:y2="14.8cm">
          <text:p/>
        </draw:line>
        <draw:ellipse draw:style-name="gr9" draw:text-style-name="P2" draw:layer="layout" svg:width="0.078cm" svg:height="0.071cm" svg:x="12.07cm" svg:y="13.669cm">
          <text:p/>
        </draw:ellipse>
        <draw:ellipse draw:style-name="gr9" draw:text-style-name="P2" draw:layer="layout" svg:width="0.078cm" svg:height="0.071cm" svg:x="12.068cm" svg:y="13.66cm">
          <text:p/>
        </draw:ellipse>
        <draw:polyline draw:style-name="gr5" draw:text-style-name="P2" draw:layer="layout" svg:width="3.399cm" svg:height="1.199cm" svg:x="12.1cm" svg:y="12.8cm" svg:viewBox="0 0 3400 1200" draw:points="3400,1200 3400,900 0,900 0,0">
          <text:p/>
        </draw:polyline>
        <draw:rect draw:style-name="gr13" draw:text-style-name="P2" draw:layer="layout" svg:width="0.502cm" svg:height="0.214cm" svg:x="12.798cm" svg:y="14.1cm">
          <text:p/>
        </draw:rect>
        <draw:frame draw:style-name="gr1" draw:text-style-name="P1" draw:layer="layout" svg:width="0.401cm" svg:height="0.3cm" svg:x="12.85cm" svg:y="13.81cm">
          <draw:text-box>
            <text:p><text:span text:style-name="T1">10k</text:span></text:p>
          </draw:text-box>
        </draw:frame>
        <draw:polyline draw:style-name="gr2" draw:text-style-name="P2" draw:layer="layout" svg:width="0.299cm" svg:height="0.501cm" svg:x="13.6cm" svg:y="13.7cm" svg:viewBox="0 0 300 502" draw:points="300,0 300,300 0,502">
          <text:p/>
        </draw:polyline>
        <draw:polyline draw:style-name="gr2" draw:text-style-name="P2" draw:layer="layout" svg:width="0.299cm" svg:height="0.599cm" svg:x="13.6cm" svg:y="14.2cm" svg:viewBox="0 0 300 600" draw:points="0,0 300,200 300,600">
          <text:p/>
        </draw:polyline>
        <draw:line draw:style-name="gr3" draw:text-style-name="P2" draw:layer="layout" svg:x1="13.6cm" svg:y1="14cm" svg:x2="13.6cm" svg:y2="14.4cm">
          <text:p/>
        </draw:line>
        <draw:line draw:style-name="gr4" draw:text-style-name="P2" draw:layer="layout" svg:x1="13.599cm" svg:y1="14.22cm" svg:x2="13.899cm" svg:y2="14.398cm">
          <text:p/>
        </draw:line>
        <draw:line draw:style-name="gr5" draw:text-style-name="P2" draw:layer="layout" svg:x1="13.3cm" svg:y1="14.2cm" svg:x2="13.6cm" svg:y2="14.2cm">
          <text:p/>
        </draw:line>
        <draw:frame draw:style-name="gr11" draw:text-style-name="P1" draw:layer="layout" svg:width="0.7cm" svg:height="0.3cm" draw:transform="rotate (1.5707963267946) translate (14cm 14.6cm)">
          <draw:text-box>
            <text:p><text:span text:style-name="T1">BC337</text:span></text:p>
          </draw:text-box>
        </draw:frame>
        <draw:ellipse draw:style-name="gr9" draw:text-style-name="P2" draw:layer="layout" svg:width="0.078cm" svg:height="0.071cm" svg:x="13.87cm" svg:y="13.669cm">
          <text:p/>
        </draw:ellipse>
        <draw:ellipse draw:style-name="gr9" draw:text-style-name="P2" draw:layer="layout" svg:width="0.078cm" svg:height="0.071cm" svg:x="13.868cm" svg:y="13.66cm">
          <text:p/>
        </draw:ellipse>
        <draw:polyline draw:style-name="gr2" draw:text-style-name="P2" draw:layer="layout" svg:width="0.299cm" svg:height="0.499cm" svg:x="15.2cm" svg:y="13.7cm" svg:viewBox="0 0 300 500" draw:points="300,0 300,300 0,500">
          <text:p/>
        </draw:polyline>
        <draw:polyline draw:style-name="gr2" draw:text-style-name="P2" draw:layer="layout" svg:width="0.299cm" svg:height="0.599cm" svg:x="15.2cm" svg:y="14.2cm" svg:viewBox="0 0 300 600" draw:points="0,0 300,200 300,600">
          <text:p/>
        </draw:polyline>
        <draw:line draw:style-name="gr3" draw:text-style-name="P2" draw:layer="layout" svg:x1="15.185cm" svg:y1="13.994cm" svg:x2="15.185cm" svg:y2="14.393cm">
          <text:p/>
        </draw:line>
        <draw:line draw:style-name="gr4" draw:text-style-name="P2" draw:layer="layout" svg:x1="15.184cm" svg:y1="14.213cm" svg:x2="15.482cm" svg:y2="14.391cm">
          <text:p/>
        </draw:line>
        <draw:g>
          <draw:line draw:style-name="gr6" draw:text-style-name="P2" draw:layer="layout" svg:x1="14.936cm" svg:y1="14.159cm" svg:x2="15.135cm" svg:y2="14.259cm">
            <text:p/>
          </draw:line>
          <draw:line draw:style-name="gr6" draw:text-style-name="P2" draw:layer="layout" svg:x1="14.936cm" svg:y1="14.06cm" svg:x2="15.135cm" svg:y2="14.16cm">
            <text:p/>
          </draw:line>
        </draw:g>
        <draw:line draw:style-name="gr5" draw:text-style-name="P2" draw:layer="layout" svg:x1="14.7cm" svg:y1="14.2cm" svg:x2="14.899cm" svg:y2="14.2cm">
          <text:p/>
        </draw:line>
        <draw:polygon draw:style-name="gr7" draw:text-style-name="P2" draw:layer="layout" svg:width="0.198cm" svg:height="0.199cm" svg:x="14.7cm" svg:y="14.001cm" svg:viewBox="0 0 199 200" draw:points="0,0 199,0 99,200">
          <text:p/>
        </draw:polygon>
        <draw:line draw:style-name="gr5" draw:text-style-name="P2" draw:layer="layout" svg:x1="14.8cm" svg:y1="13.9cm" svg:x2="14.799cm" svg:y2="14.5cm">
          <text:p/>
        </draw:line>
        <draw:frame draw:style-name="gr1" draw:text-style-name="P1" draw:layer="layout" svg:width="0.6cm" svg:height="0.3cm" svg:x="11.35cm" svg:y="10.5cm">
          <draw:text-box>
            <text:p><text:span text:style-name="T1">100k</text:span></text:p>
          </draw:text-box>
        </draw:frame>
        <draw:rect draw:style-name="gr13" draw:text-style-name="P2" draw:layer="layout" svg:width="0.201cm" svg:height="0.501cm" svg:x="12cm" svg:y="10.4cm">
          <text:p/>
        </draw:rect>
        <draw:line draw:style-name="gr5" draw:text-style-name="P2" draw:layer="layout" svg:x1="12.1cm" svg:y1="10.2cm" svg:x2="12.1cm" svg:y2="10.4cm">
          <text:p/>
        </draw:line>
        <draw:ellipse draw:style-name="gr9" draw:text-style-name="P2" draw:layer="layout" svg:width="0.078cm" svg:height="0.071cm" svg:x="12.062cm" svg:y="10.169cm">
          <text:p/>
        </draw:ellipse>
        <draw:ellipse draw:style-name="gr9" draw:text-style-name="P2" draw:layer="layout" svg:width="0.078cm" svg:height="0.071cm" svg:x="12.06cm" svg:y="10.16cm">
          <text:p/>
        </draw:ellipse>
        <draw:g>
          <draw:polyline draw:style-name="gr2" draw:text-style-name="P2" draw:layer="layout" svg:width="0.303cm" svg:height="0.395cm" svg:x="12.396cm" svg:y="11.104cm" svg:viewBox="0 0 304 396" draw:points="304,396 304,196 0,0">
            <text:p/>
          </draw:polyline>
          <draw:line draw:style-name="gr3" draw:text-style-name="P2" draw:layer="layout" svg:x1="12.4cm" svg:y1="10.9cm" svg:x2="12.4cm" svg:y2="11.3cm">
            <text:p/>
          </draw:line>
          <draw:line draw:style-name="gr4" draw:text-style-name="P2" draw:layer="layout" svg:x1="12.7cm" svg:y1="10.9cm" svg:x2="12.395cm" svg:y2="11.1cm">
            <text:p/>
          </draw:line>
        </draw:g>
        <draw:line draw:style-name="gr5" draw:text-style-name="P2" draw:layer="layout" svg:x1="12.1cm" svg:y1="10.9cm" svg:x2="12.1cm" svg:y2="11.3cm">
          <text:p/>
        </draw:line>
        <draw:line draw:style-name="gr5" draw:text-style-name="P2" draw:layer="layout" svg:x1="12.4cm" svg:y1="11.1cm" svg:x2="12.1cm" svg:y2="11.1cm">
          <text:p/>
        </draw:line>
        <draw:ellipse draw:style-name="gr9" draw:text-style-name="P2" draw:layer="layout" svg:width="0.078cm" svg:height="0.071cm" svg:x="12.062cm" svg:y="11.069cm">
          <text:p/>
        </draw:ellipse>
        <draw:ellipse draw:style-name="gr9" draw:text-style-name="P2" draw:layer="layout" svg:width="0.078cm" svg:height="0.071cm" svg:x="12.06cm" svg:y="11.06cm">
          <text:p/>
        </draw:ellipse>
        <draw:polyline draw:style-name="gr5" draw:text-style-name="P2" draw:layer="layout" svg:width="0.299cm" svg:height="0.891cm" svg:x="12.4cm" svg:y="10.208cm" svg:viewBox="0 0 300 892" draw:points="300,0 300,692 0,892">
          <text:p/>
        </draw:polyline>
        <draw:frame draw:style-name="gr1" draw:text-style-name="P1" draw:layer="layout" svg:width="0.458cm" svg:height="0.3cm" svg:x="11.455cm" svg:y="11.276cm">
          <draw:text-box>
            <text:p><text:span text:style-name="T1">33k</text:span></text:p>
          </draw:text-box>
        </draw:frame>
        <draw:rect draw:style-name="gr13" draw:text-style-name="P2" draw:layer="layout" svg:width="0.201cm" svg:height="0.501cm" svg:x="12cm" svg:y="11.299cm">
          <text:p/>
        </draw:rect>
        <draw:frame draw:style-name="gr11" draw:text-style-name="P1" draw:layer="layout" svg:width="0.7cm" svg:height="0.3cm" svg:x="13.101cm" svg:y="11cm">
          <draw:text-box>
            <text:p><text:span text:style-name="T1">BC327</text:span></text:p>
          </draw:text-box>
        </draw:frame>
        <draw:circle draw:style-name="gr33" draw:text-style-name="P2" draw:layer="layout" svg:width="0.1cm" svg:height="0.1cm" svg:x="7.65cm" svg:y="14.75cm">
          <text:p/>
        </draw:circle>
        <draw:circle draw:style-name="gr33" draw:text-style-name="P2" draw:layer="layout" svg:width="0.1cm" svg:height="0.1cm" svg:x="9.55cm" svg:y="14.75cm">
          <text:p/>
        </draw:circle>
        <draw:circle draw:style-name="gr33" draw:text-style-name="P2" draw:layer="layout" svg:width="0.1cm" svg:height="0.1cm" svg:x="11.15cm" svg:y="14.75cm">
          <text:p/>
        </draw:circle>
        <draw:circle draw:style-name="gr33" draw:text-style-name="P2" draw:layer="layout" svg:width="0.1cm" svg:height="0.1cm" svg:x="13.85cm" svg:y="14.75cm">
          <text:p/>
        </draw:circle>
        <draw:frame draw:style-name="gr1" draw:text-style-name="P1" draw:layer="layout" svg:width="1cm" svg:height="0.299cm" svg:x="13.1cm" svg:y="13.302cm">
          <draw:text-box>
            <text:p><text:span text:style-name="T1">Schalten</text:span></text:p>
          </draw:text-box>
        </draw:frame>
        <draw:frame draw:style-name="gr1" draw:text-style-name="P1" draw:layer="layout" svg:width="2.2cm" svg:height="0.299cm" svg:x="8.5cm" svg:y="13.303cm">
          <draw:text-box>
            <text:p><text:span text:style-name="T1">Richtung + Schalten</text:span></text:p>
          </draw:text-box>
        </draw:frame>
        <draw:frame draw:style-name="gr53" draw:text-style-name="P12" draw:layer="layout" svg:width="3cm" svg:height="0.4cm" svg:x="11.7cm" svg:y="4.5cm">
          <draw:text-box>
            <text:p text:style-name="P2"><text:span text:style-name="T11">LED-Anzeige + Rückmeldung</text:span></text:p>
          </draw:text-box>
        </draw:frame>
        <draw:polygon draw:style-name="gr49" draw:text-style-name="P2" draw:layer="layout" svg:width="0.099cm" svg:height="0.249cm" svg:x="10.65cm" svg:y="4.4cm" svg:viewBox="0 0 100 250" draw:points="0,250 100,250 50,0">
          <text:p/>
        </draw:polygon>
        <draw:polygon draw:style-name="gr49" draw:text-style-name="P2" draw:layer="layout" svg:width="0.249cm" svg:height="0.099cm" svg:x="10.7cm" svg:y="4.951cm" svg:viewBox="0 0 250 100" draw:points="250,0 250,100 0,50">
          <text:p/>
        </draw:polygon>
        <draw:polygon draw:style-name="gr48" draw:text-style-name="P2" draw:layer="layout" svg:width="0.249cm" svg:height="0.099cm" svg:x="7.1cm" svg:y="4.551cm" svg:viewBox="0 0 250 100" draw:points="250,0 250,100 0,50">
          <text:p/>
        </draw:polygon>
        <draw:polyline draw:style-name="gr54" draw:text-style-name="P2" draw:layer="layout" svg:width="3.699cm" svg:height="1.099cm" svg:x="2.4cm" svg:y="22.3cm" svg:viewBox="0 0 3700 1100" draw:points="0,1100 3700,1100 3700,0">
          <text:p/>
        </draw:polyline>
        <draw:polyline draw:style-name="gr55" draw:text-style-name="P2" draw:layer="layout" svg:width="3.299cm" svg:height="1.399cm" svg:x="2.4cm" svg:y="22.3cm" svg:viewBox="0 0 3300 1400" draw:points="0,1400 3300,1400 3300,0">
          <text:p/>
        </draw:polyline>
        <draw:polyline draw:style-name="gr56" draw:text-style-name="P2" draw:layer="layout" svg:width="4.199cm" svg:height="0.899cm" svg:x="3.8cm" svg:y="21.9cm" svg:viewBox="0 0 4200 900" draw:points="0,400 0,900 3100,900 3100,0 4200,0">
          <text:p/>
        </draw:polyline>
        <draw:g>
          <draw:rect draw:style-name="gr57" draw:text-style-name="P2" draw:layer="layout" svg:width="0.4cm" svg:height="0.6cm" svg:x="3.199cm" svg:y="21.708cm">
            <text:p/>
          </draw:rect>
          <draw:frame draw:style-name="gr58" draw:text-style-name="P13" draw:layer="layout" svg:width="0.8cm" svg:height="0.497cm" svg:x="2.999cm" svg:y="21.608cm">
            <draw:text-box>
              <text:p><text:span text:style-name="T12">A1</text:span></text:p>
            </draw:text-box>
          </draw:frame>
          <draw:rect draw:style-name="gr57" draw:text-style-name="P2" draw:layer="layout" svg:width="0.4cm" svg:height="0.6cm" svg:x="3.599cm" svg:y="21.708cm">
            <text:p/>
          </draw:rect>
          <draw:rect draw:style-name="gr57" draw:text-style-name="P2" draw:layer="layout" svg:width="0.4cm" svg:height="0.6cm" svg:x="3.999cm" svg:y="21.708cm">
            <text:p/>
          </draw:rect>
          <draw:rect draw:style-name="gr57" draw:text-style-name="P2" draw:layer="layout" svg:width="0.4cm" svg:height="0.6cm" svg:x="4.399cm" svg:y="21.708cm">
            <text:p/>
          </draw:rect>
          <draw:rect draw:style-name="gr57" draw:text-style-name="P2" draw:layer="layout" svg:width="0.4cm" svg:height="0.601cm" svg:x="4.799cm" svg:y="21.707cm">
            <text:p/>
          </draw:rect>
          <draw:rect draw:style-name="gr57" draw:text-style-name="P2" draw:layer="layout" svg:width="0.4cm" svg:height="0.6cm" svg:x="5.199cm" svg:y="21.708cm">
            <text:p/>
          </draw:rect>
          <draw:rect draw:style-name="gr57" draw:text-style-name="P2" draw:layer="layout" svg:width="0.4cm" svg:height="0.601cm" svg:x="5.599cm" svg:y="21.707cm">
            <text:p/>
          </draw:rect>
          <draw:rect draw:style-name="gr57" draw:text-style-name="P2" draw:layer="layout" svg:width="0.4cm" svg:height="0.6cm" svg:x="5.999cm" svg:y="21.708cm">
            <text:p/>
          </draw:rect>
          <draw:frame draw:style-name="gr59" draw:text-style-name="P14" draw:layer="layout" svg:width="0.4cm" svg:height="0.577cm" svg:x="3.199cm" svg:y="21.808cm">
            <draw:text-box>
              <text:p text:style-name="P2"><text:span text:style-name="T13">R</text:span></text:p>
            </draw:text-box>
          </draw:frame>
          <draw:frame draw:style-name="gr58" draw:text-style-name="P13" draw:layer="layout" svg:width="0.8cm" svg:height="0.497cm" svg:x="3.399cm" svg:y="21.609cm">
            <draw:text-box>
              <text:p><text:span text:style-name="T12">A1</text:span></text:p>
            </draw:text-box>
          </draw:frame>
          <draw:frame draw:style-name="gr58" draw:text-style-name="P13" draw:layer="layout" svg:width="0.8cm" svg:height="0.497cm" svg:x="3.799cm" svg:y="21.61cm">
            <draw:text-box>
              <text:p><text:span text:style-name="T12">A1</text:span></text:p>
            </draw:text-box>
          </draw:frame>
          <draw:frame draw:style-name="gr58" draw:text-style-name="P13" draw:layer="layout" svg:width="0.8cm" svg:height="0.497cm" svg:x="4.199cm" svg:y="21.611cm">
            <draw:text-box>
              <text:p><text:span text:style-name="T12">A2</text:span></text:p>
            </draw:text-box>
          </draw:frame>
          <draw:frame draw:style-name="gr60" draw:text-style-name="P13" draw:layer="layout" svg:width="0.8cm" svg:height="0.497cm" svg:x="4.599cm" svg:y="21.612cm">
            <draw:text-box>
              <text:p><text:span text:style-name="T12">A2</text:span></text:p>
            </draw:text-box>
          </draw:frame>
          <draw:frame draw:style-name="gr60" draw:text-style-name="P13" draw:layer="layout" svg:width="0.8cm" svg:height="0.497cm" svg:x="4.999cm" svg:y="21.613cm">
            <draw:text-box>
              <text:p><text:span text:style-name="T12">A2</text:span></text:p>
            </draw:text-box>
          </draw:frame>
          <draw:frame draw:style-name="gr59" draw:text-style-name="P14" draw:layer="layout" svg:width="0.4cm" svg:height="0.577cm" svg:x="3.599cm" svg:y="21.809cm">
            <draw:text-box>
              <text:p text:style-name="P2"><text:span text:style-name="T13">G</text:span></text:p>
            </draw:text-box>
          </draw:frame>
          <draw:frame draw:style-name="gr59" draw:text-style-name="P14" draw:layer="layout" svg:width="0.4cm" svg:height="0.577cm" svg:x="3.999cm" svg:y="21.81cm">
            <draw:text-box>
              <text:p text:style-name="P2"><text:span text:style-name="T13">-</text:span></text:p>
            </draw:text-box>
          </draw:frame>
          <draw:frame draw:style-name="gr61" draw:text-style-name="P14" draw:layer="layout" svg:width="0.4cm" svg:height="0.577cm" svg:x="4.399cm" svg:y="21.811cm">
            <draw:text-box>
              <text:p text:style-name="P2"><text:span text:style-name="T13">R</text:span></text:p>
            </draw:text-box>
          </draw:frame>
          <draw:frame draw:style-name="gr62" draw:text-style-name="P14" draw:layer="layout" svg:width="0.412cm" svg:height="0.595cm" svg:x="4.793cm" svg:y="21.812cm">
            <draw:text-box>
              <text:p text:style-name="P2"><text:span text:style-name="T13">G</text:span></text:p>
            </draw:text-box>
          </draw:frame>
          <draw:frame draw:style-name="gr61" draw:text-style-name="P14" draw:layer="layout" svg:width="0.4cm" svg:height="0.577cm" svg:x="5.199cm" svg:y="21.813cm">
            <draw:text-box>
              <text:p text:style-name="P2"><text:span text:style-name="T13">-</text:span></text:p>
            </draw:text-box>
          </draw:frame>
          <draw:frame draw:style-name="gr63" draw:text-style-name="P14" draw:layer="layout" svg:width="0.8cm" svg:height="0.577cm" svg:x="5.399cm" svg:y="21.709cm">
            <draw:text-box>
              <text:p text:style-name="P2"><text:span text:style-name="T13">Gl</text:span></text:p>
            </draw:text-box>
          </draw:frame>
          <draw:frame draw:style-name="gr64" draw:text-style-name="P14" draw:layer="layout" svg:width="0.8cm" svg:height="0.577cm" svg:x="5.799cm" svg:y="21.71cm">
            <draw:text-box>
              <text:p text:style-name="P2"><text:span text:style-name="T13">Gl</text:span></text:p>
            </draw:text-box>
          </draw:frame>
        </draw:g>
        <draw:custom-shape draw:style-name="gr65" draw:text-style-name="P2" draw:layer="layout" svg:width="3.2cm" svg:height="0.6cm" svg:x="3.199cm" svg:y="21.7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6" draw:text-style-name="P15" draw:layer="layout" svg:width="2.74cm" svg:height="0.5cm" svg:x="3.159cm" svg:y="21.201cm">
          <draw:text-box>
            <text:p><text:span text:style-name="T14">Uhlenbrock MD2</text:span></text:p>
          </draw:text-box>
        </draw:frame>
        <draw:g>
          <draw:rect draw:style-name="gr57" draw:text-style-name="P2" draw:layer="layout" svg:width="0.4cm" svg:height="0.6cm" svg:x="3.2cm" svg:y="21.7cm">
            <text:p/>
          </draw:rect>
          <draw:frame draw:style-name="gr58" draw:text-style-name="P13" draw:layer="layout" svg:width="0.8cm" svg:height="0.497cm" svg:x="3cm" svg:y="21.6cm">
            <draw:text-box>
              <text:p><text:span text:style-name="T12">A1</text:span></text:p>
            </draw:text-box>
          </draw:frame>
          <draw:rect draw:style-name="gr57" draw:text-style-name="P2" draw:layer="layout" svg:width="0.4cm" svg:height="0.6cm" svg:x="3.6cm" svg:y="21.7cm">
            <text:p/>
          </draw:rect>
          <draw:rect draw:style-name="gr57" draw:text-style-name="P2" draw:layer="layout" svg:width="0.4cm" svg:height="0.6cm" svg:x="4cm" svg:y="21.7cm">
            <text:p/>
          </draw:rect>
          <draw:rect draw:style-name="gr57" draw:text-style-name="P2" draw:layer="layout" svg:width="0.4cm" svg:height="0.6cm" svg:x="4.4cm" svg:y="21.7cm">
            <text:p/>
          </draw:rect>
          <draw:rect draw:style-name="gr57" draw:text-style-name="P2" draw:layer="layout" svg:width="0.4cm" svg:height="0.601cm" svg:x="4.8cm" svg:y="21.699cm">
            <text:p/>
          </draw:rect>
          <draw:rect draw:style-name="gr57" draw:text-style-name="P2" draw:layer="layout" svg:width="0.4cm" svg:height="0.6cm" svg:x="5.2cm" svg:y="21.7cm">
            <text:p/>
          </draw:rect>
          <draw:rect draw:style-name="gr57" draw:text-style-name="P2" draw:layer="layout" svg:width="0.4cm" svg:height="0.601cm" svg:x="5.6cm" svg:y="21.699cm">
            <text:p/>
          </draw:rect>
          <draw:rect draw:style-name="gr57" draw:text-style-name="P2" draw:layer="layout" svg:width="0.4cm" svg:height="0.6cm" svg:x="6cm" svg:y="21.7cm">
            <text:p/>
          </draw:rect>
          <draw:frame draw:style-name="gr59" draw:text-style-name="P14" draw:layer="layout" svg:width="0.4cm" svg:height="0.577cm" svg:x="3.2cm" svg:y="21.8cm">
            <draw:text-box>
              <text:p text:style-name="P2"><text:span text:style-name="T13">R</text:span></text:p>
            </draw:text-box>
          </draw:frame>
          <draw:frame draw:style-name="gr58" draw:text-style-name="P13" draw:layer="layout" svg:width="0.8cm" svg:height="0.497cm" svg:x="3.4cm" svg:y="21.601cm">
            <draw:text-box>
              <text:p><text:span text:style-name="T12">A1</text:span></text:p>
            </draw:text-box>
          </draw:frame>
          <draw:frame draw:style-name="gr58" draw:text-style-name="P13" draw:layer="layout" svg:width="0.8cm" svg:height="0.497cm" svg:x="3.8cm" svg:y="21.602cm">
            <draw:text-box>
              <text:p><text:span text:style-name="T12">A1</text:span></text:p>
            </draw:text-box>
          </draw:frame>
          <draw:frame draw:style-name="gr58" draw:text-style-name="P13" draw:layer="layout" svg:width="0.8cm" svg:height="0.497cm" svg:x="4.2cm" svg:y="21.603cm">
            <draw:text-box>
              <text:p><text:span text:style-name="T12">A2</text:span></text:p>
            </draw:text-box>
          </draw:frame>
          <draw:frame draw:style-name="gr60" draw:text-style-name="P13" draw:layer="layout" svg:width="0.8cm" svg:height="0.497cm" svg:x="4.6cm" svg:y="21.604cm">
            <draw:text-box>
              <text:p><text:span text:style-name="T12">A2</text:span></text:p>
            </draw:text-box>
          </draw:frame>
          <draw:frame draw:style-name="gr60" draw:text-style-name="P13" draw:layer="layout" svg:width="0.8cm" svg:height="0.497cm" svg:x="5cm" svg:y="21.605cm">
            <draw:text-box>
              <text:p><text:span text:style-name="T12">A2</text:span></text:p>
            </draw:text-box>
          </draw:frame>
          <draw:frame draw:style-name="gr59" draw:text-style-name="P14" draw:layer="layout" svg:width="0.4cm" svg:height="0.577cm" svg:x="3.6cm" svg:y="21.801cm">
            <draw:text-box>
              <text:p text:style-name="P2"><text:span text:style-name="T13">G</text:span></text:p>
            </draw:text-box>
          </draw:frame>
          <draw:frame draw:style-name="gr59" draw:text-style-name="P14" draw:layer="layout" svg:width="0.4cm" svg:height="0.577cm" svg:x="4cm" svg:y="21.802cm">
            <draw:text-box>
              <text:p text:style-name="P2"><text:span text:style-name="T13">-</text:span></text:p>
            </draw:text-box>
          </draw:frame>
          <draw:frame draw:style-name="gr61" draw:text-style-name="P14" draw:layer="layout" svg:width="0.4cm" svg:height="0.577cm" svg:x="4.4cm" svg:y="21.803cm">
            <draw:text-box>
              <text:p text:style-name="P2"><text:span text:style-name="T13">R</text:span></text:p>
            </draw:text-box>
          </draw:frame>
          <draw:frame draw:style-name="gr62" draw:text-style-name="P14" draw:layer="layout" svg:width="0.412cm" svg:height="0.595cm" svg:x="4.794cm" svg:y="21.804cm">
            <draw:text-box>
              <text:p text:style-name="P2"><text:span text:style-name="T13">G</text:span></text:p>
            </draw:text-box>
          </draw:frame>
          <draw:frame draw:style-name="gr61" draw:text-style-name="P14" draw:layer="layout" svg:width="0.4cm" svg:height="0.577cm" svg:x="5.2cm" svg:y="21.805cm">
            <draw:text-box>
              <text:p text:style-name="P2"><text:span text:style-name="T13">-</text:span></text:p>
            </draw:text-box>
          </draw:frame>
          <draw:frame draw:style-name="gr63" draw:text-style-name="P14" draw:layer="layout" svg:width="0.8cm" svg:height="0.577cm" svg:x="5.4cm" svg:y="21.701cm">
            <draw:text-box>
              <text:p text:style-name="P2"><text:span text:style-name="T13">Gl</text:span></text:p>
            </draw:text-box>
          </draw:frame>
          <draw:frame draw:style-name="gr64" draw:text-style-name="P14" draw:layer="layout" svg:width="0.8cm" svg:height="0.577cm" svg:x="5.8cm" svg:y="21.702cm">
            <draw:text-box>
              <text:p text:style-name="P2"><text:span text:style-name="T13">Gl</text:span></text:p>
            </draw:text-box>
          </draw:frame>
        </draw:g>
        <draw:frame draw:style-name="gr67" draw:text-style-name="P16" draw:layer="layout" svg:width="0.612cm" svg:height="0.331cm" svg:x="5.741cm" svg:y="21.339cm">
          <draw:text-box>
            <text:p><text:span text:style-name="T15">DCC</text:span></text:p>
          </draw:text-box>
        </draw:frame>
        <draw:rect draw:style-name="gr25" draw:text-style-name="P2" draw:layer="layout" svg:width="0.3cm" svg:height="0.302cm" svg:x="2.101cm" svg:y="23.253cm">
          <text:p/>
        </draw:rect>
        <draw:frame draw:style-name="gr26" draw:text-style-name="P6" draw:layer="layout" svg:width="0.2cm" svg:height="0.3cm" svg:x="2.151cm" svg:y="23.253cm">
          <draw:text-box>
            <text:p><text:span text:style-name="T5">4</text:span></text:p>
          </draw:text-box>
        </draw:frame>
        <draw:frame draw:style-name="gr68" draw:text-style-name="P6" draw:layer="layout" svg:width="0.35cm" svg:height="0.3cm" svg:x="1.7cm" svg:y="23.26cm">
          <draw:text-box>
            <text:p><text:span text:style-name="T5">WA</text:span></text:p>
          </draw:text-box>
        </draw:frame>
        <draw:rect draw:style-name="gr25" draw:text-style-name="P2" draw:layer="layout" svg:width="0.3cm" svg:height="0.302cm" svg:x="2.101cm" svg:y="23.553cm">
          <text:p/>
        </draw:rect>
        <draw:frame draw:style-name="gr26" draw:text-style-name="P6" draw:layer="layout" svg:width="0.2cm" svg:height="0.3cm" svg:x="2.151cm" svg:y="23.553cm">
          <draw:text-box>
            <text:p><text:span text:style-name="T5">7</text:span></text:p>
          </draw:text-box>
        </draw:frame>
        <draw:frame draw:style-name="gr68" draw:text-style-name="P6" draw:layer="layout" svg:width="0.35cm" svg:height="0.3cm" svg:x="1.7cm" svg:y="23.56cm">
          <draw:text-box>
            <text:p><text:span text:style-name="T5">WB</text:span></text:p>
          </draw:text-box>
        </draw:frame>
        <draw:frame draw:style-name="gr41" draw:text-style-name="P1" draw:layer="layout" svg:width="0.45cm" svg:height="0.3cm" svg:x="2.5cm" svg:y="8.43cm">
          <draw:text-box>
            <text:p><text:span text:style-name="T1">blau</text:span></text:p>
          </draw:text-box>
        </draw:frame>
        <draw:frame draw:style-name="gr41" draw:text-style-name="P1" draw:layer="layout" svg:width="0.6cm" svg:height="0.3cm" svg:x="2.5cm" svg:y="8.73cm">
          <draw:text-box>
            <text:p><text:span text:style-name="T1">violett</text:span></text:p>
          </draw:text-box>
        </draw:frame>
        <draw:frame draw:style-name="gr41" draw:text-style-name="P1" draw:layer="layout" svg:width="0.45cm" svg:height="0.3cm" svg:x="2.5cm" svg:y="23.1cm">
          <draw:text-box>
            <text:p><text:span text:style-name="T1">gelb</text:span></text:p>
          </draw:text-box>
        </draw:frame>
        <draw:frame draw:style-name="gr41" draw:text-style-name="P1" draw:layer="layout" svg:width="0.45cm" svg:height="0.3cm" svg:x="2.5cm" svg:y="23.4cm">
          <draw:text-box>
            <text:p><text:span text:style-name="T1">grün</text:span></text:p>
          </draw:text-box>
        </draw:frame>
        <draw:frame draw:style-name="gr41" draw:text-style-name="P3" draw:layer="layout" svg:width="0.5cm" svg:height="0.3cm" svg:x="4.4cm" svg:y="16.4cm">
          <draw:text-box>
            <text:p><text:span text:style-name="T2">WSA</text:span></text:p>
          </draw:text-box>
        </draw:frame>
        <draw:polyline draw:style-name="gr52" draw:text-style-name="P2" draw:layer="layout" svg:width="6.099cm" svg:height="14.099cm" svg:x="4.5cm" svg:y="5.2cm" svg:viewBox="0 0 6100 14100" draw:points="0,14100 1300,14100 1300,700 6100,700 6100,0">
          <text:p/>
        </draw:polyline>
        <draw:polyline draw:style-name="gr50" draw:text-style-name="P2" draw:layer="layout" svg:width="5.899cm" svg:height="14.399cm" svg:x="4.5cm" svg:y="5.2cm" svg:viewBox="0 0 5900 14400" draw:points="5900,0 5900,900 1500,900 1500,14400 0,14400">
          <text:p/>
        </draw:polyline>
        <draw:rect draw:style-name="gr69" draw:text-style-name="P2" draw:layer="layout" svg:width="1.3cm" svg:height="1.692cm" svg:x="3.2cm" svg:y="19.108cm">
          <text:p/>
        </draw:rect>
        <draw:frame draw:style-name="gr70" draw:text-style-name="P8" draw:layer="layout" svg:width="0.95cm" svg:height="0.331cm" svg:x="3.34cm" svg:y="20.46cm">
          <draw:text-box>
            <text:p><text:span text:style-name="T7">D1mini</text:span></text:p>
          </draw:text-box>
        </draw:frame>
        <draw:line draw:style-name="gr31" draw:text-style-name="P2" draw:layer="layout" svg:x1="4.5cm" svg:y1="20.408cm" svg:x2="3.2cm" svg:y2="20.408cm">
          <text:p/>
        </draw:line>
        <draw:frame draw:style-name="gr19" draw:text-style-name="P10" draw:layer="layout" svg:width="0.25cm" svg:height="0.27cm" svg:x="4.069cm" svg:y="19.466cm">
          <draw:text-box>
            <text:p><text:span text:style-name="T9">Dx</text:span></text:p>
          </draw:text-box>
        </draw:frame>
        <draw:frame draw:style-name="gr19" draw:text-style-name="P10" draw:layer="layout" svg:width="0.25cm" svg:height="0.27cm" svg:x="4.07cm" svg:y="19.766cm">
          <draw:text-box>
            <text:p><text:span text:style-name="T9">Dx</text:span></text:p>
          </draw:text-box>
        </draw:frame>
        <draw:rect draw:style-name="gr20" draw:text-style-name="P2" draw:layer="layout" svg:width="2.05cm" svg:height="2.1cm" svg:x="3cm" svg:y="15.9cm">
          <text:p/>
        </draw:rect>
        <draw:circle draw:style-name="gr38" draw:text-style-name="P2" draw:layer="layout" svg:width="0.1cm" svg:height="0.1cm" svg:x="5cm" svg:y="16.25cm">
          <text:p/>
        </draw:circle>
        <draw:circle draw:style-name="gr38" draw:text-style-name="P2" draw:layer="layout" svg:width="0.1cm" svg:height="0.1cm" svg:x="5cm" svg:y="16.65cm">
          <text:p/>
        </draw:circle>
        <draw:circle draw:style-name="gr38" draw:text-style-name="P2" draw:layer="layout" svg:width="0.1cm" svg:height="0.1cm" svg:x="5cm" svg:y="17.05cm">
          <text:p/>
        </draw:circle>
        <draw:polyline draw:style-name="gr18" draw:text-style-name="P2" draw:layer="layout" svg:width="1.899cm" svg:height="8.799cm" svg:x="3.5cm" svg:y="10.3cm" svg:viewBox="0 0 1900 8800" draw:points="1500,0 1900,0 1900,8300 0,8300 0,8800">
          <text:p/>
        </draw:polyline>
        <draw:polyline draw:style-name="gr5" draw:text-style-name="P2" draw:layer="layout" svg:width="1.399cm" svg:height="4.299cm" svg:x="4.2cm" svg:y="14.8cm" svg:viewBox="0 0 1400 4300" draw:points="0,4300 0,4100 1400,4100 1400,0">
          <text:p/>
        </draw:polyline>
        <draw:circle draw:style-name="gr33" draw:text-style-name="P2" draw:layer="layout" svg:width="0.1cm" svg:height="0.1cm" svg:x="5.55cm" svg:y="14.75cm">
          <text:p/>
        </draw:circle>
        <draw:frame draw:style-name="gr41" draw:text-style-name="P17" draw:layer="layout" svg:width="0.5cm" svg:height="0.3cm" svg:x="4.5cm" svg:y="18.63cm">
          <draw:text-box>
            <text:p><text:span text:style-name="T16">GND</text:span></text:p>
          </draw:text-box>
        </draw:frame>
        <draw:frame draw:style-name="gr41" draw:text-style-name="P18" draw:layer="layout" svg:width="0.4cm" svg:height="0.3cm" svg:x="4.5cm" svg:y="18.33cm">
          <draw:text-box>
            <text:p><text:span text:style-name="T17">+5V</text:span></text:p>
          </draw:text-box>
        </draw:frame>
        <draw:frame draw:style-name="gr19" draw:text-style-name="P10" draw:layer="layout" svg:width="0.25cm" svg:height="0.27cm" svg:x="4.069cm" svg:y="19.166cm">
          <draw:text-box>
            <text:p><text:span text:style-name="T9">Dx</text:span></text:p>
          </draw:text-box>
        </draw:frame>
        <draw:frame draw:style-name="gr19" draw:text-style-name="P10" draw:layer="layout" svg:width="0.25cm" svg:height="0.27cm" svg:x="4.07cm" svg:y="20.066cm">
          <draw:text-box>
            <text:p><text:span text:style-name="T9">Dx</text:span></text:p>
          </draw:text-box>
        </draw:frame>
        <draw:polyline draw:style-name="gr52" draw:text-style-name="P2" draw:layer="layout" svg:width="4.199cm" svg:height="3.799cm" svg:x="4.5cm" svg:y="16.1cm" svg:viewBox="0 0 4200 3800" draw:points="4200,0 4200,3800 0,3800">
          <text:p/>
        </draw:polyline>
        <draw:polyline draw:style-name="gr50" draw:text-style-name="P2" draw:layer="layout" svg:width="0.199cm" svg:height="1.799cm" svg:x="8.3cm" svg:y="14.2cm" svg:viewBox="0 0 200 1800" draw:points="200,0 0,0 0,1800">
          <text:p/>
        </draw:polyline>
        <draw:polygon draw:style-name="gr48" draw:text-style-name="P2" draw:layer="layout" svg:width="0.249cm" svg:height="0.099cm" svg:x="5.2cm" svg:y="20.151cm" svg:viewBox="0 0 250 100" draw:points="0,0 0,100 250,50">
          <text:p/>
        </draw:polygon>
        <draw:polygon draw:style-name="gr49" draw:text-style-name="P2" draw:layer="layout" svg:width="0.249cm" svg:height="0.099cm" svg:x="5.2cm" svg:y="19.851cm" svg:viewBox="0 0 250 100" draw:points="0,0 0,100 250,50">
          <text:p/>
        </draw:polygon>
        <draw:polygon draw:style-name="gr49" draw:text-style-name="P2" draw:layer="layout" svg:width="0.249cm" svg:height="0.099cm" svg:x="5.2cm" svg:y="19.251cm" svg:viewBox="0 0 250 100" draw:points="250,0 250,100 0,50">
          <text:p/>
        </draw:polygon>
        <draw:polygon draw:style-name="gr48" draw:text-style-name="P2" draw:layer="layout" svg:width="0.249cm" svg:height="0.099cm" svg:x="5.2cm" svg:y="19.551cm" svg:viewBox="0 0 250 100" draw:points="250,0 250,100 0,50">
          <text:p/>
        </draw:polygon>
        <draw:frame draw:style-name="gr41" draw:text-style-name="P3" draw:layer="layout" svg:width="0.5cm" svg:height="0.26cm" svg:x="4.6cm" svg:y="19.04cm">
          <draw:text-box>
            <text:p><text:span text:style-name="T2">WRA</text:span></text:p>
          </draw:text-box>
        </draw:frame>
        <draw:frame draw:style-name="gr41" draw:text-style-name="P4" draw:layer="layout" svg:width="0.5cm" svg:height="0.24cm" svg:x="4.6cm" svg:y="19.36cm">
          <draw:text-box>
            <text:p><text:span text:style-name="T3">WRB</text:span></text:p>
          </draw:text-box>
        </draw:frame>
        <draw:frame draw:style-name="gr16" draw:text-style-name="P3" draw:layer="layout" svg:width="0.45cm" svg:height="0.25cm" svg:x="11.05cm" svg:y="4.75cm">
          <draw:text-box>
            <text:p><text:span text:style-name="T2">WRA</text:span></text:p>
          </draw:text-box>
        </draw:frame>
        <draw:frame draw:style-name="gr41" draw:text-style-name="P3" draw:layer="layout" svg:width="0.5cm" svg:height="0.26cm" svg:x="4.6cm" svg:y="19.66cm">
          <draw:text-box>
            <text:p><text:span text:style-name="T2">WSA</text:span></text:p>
          </draw:text-box>
        </draw:frame>
        <draw:frame draw:style-name="gr41" draw:text-style-name="P4" draw:layer="layout" svg:width="0.5cm" svg:height="0.26cm" svg:x="4.6cm" svg:y="19.96cm">
          <draw:text-box>
            <text:p><text:span text:style-name="T3">WSB</text:span></text:p>
          </draw:text-box>
        </draw:frame>
        <draw:polyline draw:style-name="gr71" draw:text-style-name="P2" draw:layer="layout" svg:width="4.599cm" svg:height="0.699cm" svg:x="3.4cm" svg:y="22.3cm" svg:viewBox="0 0 4600 700" draw:points="4600,200 3700,200 3700,700 0,700 0,0">
          <text:p/>
        </draw:polyline>
        <draw:rect draw:style-name="gr13" draw:text-style-name="P2" draw:layer="layout" svg:width="0.4cm" svg:height="0.09cm" svg:x="7.308cm" svg:y="8.299cm">
          <text:p/>
        </draw:rect>
        <draw:rect draw:style-name="gr72" draw:text-style-name="P2" draw:layer="layout" svg:width="0.4cm" svg:height="0.04cm" svg:x="7.308cm" svg:y="8.449cm">
          <text:p/>
        </draw:rect>
        <draw:frame draw:style-name="gr73" draw:text-style-name="P1" draw:layer="layout" svg:width="0.55cm" svg:height="0.48cm" svg:x="6.808cm" svg:y="8cm">
          <draw:text-box>
            <text:p><text:span text:style-name="T1">100uF</text:span></text:p>
            <text:p><text:span text:style-name="T1">10V</text:span></text:p>
          </draw:text-box>
        </draw:frame>
        <draw:polyline draw:style-name="gr5" draw:text-style-name="P2" draw:layer="layout" svg:width="1.199cm" svg:height="0.199cm" svg:x="7.5cm" svg:y="8.1cm" svg:viewBox="0 0 1200 200" draw:points="0,200 0,0 1200,0">
          <text:p/>
        </draw:polyline>
        <draw:circle draw:style-name="gr33" draw:text-style-name="P2" draw:layer="layout" svg:width="0.1cm" svg:height="0.1cm" svg:x="8.345cm" svg:y="8.045cm">
          <text:p/>
        </draw:circle>
        <draw:circle draw:style-name="gr27" draw:text-style-name="P2" draw:layer="layout" svg:width="0.1cm" svg:height="0.1cm" svg:x="7.45cm" svg:y="8.65cm">
          <text:p/>
        </draw:circle>
        <draw:line draw:style-name="gr5" draw:text-style-name="P2" draw:layer="layout" svg:x1="7.5cm" svg:y1="8.5cm" svg:x2="7.5cm" svg:y2="8.7cm">
          <text:p/>
        </draw:line>
        <draw:rect draw:style-name="gr13" draw:text-style-name="P2" draw:layer="layout" svg:width="0.4cm" svg:height="0.09cm" svg:x="11.81cm" svg:y="8.304cm">
          <text:p/>
        </draw:rect>
        <draw:rect draw:style-name="gr72" draw:text-style-name="P2" draw:layer="layout" svg:width="0.4cm" svg:height="0.04cm" svg:x="11.81cm" svg:y="8.454cm">
          <text:p/>
        </draw:rect>
        <draw:frame draw:style-name="gr73" draw:text-style-name="P1" draw:layer="layout" svg:width="0.55cm" svg:height="0.48cm" svg:x="11.31cm" svg:y="8.005cm">
          <draw:text-box>
            <text:p><text:span text:style-name="T1">100uF</text:span></text:p>
            <text:p><text:span text:style-name="T1">10V</text:span></text:p>
          </draw:text-box>
        </draw:frame>
        <draw:polyline draw:style-name="gr5" draw:text-style-name="P2" draw:layer="layout" svg:width="1.299cm" svg:height="0.199cm" svg:x="12cm" svg:y="8.1cm" svg:viewBox="0 0 1300 200" draw:points="0,200 0,0 1300,0">
          <text:p/>
        </draw:polyline>
        <draw:circle draw:style-name="gr33" draw:text-style-name="P2" draw:layer="layout" svg:width="0.1cm" svg:height="0.1cm" svg:x="12.947cm" svg:y="8.05cm">
          <text:p/>
        </draw:circle>
        <draw:circle draw:style-name="gr27" draw:text-style-name="P2" draw:layer="layout" svg:width="0.1cm" svg:height="0.1cm" svg:x="11.952cm" svg:y="8.655cm">
          <text:p/>
        </draw:circle>
        <draw:line draw:style-name="gr5" draw:text-style-name="P2" draw:layer="layout" svg:x1="12.002cm" svg:y1="8.505cm" svg:x2="12.002cm" svg:y2="8.705cm">
          <text:p/>
        </draw:line>
        <draw:g>
          <draw:line draw:style-name="gr5" draw:text-style-name="P2" draw:layer="layout" svg:x1="7.701cm" svg:y1="22cm" svg:x2="7.701cm" svg:y2="21.8cm">
            <text:p/>
          </draw:line>
          <draw:polygon draw:style-name="gr7" draw:text-style-name="P2" draw:layer="layout" svg:width="0.199cm" svg:height="0.199cm" svg:x="7.501cm" svg:y="21.8cm" svg:viewBox="0 0 200 200" draw:points="0,200 0,0 200,100">
            <text:p/>
          </draw:polygon>
        </draw:g>
        <draw:rect draw:style-name="gr13" draw:text-style-name="P2" draw:layer="layout" svg:width="0.502cm" svg:height="0.214cm" svg:x="7.998cm" svg:y="21.808cm">
          <text:p/>
        </draw:rect>
        <draw:circle draw:style-name="gr33" draw:text-style-name="P2" draw:layer="layout" svg:width="0.1cm" svg:height="0.1cm" svg:x="10.45cm" svg:y="15.75cm">
          <text:p/>
        </draw:circle>
        <draw:g>
          <draw:line draw:style-name="gr5" draw:text-style-name="P2" draw:layer="layout" svg:x1="7.709cm" svg:y1="22.6cm" svg:x2="7.709cm" svg:y2="22.4cm">
            <text:p/>
          </draw:line>
          <draw:polygon draw:style-name="gr7" draw:text-style-name="P2" draw:layer="layout" svg:width="0.199cm" svg:height="0.199cm" svg:x="7.509cm" svg:y="22.4cm" svg:viewBox="0 0 200 200" draw:points="0,200 0,0 200,100">
            <text:p/>
          </draw:polygon>
        </draw:g>
        <draw:rect draw:style-name="gr13" draw:text-style-name="P2" draw:layer="layout" svg:width="0.502cm" svg:height="0.214cm" svg:x="8.006cm" svg:y="22.408cm">
          <text:p/>
        </draw:rect>
        <draw:frame draw:style-name="gr1" draw:text-style-name="P1" draw:layer="layout" svg:width="0.3cm" svg:height="0.3cm" svg:x="8.1cm" svg:y="22.118cm">
          <draw:text-box>
            <text:p><text:span text:style-name="T1">1k</text:span></text:p>
          </draw:text-box>
        </draw:frame>
        <draw:line draw:style-name="gr5" draw:text-style-name="P2" draw:layer="layout" svg:x1="7.5cm" svg:y1="11.8cm" svg:x2="7.5cm" svg:y2="12.8cm">
          <text:p/>
        </draw:line>
        <draw:line draw:style-name="gr5" draw:text-style-name="P2" draw:layer="layout" svg:x1="12.1cm" svg:y1="11.8cm" svg:x2="12.1cm" svg:y2="12.8cm">
          <text:p/>
        </draw:line>
        <draw:polyline draw:style-name="gr74" draw:text-style-name="P2" draw:layer="layout" svg:width="0.699cm" svg:height="0.699cm" svg:x="15.505cm" svg:y="6.5cm" svg:viewBox="0 0 700 700" draw:points="0,700 600,700 600,0 700,0">
          <text:p/>
        </draw:polyline>
        <draw:rect draw:style-name="gr75" draw:text-style-name="P2" draw:layer="layout" svg:width="0.201cm" svg:height="0.501cm" svg:x="17.203cm" svg:y="6.6cm">
          <text:p/>
        </draw:rect>
        <draw:line draw:style-name="gr5" draw:text-style-name="P2" draw:layer="layout" svg:x1="17.305cm" svg:y1="7.3cm" svg:x2="17.305cm" svg:y2="7.1cm">
          <text:p/>
        </draw:line>
        <draw:circle draw:style-name="gr38" draw:text-style-name="P2" draw:layer="layout" svg:width="0.1cm" svg:height="0.1cm" svg:x="17.255cm" svg:y="7.25cm">
          <text:p/>
        </draw:circle>
        <draw:polyline draw:style-name="gr5" draw:text-style-name="P2" draw:layer="layout" svg:width="0.499cm" svg:height="0.099cm" svg:x="16.805cm" svg:y="6.5cm" svg:viewBox="0 0 500 100" draw:points="500,100 500,0 0,0">
          <text:p/>
        </draw:polyline>
        <draw:rect draw:style-name="gr75" draw:text-style-name="P2" draw:layer="layout" svg:width="0.201cm" svg:height="0.501cm" svg:x="17.204cm" svg:y="7.701cm">
          <text:p/>
        </draw:rect>
        <draw:polyline draw:style-name="gr5" draw:text-style-name="P2" draw:layer="layout" svg:width="0.499cm" svg:height="0.099cm" svg:x="16.805cm" svg:y="8.2cm" svg:viewBox="0 0 500 100" draw:points="500,0 500,100 0,100">
          <text:p/>
        </draw:polyline>
        <draw:line draw:style-name="gr5" draw:text-style-name="P2" draw:layer="layout" svg:x1="17.305cm" svg:y1="7.7cm" svg:x2="17.305cm" svg:y2="7.5cm">
          <text:p/>
        </draw:line>
        <draw:circle draw:style-name="gr38" draw:text-style-name="P2" draw:layer="layout" svg:width="0.1cm" svg:height="0.1cm" svg:x="17.255cm" svg:y="7.45cm">
          <text:p/>
        </draw:circle>
        <draw:line draw:style-name="gr76" draw:text-style-name="P2" draw:layer="layout" svg:x1="17.005cm" svg:y1="7.4cm" svg:x2="17.405cm" svg:y2="7.35cm">
          <text:p/>
        </draw:line>
        <draw:line draw:style-name="gr5" draw:text-style-name="P2" draw:layer="layout" svg:x1="16.805cm" svg:y1="7.4cm" svg:x2="17.005cm" svg:y2="7.4cm">
          <text:p/>
        </draw:line>
        <draw:circle draw:style-name="gr38" draw:text-style-name="P2" draw:layer="layout" svg:width="0.1cm" svg:height="0.1cm" svg:x="16.705cm" svg:y="7.35cm">
          <text:p/>
        </draw:circle>
        <draw:circle draw:style-name="gr38" draw:text-style-name="P2" draw:layer="layout" svg:width="0.1cm" svg:height="0.1cm" svg:x="16.705cm" svg:y="8.25cm">
          <text:p/>
        </draw:circle>
        <draw:circle draw:style-name="gr38" draw:text-style-name="P2" draw:layer="layout" svg:width="0.1cm" svg:height="0.1cm" svg:x="16.705cm" svg:y="6.45cm">
          <text:p/>
        </draw:circle>
        <draw:circle draw:style-name="gr38" draw:text-style-name="P2" draw:layer="layout" svg:width="0.1cm" svg:height="0.1cm" svg:x="16.955cm" svg:y="7.35cm">
          <text:p/>
        </draw:circle>
        <draw:frame draw:style-name="gr77" draw:text-style-name="P19" draw:layer="layout" svg:width="0.7cm" svg:height="0.6cm" svg:x="16.105cm" svg:y="6cm">
          <draw:text-box>
            <text:p text:style-name="P2"><text:span text:style-name="T18">WA</text:span></text:p>
          </draw:text-box>
        </draw:frame>
        <draw:frame draw:style-name="gr77" draw:text-style-name="P19" draw:layer="layout" svg:width="0.7cm" svg:height="0.6cm" svg:x="16.205cm" svg:y="6.85cm">
          <draw:text-box>
            <text:p text:style-name="P2"><text:span text:style-name="T18">W0</text:span></text:p>
          </draw:text-box>
        </draw:frame>
        <draw:line draw:style-name="gr5" draw:text-style-name="P2" draw:layer="layout" svg:x1="16.105cm" svg:y1="7.4cm" svg:x2="16.705cm" svg:y2="7.4cm">
          <text:p/>
        </draw:line>
        <draw:line draw:style-name="gr74" draw:text-style-name="P2" draw:layer="layout" svg:x1="16.105cm" svg:y1="8.3cm" svg:x2="16.705cm" svg:y2="8.3cm">
          <text:p/>
        </draw:line>
        <draw:line draw:style-name="gr74" draw:text-style-name="P2" draw:layer="layout" svg:x1="16.105cm" svg:y1="6.5cm" svg:x2="16.705cm" svg:y2="6.5cm">
          <text:p/>
        </draw:line>
        <draw:polyline draw:style-name="gr74" draw:text-style-name="P2" draw:layer="layout" svg:width="0.699cm" svg:height="0.699cm" svg:x="15.505cm" svg:y="7.6cm" svg:viewBox="0 0 700 700" draw:points="0,0 600,0 600,700 700,700">
          <text:p/>
        </draw:polyline>
        <draw:line draw:style-name="gr23" draw:text-style-name="P2" draw:layer="layout" svg:x1="16.105cm" svg:y1="7.4cm" svg:x2="15.505cm" svg:y2="7.4cm">
          <text:p/>
        </draw:line>
        <draw:polygon draw:style-name="gr78" draw:text-style-name="P2" draw:layer="layout" svg:width="0.249cm" svg:height="0.099cm" svg:x="15.705cm" svg:y="7.55cm" svg:viewBox="0 0 250 100" draw:points="0,0 0,100 250,50">
          <text:p/>
        </draw:polygon>
        <draw:polygon draw:style-name="gr78" draw:text-style-name="P2" draw:layer="layout" svg:width="0.249cm" svg:height="0.099cm" svg:x="15.705cm" svg:y="7.15cm" svg:viewBox="0 0 250 100" draw:points="0,0 0,100 250,50">
          <text:p/>
        </draw:polygon>
        <draw:frame draw:style-name="gr77" draw:text-style-name="P19" draw:layer="layout" svg:width="0.7cm" svg:height="0.6cm" svg:x="16.105cm" svg:y="7.8cm">
          <draw:text-box>
            <text:p text:style-name="P2"><text:span text:style-name="T18">WB</text:span></text:p>
          </draw:text-box>
        </draw:frame>
        <draw:polygon draw:style-name="gr21" draw:text-style-name="P2" draw:layer="layout" svg:width="0.249cm" svg:height="0.099cm" svg:x="15.705cm" svg:y="7.35cm" svg:viewBox="0 0 250 100" draw:points="250,0 250,100 0,50">
          <text:p/>
        </draw:polygon>
        <draw:frame draw:style-name="gr34" draw:text-style-name="P1" draw:layer="layout" svg:width="0.8cm" svg:height="0.3cm" svg:x="13.2cm" svg:y="9.95cm">
          <draw:text-box>
            <text:p><text:span text:style-name="T1">1N4148</text:span></text:p>
          </draw:text-box>
        </draw:frame>
        <draw:frame draw:style-name="gr34" draw:text-style-name="P1" draw:layer="layout" svg:width="0.8cm" svg:height="0.3cm" svg:x="12.1cm" svg:y="9.4cm">
          <draw:text-box>
            <text:p><text:span text:style-name="T1">1N4148</text:span></text:p>
          </draw:text-box>
        </draw:frame>
        <draw:rect draw:style-name="gr79" draw:text-style-name="P2" draw:layer="layout" svg:width="1.2cm" svg:height="0.9cm" svg:x="3.8cm" svg:y="9.6cm">
          <text:p/>
        </draw:rect>
        <draw:frame draw:style-name="gr26" draw:text-style-name="P11" draw:layer="layout" svg:width="0.303cm" svg:height="0.3cm" svg:x="8.9cm" svg:y="4.85cm">
          <draw:text-box>
            <text:p><text:span text:style-name="T10">5V</text:span></text:p>
          </draw:text-box>
        </draw:frame>
        <draw:rect draw:style-name="gr80" draw:text-style-name="P2" draw:layer="layout" svg:width="8.4cm" svg:height="2.5cm" svg:x="6.6cm" svg:y="6.5cm">
          <text:p/>
        </draw:rect>
        <draw:line draw:style-name="gr14" draw:text-style-name="P2" draw:layer="layout" svg:x1="10cm" svg:y1="5.2cm" svg:x2="10cm" svg:y2="6.5cm">
          <text:p/>
        </draw:line>
        <draw:line draw:style-name="gr15" draw:text-style-name="P2" draw:layer="layout" svg:x1="10.2cm" svg:y1="6.5cm" svg:x2="10.2cm" svg:y2="5.2cm">
          <text:p/>
        </draw:line>
        <draw:circle draw:style-name="gr38" draw:text-style-name="P2" draw:layer="layout" svg:width="0.1cm" svg:height="0.1cm" svg:x="9.952cm" svg:y="5.152cm">
          <text:p/>
        </draw:circle>
        <draw:circle draw:style-name="gr38" draw:text-style-name="P2" draw:layer="layout" svg:width="0.1cm" svg:height="0.1cm" svg:x="10.352cm" svg:y="5.152cm">
          <text:p/>
        </draw:circle>
        <draw:circle draw:style-name="gr38" draw:text-style-name="P2" draw:layer="layout" svg:width="0.1cm" svg:height="0.1cm" svg:x="10.152cm" svg:y="5.152cm">
          <text:p/>
        </draw:circle>
        <draw:circle draw:style-name="gr38" draw:text-style-name="P2" draw:layer="layout" svg:width="0.1cm" svg:height="0.1cm" svg:x="10.552cm" svg:y="5.152cm">
          <text:p/>
        </draw:circle>
        <draw:circle draw:style-name="gr38" draw:text-style-name="P2" draw:layer="layout" svg:width="0.1cm" svg:height="0.1cm" svg:x="9.752cm" svg:y="5.152cm">
          <text:p/>
        </draw:circle>
        <draw:circle draw:style-name="gr38" draw:text-style-name="P2" draw:layer="layout" svg:width="0.1cm" svg:height="0.1cm" svg:x="9.552cm" svg:y="5.152cm">
          <text:p/>
        </draw:circle>
        <draw:line draw:style-name="gr15" draw:text-style-name="P2" draw:layer="layout" svg:x1="15cm" svg:y1="7.2cm" svg:x2="15.5cm" svg:y2="7.2cm">
          <text:p/>
        </draw:line>
        <draw:line draw:style-name="gr14" draw:text-style-name="P2" draw:layer="layout" svg:x1="15cm" svg:y1="7.6cm" svg:x2="15.5cm" svg:y2="7.6cm">
          <text:p/>
        </draw:line>
        <draw:line draw:style-name="gr23" draw:text-style-name="P2" draw:layer="layout" svg:x1="15.5cm" svg:y1="7.4cm" svg:x2="15.005cm" svg:y2="7.4cm">
          <text:p/>
        </draw:line>
        <draw:circle draw:style-name="gr38" draw:text-style-name="P2" draw:layer="layout" svg:width="0.1cm" svg:height="0.1cm" svg:x="15.455cm" svg:y="7.55cm">
          <text:p/>
        </draw:circle>
        <draw:circle draw:style-name="gr38" draw:text-style-name="P2" draw:layer="layout" svg:width="0.1cm" svg:height="0.1cm" svg:x="15.455cm" svg:y="7.15cm">
          <text:p/>
        </draw:circle>
        <draw:circle draw:style-name="gr38" draw:text-style-name="P2" draw:layer="layout" svg:width="0.1cm" svg:height="0.1cm" svg:x="15.455cm" svg:y="7.35cm">
          <text:p/>
        </draw:circle>
        <draw:circle draw:style-name="gr38" draw:text-style-name="P2" draw:layer="layout" svg:width="0.1cm" svg:height="0.1cm" svg:x="14.955cm" svg:y="7.55cm">
          <text:p/>
        </draw:circle>
        <draw:circle draw:style-name="gr38" draw:text-style-name="P2" draw:layer="layout" svg:width="0.1cm" svg:height="0.1cm" svg:x="14.955cm" svg:y="7.15cm">
          <text:p/>
        </draw:circle>
        <draw:circle draw:style-name="gr38" draw:text-style-name="P2" draw:layer="layout" svg:width="0.1cm" svg:height="0.1cm" svg:x="14.955cm" svg:y="7.35cm">
          <text:p/>
        </draw:circle>
        <draw:circle draw:style-name="gr38" draw:text-style-name="P2" draw:layer="layout" svg:width="0.1cm" svg:height="0.1cm" svg:x="9.955cm" svg:y="6.45cm">
          <text:p/>
        </draw:circle>
        <draw:circle draw:style-name="gr38" draw:text-style-name="P2" draw:layer="layout" svg:width="0.1cm" svg:height="0.1cm" svg:x="10.155cm" svg:y="6.45cm">
          <text:p/>
        </draw:circle>
        <draw:circle draw:style-name="gr38" draw:text-style-name="P2" draw:layer="layout" svg:width="0.1cm" svg:height="0.1cm" svg:x="6.555cm" svg:y="7.55cm">
          <text:p/>
        </draw:circle>
        <draw:circle draw:style-name="gr38" draw:text-style-name="P2" draw:layer="layout" svg:width="0.1cm" svg:height="0.1cm" svg:x="6.555cm" svg:y="8.65cm">
          <text:p/>
        </draw:circle>
        <draw:frame draw:style-name="gr77" draw:text-style-name="P20" draw:layer="layout" svg:width="1.4cm" svg:height="0.7cm" svg:x="9.8cm" svg:y="7.9cm">
          <draw:text-box>
            <text:p text:style-name="P2"><text:span text:style-name="T11">Umschalter</text:span></text:p>
            <text:p text:style-name="P2"><text:span text:style-name="T11">(Relais)</text:span></text:p>
          </draw:text-box>
        </draw:frame>
        <draw:frame draw:style-name="gr26" draw:text-style-name="P21" draw:layer="layout" svg:width="0.499cm" svg:height="0.3cm" svg:x="6.701cm" svg:y="8.7cm">
          <draw:text-box>
            <text:p><text:span text:style-name="T19">GND</text:span></text:p>
          </draw:text-box>
        </draw:frame>
        <draw:frame draw:style-name="gr26" draw:text-style-name="P22" draw:layer="layout" svg:width="0.25cm" svg:height="0.3cm" svg:x="6.2cm" svg:y="8.4cm">
          <draw:text-box>
            <text:p><text:span text:style-name="T20">V-</text:span></text:p>
          </draw:text-box>
        </draw:frame>
        <draw:frame draw:style-name="gr26" draw:text-style-name="P7" draw:layer="layout" svg:width="0.303cm" svg:height="0.3cm" svg:x="4.401cm" svg:y="7.3cm">
          <draw:text-box>
            <text:p><text:span text:style-name="T6">V+</text:span></text:p>
          </draw:text-box>
        </draw:frame>
        <draw:frame draw:style-name="gr26" draw:text-style-name="P22" draw:layer="layout" svg:width="0.25cm" svg:height="0.3cm" svg:x="4.401cm" svg:y="8.4cm">
          <draw:text-box>
            <text:p><text:span text:style-name="T20">V-</text:span></text:p>
          </draw:text-box>
        </draw:frame>
        <draw:frame draw:style-name="gr16" draw:text-style-name="P3" draw:layer="layout" svg:width="0.35cm" svg:height="0.2cm" svg:x="14.2cm" svg:y="7.02cm">
          <draw:text-box>
            <text:p><text:span text:style-name="T2">WA</text:span></text:p>
          </draw:text-box>
        </draw:frame>
        <draw:frame draw:style-name="gr16" draw:text-style-name="P4" draw:layer="layout" svg:width="0.35cm" svg:height="0.2cm" svg:x="14.2cm" svg:y="7.42cm">
          <draw:text-box>
            <text:p><text:span text:style-name="T3">WB</text:span></text:p>
          </draw:text-box>
        </draw:frame>
        <draw:frame draw:style-name="gr26" draw:text-style-name="P23" draw:layer="layout" svg:width="0.5cm" svg:height="0.3cm" svg:x="6.9cm" svg:y="12.9cm">
          <draw:text-box>
            <text:p><text:span text:style-name="T21">WIB</text:span></text:p>
          </draw:text-box>
        </draw:frame>
        <draw:frame draw:style-name="gr26" draw:text-style-name="P24" draw:layer="layout" svg:width="0.501cm" svg:height="0.3cm" svg:x="11.5cm" svg:y="12.9cm">
          <draw:text-box>
            <text:p><text:span text:style-name="T22">WIA</text:span></text:p>
          </draw:text-box>
        </draw:frame>
        <draw:frame draw:style-name="gr16" draw:text-style-name="P17" draw:layer="layout" svg:width="0.45cm" svg:height="0.25cm" svg:x="8.55cm" svg:y="9.25cm">
          <draw:text-box>
            <text:p><text:span text:style-name="T16">RR+</text:span></text:p>
          </draw:text-box>
        </draw:frame>
        <draw:frame draw:style-name="gr16" draw:text-style-name="P17" draw:layer="layout" svg:width="0.45cm" svg:height="0.25cm" svg:x="13.15cm" svg:y="9.25cm">
          <draw:text-box>
            <text:p><text:span text:style-name="T16">RS+</text:span></text:p>
          </draw:text-box>
        </draw:frame>
        <draw:frame draw:style-name="gr81" draw:layer="layout" svg:width="8.7cm" svg:height="0.3cm" svg:x="1.1cm" svg:y="28.4cm">
          <draw:text-box>
            <text:p><text:file-name text:display="full">G:\!Privat3\Eisenbahn\Module\M11_AbzweigTankstelle\odg\M11_Schaltung_V2_240202.odg</text:file-name></text:p>
          </draw:text-box>
        </draw:frame>
        <draw:polyline draw:style-name="gr10" draw:text-style-name="P2" draw:layer="layout" svg:width="2.599cm" svg:height="0.199cm" svg:x="5.1cm" svg:y="16.1cm" svg:viewBox="0 0 2600 200" draw:points="0,200 2600,200 2600,0">
          <text:p/>
        </draw:polyline>
        <draw:frame draw:style-name="gr26" draw:text-style-name="P21" draw:layer="layout" svg:width="0.499cm" svg:height="0.3cm" svg:x="4.502cm" svg:y="14.5cm">
          <draw:text-box>
            <text:p><text:span text:style-name="T19">GND</text:span></text:p>
          </draw:text-box>
        </draw:frame>
        <draw:frame draw:style-name="gr26" draw:text-style-name="P21" draw:layer="layout" svg:width="0.499cm" svg:height="0.3cm" svg:x="4.203cm" svg:y="16cm">
          <draw:text-box>
            <text:p><text:span text:style-name="T19">GND</text:span></text:p>
          </draw:text-box>
        </draw:frame>
        <draw:circle draw:style-name="gr38" draw:text-style-name="P2" draw:layer="layout" svg:width="0.1cm" svg:height="0.1cm" svg:x="7.45cm" svg:y="16cm">
          <text:p/>
        </draw:circle>
        <draw:circle draw:style-name="gr38" draw:text-style-name="P2" draw:layer="layout" svg:width="0.1cm" svg:height="0.1cm" svg:x="7.65cm" svg:y="16cm">
          <text:p/>
        </draw:circle>
        <draw:circle draw:style-name="gr38" draw:text-style-name="P2" draw:layer="layout" svg:width="0.1cm" svg:height="0.1cm" svg:x="7.85cm" svg:y="16cm">
          <text:p/>
        </draw:circle>
        <draw:polyline draw:style-name="gr52" draw:text-style-name="P2" draw:layer="layout" svg:width="2.799cm" svg:height="0.599cm" svg:x="5.1cm" svg:y="16.1cm" svg:viewBox="0 0 2800 600" draw:points="2800,0 2800,600 0,600">
          <text:p/>
        </draw:polyline>
        <draw:line draw:style-name="gr5" draw:text-style-name="P2" draw:layer="layout" svg:x1="7.7cm" svg:y1="16cm" svg:x2="7.7cm" svg:y2="14.8cm">
          <text:p/>
        </draw:line>
        <draw:line draw:style-name="gr50" draw:text-style-name="P2" draw:layer="layout" svg:x1="7.5cm" svg:y1="13.7cm" svg:x2="7.5cm" svg:y2="16cm">
          <text:p/>
        </draw:line>
        <draw:ellipse draw:style-name="gr9" draw:text-style-name="P2" draw:layer="layout" svg:width="0.078cm" svg:height="0.071cm" svg:x="7.47cm" svg:y="13.669cm">
          <text:p/>
        </draw:ellipse>
        <draw:ellipse draw:style-name="gr9" draw:text-style-name="P2" draw:layer="layout" svg:width="0.078cm" svg:height="0.071cm" svg:x="7.468cm" svg:y="13.66cm">
          <text:p/>
        </draw:ellipse>
        <draw:circle draw:style-name="gr38" draw:text-style-name="P2" draw:layer="layout" svg:width="0.1cm" svg:height="0.1cm" svg:x="8.25cm" svg:y="16cm">
          <text:p/>
        </draw:circle>
        <draw:circle draw:style-name="gr38" draw:text-style-name="P2" draw:layer="layout" svg:width="0.1cm" svg:height="0.1cm" svg:x="8.65cm" svg:y="16cm">
          <text:p/>
        </draw:circle>
        <draw:polyline draw:style-name="gr50" draw:text-style-name="P2" draw:layer="layout" svg:width="3.799cm" svg:height="4.099cm" svg:x="4.5cm" svg:y="16.1cm" svg:viewBox="0 0 3800 4100" draw:points="0,4100 3800,4100 3800,0">
          <text:p/>
        </draw:polyline>
        <draw:polyline draw:style-name="gr52" draw:text-style-name="P2" draw:layer="layout" svg:width="4.099cm" svg:height="1.799cm" svg:x="8.7cm" svg:y="14.2cm" svg:viewBox="0 0 4100 1800" draw:points="4100,0 3900,0 3900,1200 0,1200 0,1800">
          <text:p/>
        </draw:polyline>
        <draw:circle draw:style-name="gr38" draw:text-style-name="P2" draw:layer="layout" svg:width="0.1cm" svg:height="0.1cm" svg:x="10.25cm" svg:y="16cm">
          <text:p/>
        </draw:circle>
        <draw:circle draw:style-name="gr38" draw:text-style-name="P2" draw:layer="layout" svg:width="0.1cm" svg:height="0.1cm" svg:x="10.45cm" svg:y="16cm">
          <text:p/>
        </draw:circle>
        <draw:circle draw:style-name="gr38" draw:text-style-name="P2" draw:layer="layout" svg:width="0.1cm" svg:height="0.1cm" svg:x="10.65cm" svg:y="16cm">
          <text:p/>
        </draw:circle>
        <draw:circle draw:style-name="gr38" draw:text-style-name="P2" draw:layer="layout" svg:width="0.1cm" svg:height="0.1cm" svg:x="8.45cm" svg:y="16cm">
          <text:p/>
        </draw:circle>
        <draw:polyline draw:style-name="gr5" draw:text-style-name="P2" draw:layer="layout" svg:width="6.299cm" svg:height="7.099cm" svg:x="4.2cm" svg:y="16.1cm" svg:viewBox="0 0 6300 7100" draw:points="0,6200 0,7100 6300,7100 6300,0">
          <text:p/>
        </draw:polyline>
        <draw:polyline draw:style-name="gr50" draw:text-style-name="P2" draw:layer="layout" svg:width="0.199cm" svg:height="2.099cm" svg:x="10.3cm" svg:y="13.9cm" svg:viewBox="0 0 200 2100" draw:points="200,0 0,0 0,2100">
          <text:p/>
        </draw:polyline>
        <draw:line draw:style-name="gr5" draw:text-style-name="P2" draw:layer="layout" svg:x1="10.5cm" svg:y1="14.5cm" svg:x2="10.5cm" svg:y2="16cm">
          <text:p/>
        </draw:line>
        <draw:polyline draw:style-name="gr5" draw:text-style-name="P2" draw:layer="layout" svg:width="4.299cm" svg:height="1.299cm" svg:x="10.5cm" svg:y="14.5cm" svg:viewBox="0 0 4300 1300" draw:points="4300,0 4300,1300 0,1300">
          <text:p/>
        </draw:polyline>
        <draw:polyline draw:style-name="gr52" draw:text-style-name="P2" draw:layer="layout" svg:width="2.199cm" svg:height="6.399cm" svg:x="8.5cm" svg:y="16.1cm" svg:viewBox="0 0 2200 6400" draw:points="2200,0 2200,6400 0,6400">
          <text:p/>
        </draw:polyline>
        <draw:polyline draw:style-name="gr50" draw:text-style-name="P2" draw:layer="layout" svg:width="1.799cm" svg:height="5.799cm" svg:x="8.5cm" svg:y="16.1cm" svg:viewBox="0 0 1800 5800" draw:points="0,5800 1800,5800 1800,0">
          <text:p/>
        </draw:polyline>
        <draw:polyline draw:style-name="gr52" draw:text-style-name="P2" draw:layer="layout" svg:width="4.099cm" svg:height="2.099cm" svg:x="10.7cm" svg:y="13.9cm" svg:viewBox="0 0 4100 2100" draw:points="4100,0 3900,0 3900,1700 0,1700 0,2100">
          <text:p/>
        </draw:polyline>
        <draw:polygon draw:style-name="gr48" draw:text-style-name="P2" draw:layer="layout" svg:width="0.099cm" svg:height="0.249cm" svg:x="10.35cm" svg:y="4.4cm" svg:viewBox="0 0 100 250" draw:points="0,0 100,0 50,250">
          <text:p/>
        </draw:polygon>
        <draw:polygon draw:style-name="gr82" draw:text-style-name="P2" draw:layer="layout" svg:width="0.249cm" svg:height="0.099cm" svg:x="7.1cm" svg:y="4.751cm" svg:viewBox="0 0 250 100" draw:points="250,0 250,100 0,50">
          <text:p/>
        </draw:polygon>
        <draw:g>
          <draw:line draw:style-name="gr5" draw:text-style-name="P2" draw:layer="layout" svg:x1="12.5cm" svg:y1="8.3cm" svg:x2="12.7cm" svg:y2="8.3cm">
            <text:p/>
          </draw:line>
          <draw:polygon draw:style-name="gr7" draw:text-style-name="P2" draw:layer="layout" svg:width="0.199cm" svg:height="0.199cm" svg:x="12.5cm" svg:y="8.3cm" svg:viewBox="0 0 200 200" draw:points="0,200 200,200 100,0">
            <text:p/>
          </draw:polygon>
        </draw:g>
        <draw:circle draw:style-name="gr33" draw:text-style-name="P2" draw:layer="layout" svg:width="0.1cm" svg:height="0.1cm" svg:x="12.547cm" svg:y="8.05cm">
          <text:p/>
        </draw:circle>
        <draw:circle draw:style-name="gr33" draw:text-style-name="P2" draw:layer="layout" svg:width="0.1cm" svg:height="0.1cm" svg:x="12.547cm" svg:y="8.65cm">
          <text:p/>
        </draw:circle>
        <draw:line draw:style-name="gr5" draw:text-style-name="P2" draw:layer="layout" svg:x1="12.6cm" svg:y1="8.1cm" svg:x2="12.6cm" svg:y2="8.7cm">
          <text:p/>
        </draw:line>
        <draw:g>
          <draw:line draw:style-name="gr5" draw:text-style-name="P2" draw:layer="layout" svg:x1="7.9cm" svg:y1="8.3cm" svg:x2="8.1cm" svg:y2="8.3cm">
            <text:p/>
          </draw:line>
          <draw:polygon draw:style-name="gr7" draw:text-style-name="P2" draw:layer="layout" svg:width="0.199cm" svg:height="0.199cm" svg:x="7.9cm" svg:y="8.3cm" svg:viewBox="0 0 200 200" draw:points="0,200 200,200 100,0">
            <text:p/>
          </draw:polygon>
        </draw:g>
        <draw:circle draw:style-name="gr33" draw:text-style-name="P2" draw:layer="layout" svg:width="0.1cm" svg:height="0.1cm" svg:x="7.947cm" svg:y="8.05cm">
          <text:p/>
        </draw:circle>
        <draw:circle draw:style-name="gr33" draw:text-style-name="P2" draw:layer="layout" svg:width="0.1cm" svg:height="0.1cm" svg:x="7.947cm" svg:y="8.65cm">
          <text:p/>
        </draw:circle>
        <draw:line draw:style-name="gr5" draw:text-style-name="P2" draw:layer="layout" svg:x1="8cm" svg:y1="8.1cm" svg:x2="8cm" svg:y2="8.7cm">
          <text:p/>
        </draw:line>
        <draw:frame draw:style-name="gr34" draw:text-style-name="P1" draw:layer="layout" svg:width="0.8cm" svg:height="0.3cm" svg:x="12.1cm" svg:y="7.8cm">
          <draw:text-box>
            <text:p><text:span text:style-name="T1">1N4148</text:span></text:p>
          </draw:text-box>
        </draw:frame>
        <draw:frame draw:style-name="gr34" draw:text-style-name="P1" draw:layer="layout" svg:width="0.8cm" svg:height="0.3cm" svg:x="7.5cm" svg:y="7.8cm">
          <draw:text-box>
            <text:p><text:span text:style-name="T1">1N4148</text:span></text:p>
          </draw:text-box>
        </draw:frame>
        <draw:frame draw:style-name="gr1" draw:text-style-name="P1" draw:layer="layout" svg:width="0.513cm" svg:height="0.3cm" svg:x="6.8cm" svg:y="11.576cm">
          <draw:text-box>
            <text:p><text:span text:style-name="T1">(10k)</text:span></text:p>
          </draw:text-box>
        </draw:frame>
        <draw:frame draw:style-name="gr1" draw:text-style-name="P1" draw:layer="layout" svg:width="0.513cm" svg:height="0.3cm" svg:x="11.401cm" svg:y="11.576cm">
          <draw:text-box>
            <text:p><text:span text:style-name="T1">(10k)</text:span></text:p>
          </draw:text-box>
        </draw:frame>
        <draw:frame draw:style-name="gr1" draw:text-style-name="P1" draw:layer="layout" svg:width="0.306cm" svg:height="0.3cm" svg:x="12.594cm" svg:y="2.811cm">
          <draw:text-box>
            <text:p><text:span text:style-name="T1">1k</text:span></text:p>
          </draw:text-box>
        </draw:frame>
        <draw:rect draw:style-name="gr80" draw:text-style-name="P2" draw:layer="layout" svg:width="8.4cm" svg:height="3.6cm" svg:x="6.6cm" svg:y="9.2cm">
          <text:p/>
        </draw:rect>
        <draw:circle draw:style-name="gr38" draw:text-style-name="P2" draw:layer="layout" svg:width="0.1cm" svg:height="0.1cm" svg:x="7.455cm" svg:y="12.75cm">
          <text:p/>
        </draw:circle>
        <draw:circle draw:style-name="gr38" draw:text-style-name="P2" draw:layer="layout" svg:width="0.1cm" svg:height="0.1cm" svg:x="12.055cm" svg:y="12.75cm">
          <text:p/>
        </draw:circle>
        <draw:circle draw:style-name="gr38" draw:text-style-name="P2" draw:layer="layout" svg:width="0.1cm" svg:height="0.1cm" svg:x="6.555cm" svg:y="10.15cm">
          <text:p/>
        </draw:circle>
        <draw:line draw:style-name="gr5" draw:text-style-name="P2" draw:layer="layout" svg:x1="8.4cm" svg:y1="8.1cm" svg:x2="8.4cm" svg:y2="9cm">
          <text:p/>
        </draw:line>
        <draw:line draw:style-name="gr5" draw:text-style-name="P2" draw:layer="layout" svg:x1="13cm" svg:y1="8.1cm" svg:x2="13cm" svg:y2="9cm">
          <text:p/>
        </draw:line>
        <draw:line draw:style-name="gr5" draw:text-style-name="P2" draw:layer="layout" svg:x1="8.4cm" svg:y1="9cm" svg:x2="8.4cm" svg:y2="9.2cm">
          <text:p/>
        </draw:line>
        <draw:line draw:style-name="gr5" draw:text-style-name="P2" draw:layer="layout" svg:x1="13cm" svg:y1="9cm" svg:x2="13cm" svg:y2="9.2cm">
          <text:p/>
        </draw:line>
        <draw:circle draw:style-name="gr38" draw:text-style-name="P2" draw:layer="layout" svg:width="0.1cm" svg:height="0.1cm" svg:x="8.355cm" svg:y="9.15cm">
          <text:p/>
        </draw:circle>
        <draw:circle draw:style-name="gr38" draw:text-style-name="P2" draw:layer="layout" svg:width="0.1cm" svg:height="0.1cm" svg:x="12.955cm" svg:y="9.15cm">
          <text:p/>
        </draw:circle>
        <draw:circle draw:style-name="gr38" draw:text-style-name="P2" draw:layer="layout" svg:width="0.1cm" svg:height="0.1cm" svg:x="8.355cm" svg:y="8.95cm">
          <text:p/>
        </draw:circle>
        <draw:circle draw:style-name="gr38" draw:text-style-name="P2" draw:layer="layout" svg:width="0.1cm" svg:height="0.1cm" svg:x="12.955cm" svg:y="8.95cm">
          <text:p/>
        </draw:circle>
        <draw:frame draw:style-name="gr77" draw:text-style-name="P20" draw:layer="layout" svg:width="1.6cm" svg:height="0.7cm" svg:x="9.5cm" svg:y="10.7cm">
          <draw:text-box>
            <text:p text:style-name="P2"><text:span text:style-name="T11">Umschalter</text:span></text:p>
            <text:p text:style-name="P2"><text:span text:style-name="T11">(Ansteuerung)</text:span></text:p>
          </draw:text-box>
        </draw:frame>
        <draw:frame draw:style-name="gr11" draw:text-style-name="P1" draw:layer="layout" svg:width="0.299cm" svg:height="0.3cm" svg:x="8.501cm" svg:y="10.7cm">
          <draw:text-box>
            <text:p><text:span text:style-name="T1">T5</text:span></text:p>
          </draw:text-box>
        </draw:frame>
        <draw:frame draw:style-name="gr11" draw:text-style-name="P1" draw:layer="layout" svg:width="0.299cm" svg:height="0.3cm" svg:x="13.102cm" svg:y="10.7cm">
          <draw:text-box>
            <text:p><text:span text:style-name="T1">T6</text:span></text:p>
          </draw:text-box>
        </draw:frame>
        <draw:frame draw:style-name="gr26" draw:text-style-name="P25" draw:layer="layout" svg:width="0.399cm" svg:height="0.3cm" svg:x="7.7cm" svg:y="12.45cm">
          <draw:text-box>
            <text:p><text:span text:style-name="T23">WR</text:span></text:p>
          </draw:text-box>
        </draw:frame>
        <draw:frame draw:style-name="gr26" draw:text-style-name="P26" draw:layer="layout" svg:width="0.399cm" svg:height="0.3cm" svg:x="12.3cm" svg:y="12.45cm">
          <draw:text-box>
            <text:p><text:span text:style-name="T23">WS</text:span></text:p>
          </draw:text-box>
        </draw:frame>
        <draw:line draw:style-name="gr83" draw:text-style-name="P2" draw:layer="layout" svg:x1="7.8cm" svg:y1="8.6cm" svg:x2="6.8cm" svg:y2="8cm">
          <text:p/>
        </draw:line>
        <draw:line draw:style-name="gr83" draw:text-style-name="P2" draw:layer="layout" svg:x1="12.3cm" svg:y1="8.6cm" svg:x2="11.3cm" svg:y2="8cm">
          <text:p/>
        </draw:line>
        <draw:g>
          <draw:line draw:style-name="gr5" draw:text-style-name="P2" draw:layer="layout" svg:x1="7.4cm" svg:y1="12.3cm" svg:x2="7.6cm" svg:y2="12.3cm">
            <text:p/>
          </draw:line>
          <draw:polygon draw:style-name="gr7" draw:text-style-name="P2" draw:layer="layout" svg:width="0.199cm" svg:height="0.199cm" svg:x="7.4cm" svg:y="12.1cm" svg:viewBox="0 0 200 200" draw:points="0,0 200,0 100,200">
            <text:p/>
          </draw:polygon>
        </draw:g>
        <draw:g>
          <draw:line draw:style-name="gr5" draw:text-style-name="P2" draw:layer="layout" svg:x1="12cm" svg:y1="12.3cm" svg:x2="12.2cm" svg:y2="12.3cm">
            <text:p/>
          </draw:line>
          <draw:polygon draw:style-name="gr7" draw:text-style-name="P2" draw:layer="layout" svg:width="0.199cm" svg:height="0.199cm" svg:x="12cm" svg:y="12.1cm" svg:viewBox="0 0 200 200" draw:points="0,0 200,0 100,200">
            <text:p/>
          </draw:polygon>
        </draw:g>
        <draw:frame draw:style-name="gr34" draw:text-style-name="P1" draw:layer="layout" svg:width="0.8cm" svg:height="0.3cm" svg:x="11.1cm" svg:y="12.1cm">
          <draw:text-box>
            <text:p><text:span text:style-name="T1">1N4148</text:span></text:p>
          </draw:text-box>
        </draw:frame>
        <draw:frame draw:style-name="gr34" draw:text-style-name="P1" draw:layer="layout" svg:width="0.8cm" svg:height="0.3cm" svg:x="7.7cm" svg:y="12.1cm">
          <draw:text-box>
            <text:p><text:span text:style-name="T1">1N4148</text:span></text:p>
          </draw:text-box>
        </draw:frame>
        <draw:frame draw:style-name="gr11" draw:text-style-name="P1" draw:layer="layout" svg:width="1cm" svg:height="0.298cm" draw:transform="rotate (1.5707963267946) translate (15.602cm 14.7cm)">
          <draw:text-box>
            <text:p><text:span text:style-name="T1">SFH615A</text:span></text:p>
          </draw:text-box>
        </draw:frame>
        <draw:frame draw:style-name="gr1" draw:text-style-name="P1" draw:layer="layout" svg:width="0.3cm" svg:height="0.3cm" svg:x="8.1cm" svg:y="21.518cm">
          <draw:text-box>
            <text:p><text:span text:style-name="T1">1k</text:span></text:p>
          </draw:text-box>
        </draw:frame>
        <draw:frame draw:style-name="gr34" draw:text-style-name="P1" draw:layer="layout" svg:width="0.8cm" svg:height="0.3cm" svg:x="7.1cm" svg:y="21.5cm">
          <draw:text-box>
            <text:p><text:span text:style-name="T1">1N4148</text:span></text:p>
          </draw:text-box>
        </draw:frame>
        <draw:frame draw:style-name="gr34" draw:text-style-name="P1" draw:layer="layout" svg:width="0.8cm" svg:height="0.3cm" svg:x="7.1cm" svg:y="22.1cm">
          <draw:text-box>
            <text:p><text:span text:style-name="T1">1N4148</text:span></text:p>
          </draw:text-box>
        </draw:frame>
        <draw:rect draw:style-name="gr13" draw:text-style-name="P2" draw:layer="layout" svg:width="0.4cm" svg:height="0.1cm" svg:x="9cm" svg:y="22.8cm">
          <text:p/>
        </draw:rect>
        <draw:rect draw:style-name="gr72" draw:text-style-name="P2" draw:layer="layout" svg:width="0.4cm" svg:height="0.043cm" svg:x="9cm" svg:y="22.957cm">
          <text:p/>
        </draw:rect>
        <draw:frame draw:style-name="gr73" draw:text-style-name="P1" draw:layer="layout" svg:width="0.484cm" svg:height="0.48cm" svg:x="8.416cm" svg:y="22.708cm">
          <draw:text-box>
            <text:p><text:span text:style-name="T1">10uF</text:span></text:p>
            <text:p><text:span text:style-name="T1">25V</text:span></text:p>
          </draw:text-box>
        </draw:frame>
        <draw:line draw:style-name="gr5" draw:text-style-name="P2" draw:layer="layout" svg:x1="9.2cm" svg:y1="23cm" svg:x2="9.2cm" svg:y2="23.2cm">
          <text:p/>
        </draw:line>
        <draw:circle draw:style-name="gr33" draw:text-style-name="P2" draw:layer="layout" svg:width="0.1cm" svg:height="0.1cm" svg:x="9.15cm" svg:y="23.15cm">
          <text:p/>
        </draw:circle>
        <draw:line draw:style-name="gr5" draw:text-style-name="P2" draw:layer="layout" svg:x1="9.2cm" svg:y1="22.5cm" svg:x2="9.2cm" svg:y2="22.8cm">
          <text:p/>
        </draw:line>
        <draw:circle draw:style-name="gr33" draw:text-style-name="P2" draw:layer="layout" svg:width="0.1cm" svg:height="0.1cm" svg:x="9.15cm" svg:y="22.45cm">
          <text:p/>
        </draw:circle>
        <draw:rect draw:style-name="gr13" draw:text-style-name="P2" draw:layer="layout" svg:width="0.4cm" svg:height="0.1cm" svg:x="9cm" svg:y="22.8cm">
          <text:p/>
        </draw:rect>
        <draw:rect draw:style-name="gr72" draw:text-style-name="P2" draw:layer="layout" svg:width="0.4cm" svg:height="0.043cm" svg:x="9cm" svg:y="22.957cm">
          <text:p/>
        </draw:rect>
        <draw:line draw:style-name="gr5" draw:text-style-name="P2" draw:layer="layout" svg:x1="9.2cm" svg:y1="23cm" svg:x2="9.2cm" svg:y2="23.2cm">
          <text:p/>
        </draw:line>
        <draw:circle draw:style-name="gr33" draw:text-style-name="P2" draw:layer="layout" svg:width="0.1cm" svg:height="0.1cm" svg:x="9.15cm" svg:y="23.15cm">
          <text:p/>
        </draw:circle>
        <draw:line draw:style-name="gr5" draw:text-style-name="P2" draw:layer="layout" svg:x1="9.2cm" svg:y1="22.5cm" svg:x2="9.2cm" svg:y2="22.8cm">
          <text:p/>
        </draw:line>
        <draw:circle draw:style-name="gr33" draw:text-style-name="P2" draw:layer="layout" svg:width="0.1cm" svg:height="0.1cm" svg:x="9.15cm" svg:y="22.45cm">
          <text:p/>
        </draw:circle>
        <draw:rect draw:style-name="gr13" draw:text-style-name="P2" draw:layer="layout" svg:width="0.4cm" svg:height="0.1cm" svg:x="9.6cm" svg:y="22.8cm">
          <text:p/>
        </draw:rect>
        <draw:rect draw:style-name="gr72" draw:text-style-name="P2" draw:layer="layout" svg:width="0.4cm" svg:height="0.043cm" svg:x="9.6cm" svg:y="22.957cm">
          <text:p/>
        </draw:rect>
        <draw:line draw:style-name="gr5" draw:text-style-name="P2" draw:layer="layout" svg:x1="9.8cm" svg:y1="23cm" svg:x2="9.8cm" svg:y2="23.2cm">
          <text:p/>
        </draw:line>
        <draw:circle draw:style-name="gr33" draw:text-style-name="P2" draw:layer="layout" svg:width="0.1cm" svg:height="0.1cm" svg:x="9.75cm" svg:y="23.15cm">
          <text:p/>
        </draw:circle>
        <draw:line draw:style-name="gr5" draw:text-style-name="P2" draw:layer="layout" svg:x1="9.8cm" svg:y1="21.9cm" svg:x2="9.8cm" svg:y2="22.8cm">
          <text:p/>
        </draw:line>
        <draw:circle draw:style-name="gr33" draw:text-style-name="P2" draw:layer="layout" svg:width="0.1cm" svg:height="0.1cm" svg:x="9.75cm" svg:y="21.85cm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mall_20_Arrow" draw:display-name="Small Arrow" svg:viewBox="0 0 1321 3493" svg:d="M1321 3493h-1321l702-3493z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arl Hartinger</meta:initial-creator>
    <meta:creation-date>2010-03-21T17:16:45.57</meta:creation-date>
    <dc:date>2024-02-05T17:22:38.21</dc:date>
    <dc:creator>Karl Hartinger</dc:creator>
    <meta:editing-duration>P4DT15H19M6S</meta:editing-duration>
    <meta:editing-cycles>288</meta:editing-cycles>
    <meta:generator>OpenOffice/4.1.15$Win32 OpenOffice.org_project/4115m2$Build-9813</meta:generator>
    <meta:printed-by>Karl Hartinger</meta:printed-by>
    <meta:print-date>2024-01-29T12:10:10.24</meta:print-date>
    <meta:document-statistic meta:object-count="611"/>
  </office:meta>
</office:document-meta>
</file>